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co9" style:family="table-column">
      <style:table-column-properties fo:break-before="auto" style:column-width="1.17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7756in" svg:height="4.9094in" svg:x="10.9831in" svg:y="4.2894in">
            <draw:object draw:notify-on-update-of-ranges="Sheet1.P2:Sheet1.P2 Sheet1.P3:Sheet1.P22 Sheet1.AK2:Sheet1.AK2 Sheet1.AK3:Sheet1.AK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5807in" svg:height="4.7835in" svg:x="20.1157in" svg:y="4.3417in">
            <draw:object draw:notify-on-update-of-ranges="Sheet1.P2:Sheet1.P2 Sheet1.P3:Sheet1.P22 Sheet1.AM2:Sheet1.AM2 Sheet1.AM3:Sheet1.AM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715in" svg:height="4.7307in" svg:x="12.0543in" svg:y="9.1043in">
            <draw:object draw:notify-on-update-of-ranges="Sheet1.P2:Sheet1.P2 Sheet1.P3:Sheet1.P22 Sheet1.AD3:Sheet1.AD22 Sheet1.AF3:Sheet1.AF2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.0138in" svg:height="5.8091in" svg:x="28.426in" svg:y="4.6512in">
            <draw:object draw:notify-on-update-of-ranges="Sheet1.P2:Sheet1.P2 Sheet1.P3:Sheet1.P22 Sheet1.AJ2:Sheet1.AJ2 Sheet1.AJ3:Sheet1.AJ2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8.2276in" svg:height="4.3689in" svg:x="26.6193in" svg:y="10.5807in">
            <draw:object draw:notify-on-update-of-ranges="Sheet1.P2:Sheet1.P2 Sheet1.P3:Sheet1.P22 Sheet1.AL2:Sheet1.AL2 Sheet1.AL3:Sheet1.AL2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9" table:default-cell-style-name="Default"/>
        <table:table-row table:style-name="ro1">
          <table:table-cell office:value-type="string">
            <text:p>universe</text:p>
          </table:table-cell>
          <table:table-cell office:value-type="string">
            <text:p>shuffle rb</text:p>
          </table:table-cell>
          <table:table-cell office:value-type="string">
            <text:p>ordered rb</text:p>
          </table:table-cell>
          <table:table-cell office:value-type="string">
            <text:p>shuffled vb</text:p>
          </table:table-cell>
          <table:table-cell office:value-type="string">
            <text:p>ordered vb</text:p>
          </table:table-cell>
          <table:table-cell office:value-type="string">
            <text:p>cache misses</text:p>
          </table:table-cell>
          <table:table-cell table:number-columns-repeated="5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office:value-type="string">
            <text:p>COLUMNS:</text:p>
          </table:table-cell>
          <table:table-cell office:value-type="string">
            <text:p>A</text:p>
          </table:table-cell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table:number-columns-repeated="3"/>
          <table:table-cell office:value-type="string">
            <text:p>rb shuffle</text:p>
          </table:table-cell>
          <table:table-cell office:value-type="string">
            <text:p>rb ordered</text:p>
          </table:table-cell>
          <table:table-cell office:value-type="string">
            <text:p>vb shuffled</text:p>
          </table:table-cell>
          <table:table-cell office:value-type="string">
            <text:p>vb ordered</text:p>
          </table:table-cell>
          <table:table-cell/>
          <table:table-cell office:value-type="string">
            <text:p>cache miss + asym</text:p>
          </table:table-cell>
          <table:table-cell/>
          <table:table-cell office:value-type="string">
            <text:p>cache misses per operation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18533">
            <text:p>0.000018533</text:p>
          </table:table-cell>
          <table:table-cell office:value-type="float" office:value="0.000012404">
            <text:p>0.000012404</text:p>
          </table:table-cell>
          <table:table-cell office:value-type="float" office:value="0.000006649">
            <text:p>0.000006649</text:p>
          </table:table-cell>
          <table:table-cell office:value-type="float" office:value="0.000004221">
            <text:p>0.000004221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shuffle rb</text:p>
          </table:table-cell>
          <table:table-cell office:value-type="string">
            <text:p>ordered rb</text:p>
          </table:table-cell>
          <table:table-cell office:value-type="string">
            <text:p>shuffle veb</text:p>
          </table:table-cell>
          <table:table-cell office:value-type="string">
            <text:p>ordered veb</text:p>
          </table:table-cell>
          <table:table-cell/>
          <table:table-cell office:value-type="string">
            <text:p>shuffle rb/veb</text:p>
          </table:table-cell>
          <table:table-cell office:value-type="string">
            <text:p>ordered rb / veb</text:p>
          </table:table-cell>
          <table:table-cell/>
          <table:table-cell office:value-type="string">
            <text:p>rb shuffle/order</text:p>
          </table:table-cell>
          <table:table-cell office:value-type="string">
            <text:p>veb shuffle/order</text:p>
          </table:table-cell>
          <table:table-cell/>
          <table:table-cell office:value-type="string">
            <text:p>cache misses</text:p>
          </table:table-cell>
          <table:table-cell table:number-columns-repeated="4"/>
          <table:table-cell office:value-type="string">
            <text:p>n lg n</text:p>
          </table:table-cell>
          <table:table-cell office:value-type="string">
            <text:p>n lglg n</text:p>
          </table:table-cell>
          <table:table-cell table:number-columns-repeated="2" office:value-type="string">
            <text:p>Avg / n lg n</text:p>
          </table:table-cell>
          <table:table-cell office:value-type="string">
            <text:p>Avg / n lglgn</text:p>
          </table:table-cell>
          <table:table-cell office:value-type="string">
            <text:p>Avg /n lglg n</text:p>
          </table:table-cell>
          <table:table-cell/>
          <table:table-cell office:value-type="string">
            <text:p>vb random</text:p>
          </table:table-cell>
          <table:table-cell/>
          <table:table-cell office:value-type="string">
            <text:p>rb shuffel</text:p>
          </table:table-cell>
          <table:table-cell office:value-type="string">
            <text:p>rb order</text:p>
          </table:table-cell>
          <table:table-cell office:value-type="string">
            <text:p>veb shuffle</text:p>
          </table:table-cell>
          <table:table-cell office:value-type="string">
            <text:p>veb order</text:p>
          </table:table-cell>
          <table:table-cell/>
          <table:table-cell office:value-type="string">
            <text:p>rb ord/veb order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12399">
            <text:p>0.000012399</text:p>
          </table:table-cell>
          <table:table-cell office:value-type="float" office:value="0.00001177">
            <text:p>0.00001177</text:p>
          </table:table-cell>
          <table:table-cell office:value-type="float" office:value="0.000005106">
            <text:p>0.000005106</text:p>
          </table:table-cell>
          <table:table-cell office:value-type="float" office:value="0.000003664">
            <text:p>0.00000366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M3]+[.$N$1]-1" office:value-type="float" office:value="6">
            <text:p>6</text:p>
          </table:table-cell>
          <table:table-cell table:formula="of:=2^6" office:value-type="float" office:value="64">
            <text:p>64</text:p>
          </table:table-cell>
          <table:table-cell table:formula="of:=INDIRECT(CONCATENATE([.P$1];[.$M3]))" office:value-type="float" office:value="64">
            <text:p>64</text:p>
          </table:table-cell>
          <table:table-cell/>
          <table:table-cell table:formula="of:=AVERAGE(INDIRECT(CONCATENATE([.R$1];[.$M3];&quot;:&quot;;[.R$1];[.$N3])))" office:value-type="float" office:value="0.0000121392">
            <text:p>1.21392E-005</text:p>
          </table:table-cell>
          <table:table-cell table:formula="of:=AVERAGE(INDIRECT(CONCATENATE([.S$1];[.$M3];&quot;:&quot;;[.S$1];[.$N3])))" office:value-type="float" office:value="0.000011769">
            <text:p>0.000011769</text:p>
          </table:table-cell>
          <table:table-cell table:formula="of:=AVERAGE(INDIRECT(CONCATENATE([.T$1];[.$M3];&quot;:&quot;;[.T$1];[.$N3])))" office:value-type="float" office:value="0.0000049978">
            <text:p>4.9978E-006</text:p>
          </table:table-cell>
          <table:table-cell table:formula="of:=AVERAGE(INDIRECT(CONCATENATE([.U$1];[.$M3];&quot;:&quot;;[.U$1];[.$N3])))" office:value-type="float" office:value="0.000003847">
            <text:p>0.000003847</text:p>
          </table:table-cell>
          <table:table-cell/>
          <table:table-cell table:formula="of:=[.R3]/[.T3]" office:value-type="float" office:value="2.42890871983673">
            <text:p>2.4289087198</text:p>
          </table:table-cell>
          <table:table-cell table:formula="of:=[.S3]/[.U3]" office:value-type="float" office:value="3.05926696126852">
            <text:p>3.0592669613</text:p>
          </table:table-cell>
          <table:table-cell/>
          <table:table-cell table:formula="of:=[.R3]/[.S3]" office:value-type="float" office:value="1.03145551873566">
            <text:p>1.0314555187</text:p>
          </table:table-cell>
          <table:table-cell table:formula="of:=[.T3]/[.U3]" office:value-type="float" office:value="1.29914218871848">
            <text:p>1.2991421887</text:p>
          </table:table-cell>
          <table:table-cell/>
          <table:table-cell table:formula="of:=AVERAGE(INDIRECT(CONCATENATE([.AC$1];[.$M3];&quot;:&quot;;[.AC$1];[.$N3])))" office:value-type="float" office:value="5.2">
            <text:p>5.2</text:p>
          </table:table-cell>
          <table:table-cell table:formula="of:=AVERAGE(INDIRECT(CONCATENATE([.AD$1];[.$M3];&quot;:&quot;;[.AD$1];[.$N3])))" office:value-type="float" office:value="0.8">
            <text:p>0.8</text:p>
          </table:table-cell>
          <table:table-cell table:formula="of:=AVERAGE(INDIRECT(CONCATENATE([.AE$1];[.$M3];&quot;:&quot;;[.AE$1];[.$N3])))" office:value-type="float" office:value="2">
            <text:p>2</text:p>
          </table:table-cell>
          <table:table-cell table:formula="of:=AVERAGE(INDIRECT(CONCATENATE([.AF$1];[.$M3];&quot;:&quot;;[.AF$1];[.$N3])))" office:value-type="float" office:value="0.2">
            <text:p>0.2</text:p>
          </table:table-cell>
          <table:table-cell/>
          <table:table-cell table:formula="of:=[.$P3] * LOG([.$P3]; 2)" office:value-type="float" office:value="384">
            <text:p>384</text:p>
          </table:table-cell>
          <table:table-cell table:style-name="ce2" table:formula="of:=[.$P3] * LOG( LOG([.$P3]; 2); 2)" office:value-type="float" office:value="165.437600046154">
            <text:p>165</text:p>
          </table:table-cell>
          <table:table-cell table:formula="of:= [.R3]/[.$AH3]" office:value-type="float" office:value="0.0000000316125">
            <text:p>3.16125E-008</text:p>
          </table:table-cell>
          <table:table-cell table:formula="of:= [.S3]/[.$AH3]" office:value-type="float" office:value="0.0000000306484375">
            <text:p>3.06484375E-008</text:p>
          </table:table-cell>
          <table:table-cell table:formula="of:= [.T3]/[.$AI3]" office:value-type="float" office:value="0.0000000302095774999499">
            <text:p>3.02095774999499E-008</text:p>
          </table:table-cell>
          <table:table-cell table:formula="of:= [.U3]/[.$AI3]" office:value-type="float" office:value="0.0000000232534804598638">
            <text:p>2.32534804598638E-008</text:p>
          </table:table-cell>
          <table:table-cell/>
          <table:table-cell table:formula="of:=[.R3]/([.AC3]+[.AH3])" office:value-type="float" office:value="0.0000000311901336073998">
            <text:p>3.11901336073998E-008</text:p>
          </table:table-cell>
          <table:table-cell/>
          <table:table-cell table:formula="of:=[.AC3]/[.$P3]" office:value-type="float" office:value="0.08125">
            <text:p>0.08125</text:p>
          </table:table-cell>
          <table:table-cell table:formula="of:=[.AD3]/[.$P3]" office:value-type="float" office:value="0.0125">
            <text:p>0.0125</text:p>
          </table:table-cell>
          <table:table-cell table:formula="of:=[.AE3]/[.$P3]" office:value-type="float" office:value="0.03125">
            <text:p>0.03125</text:p>
          </table:table-cell>
          <table:table-cell table:formula="of:=[.AF3]/[.$P3]" office:value-type="float" office:value="0.003125">
            <text:p>0.003125</text:p>
          </table:table-cell>
          <table:table-cell/>
          <table:table-cell table:formula="of:=[.AR3]/[.AT3]" office:value-type="float" office:value="4">
            <text:p>4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10611">
            <text:p>0.000010611</text:p>
          </table:table-cell>
          <table:table-cell office:value-type="float" office:value="0.000011603">
            <text:p>0.000011603</text:p>
          </table:table-cell>
          <table:table-cell office:value-type="float" office:value="0.000004478">
            <text:p>0.000004478</text:p>
          </table:table-cell>
          <table:table-cell office:value-type="float" office:value="0.00000361">
            <text:p>0.0000036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3]+[.$N$1]" office:value-type="float" office:value="7">
            <text:p>7</text:p>
          </table:table-cell>
          <table:table-cell table:formula="of:=[.N3]+[.$N$1]" office:value-type="float" office:value="11">
            <text:p>11</text:p>
          </table:table-cell>
          <table:table-cell/>
          <table:table-cell table:formula="of:=INDIRECT(CONCATENATE([.P$1];[.$M4]))" office:value-type="float" office:value="128">
            <text:p>128</text:p>
          </table:table-cell>
          <table:table-cell/>
          <table:table-cell table:formula="of:=AVERAGE(INDIRECT(CONCATENATE([.R$1];[.$M4];&quot;:&quot;;[.R$1];[.$N4])))" office:value-type="float" office:value="0.0000233804">
            <text:p>2.33804E-005</text:p>
          </table:table-cell>
          <table:table-cell table:formula="of:=AVERAGE(INDIRECT(CONCATENATE([.S$1];[.$M4];&quot;:&quot;;[.S$1];[.$N4])))" office:value-type="float" office:value="0.0000239204">
            <text:p>2.39204E-005</text:p>
          </table:table-cell>
          <table:table-cell table:formula="of:=AVERAGE(INDIRECT(CONCATENATE([.T$1];[.$M4];&quot;:&quot;;[.T$1];[.$N4])))" office:value-type="float" office:value="0.0000105114">
            <text:p>1.05114E-005</text:p>
          </table:table-cell>
          <table:table-cell table:formula="of:=AVERAGE(INDIRECT(CONCATENATE([.U$1];[.$M4];&quot;:&quot;;[.U$1];[.$N4])))" office:value-type="float" office:value="0.0000073842">
            <text:p>7.3842E-006</text:p>
          </table:table-cell>
          <table:table-cell/>
          <table:table-cell table:formula="of:=[.R4]/[.T4]" office:value-type="float" office:value="2.22428981867306">
            <text:p>2.2242898187</text:p>
          </table:table-cell>
          <table:table-cell table:formula="of:=[.S4]/[.U4]" office:value-type="float" office:value="3.23940304975488">
            <text:p>3.2394030498</text:p>
          </table:table-cell>
          <table:table-cell/>
          <table:table-cell table:formula="of:=[.R4]/[.S4]" office:value-type="float" office:value="0.977425126670122">
            <text:p>0.9774251267</text:p>
          </table:table-cell>
          <table:table-cell table:formula="of:=[.T4]/[.U4]" office:value-type="float" office:value="1.42349882180873">
            <text:p>1.4234988218</text:p>
          </table:table-cell>
          <table:table-cell/>
          <table:table-cell table:formula="of:=AVERAGE(INDIRECT(CONCATENATE([.AC$1];[.$M4];&quot;:&quot;;[.AC$1];[.$N4])))" office:value-type="float" office:value="0">
            <text:p>0</text:p>
          </table:table-cell>
          <table:table-cell table:formula="of:=AVERAGE(INDIRECT(CONCATENATE([.AD$1];[.$M4];&quot;:&quot;;[.AD$1];[.$N4])))" office:value-type="float" office:value="0">
            <text:p>0</text:p>
          </table:table-cell>
          <table:table-cell table:formula="of:=AVERAGE(INDIRECT(CONCATENATE([.AE$1];[.$M4];&quot;:&quot;;[.AE$1];[.$N4])))" office:value-type="float" office:value="0">
            <text:p>0</text:p>
          </table:table-cell>
          <table:table-cell table:formula="of:=AVERAGE(INDIRECT(CONCATENATE([.AF$1];[.$M4];&quot;:&quot;;[.AF$1];[.$N4])))" office:value-type="float" office:value="0">
            <text:p>0</text:p>
          </table:table-cell>
          <table:table-cell/>
          <table:table-cell table:formula="of:=[.$P4] * LOG([.$P4]; 2)" office:value-type="float" office:value="896">
            <text:p>896</text:p>
          </table:table-cell>
          <table:table-cell table:style-name="ce2" table:formula="of:=[.$P4] * LOG( LOG([.$P4]; 2); 2)" office:value-type="float" office:value="359.341430023373">
            <text:p>359</text:p>
          </table:table-cell>
          <table:table-cell table:formula="of:= [.R4]/[.$AH4]" office:value-type="float" office:value="0.0000000260941964285714">
            <text:p>2.60941964285714E-008</text:p>
          </table:table-cell>
          <table:table-cell table:formula="of:= [.S4]/[.$AH4]" office:value-type="float" office:value="0.000000026696875">
            <text:p>2.6696875E-008</text:p>
          </table:table-cell>
          <table:table-cell table:formula="of:= [.T4]/[.$AI4]" office:value-type="float" office:value="0.0000000292518455200568">
            <text:p>2.92518455200568E-008</text:p>
          </table:table-cell>
          <table:table-cell table:formula="of:= [.U4]/[.$AI4]" office:value-type="float" office:value="0.0000000205492586800239">
            <text:p>2.05492586800239E-008</text:p>
          </table:table-cell>
          <table:table-cell/>
          <table:table-cell table:formula="of:=[.R4]/([.AC4]+[.AH4])" office:value-type="float" office:value="0.0000000260941964285714">
            <text:p>2.60941964285714E-008</text:p>
          </table:table-cell>
          <table:table-cell/>
          <table:table-cell table:formula="of:=[.AC4]/[.$P4]" office:value-type="float" office:value="0">
            <text:p>0</text:p>
          </table:table-cell>
          <table:table-cell table:formula="of:=[.AD4]/[.$P4]" office:value-type="float" office:value="0">
            <text:p>0</text:p>
          </table:table-cell>
          <table:table-cell table:formula="of:=[.AE4]/[.$P4]" office:value-type="float" office:value="0">
            <text:p>0</text:p>
          </table:table-cell>
          <table:table-cell table:formula="of:=[.AF4]/[.$P4]" office:value-type="float" office:value="0">
            <text:p>0</text:p>
          </table:table-cell>
          <table:table-cell/>
          <table:table-cell table:formula="of:=[.AR4]/[.AT4]" office:value-type="float" office:value="0">
            <text:p>#DIV/0!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10147">
            <text:p>0.000010147</text:p>
          </table:table-cell>
          <table:table-cell office:value-type="float" office:value="0.000011791">
            <text:p>0.000011791</text:p>
          </table:table-cell>
          <table:table-cell office:value-type="float" office:value="0.000004365">
            <text:p>0.000004365</text:p>
          </table:table-cell>
          <table:table-cell office:value-type="float" office:value="0.000004124">
            <text:p>0.0000041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4]+[.$N$1]" office:value-type="float" office:value="12">
            <text:p>12</text:p>
          </table:table-cell>
          <table:table-cell table:formula="of:=[.N4]+[.$N$1]" office:value-type="float" office:value="16">
            <text:p>16</text:p>
          </table:table-cell>
          <table:table-cell/>
          <table:table-cell table:formula="of:=INDIRECT(CONCATENATE([.P$1];[.$M5]))" office:value-type="float" office:value="256">
            <text:p>256</text:p>
          </table:table-cell>
          <table:table-cell/>
          <table:table-cell table:formula="of:=AVERAGE(INDIRECT(CONCATENATE([.R$1];[.$M5];&quot;:&quot;;[.R$1];[.$N5])))" office:value-type="float" office:value="0.0000550462">
            <text:p>5.50462E-005</text:p>
          </table:table-cell>
          <table:table-cell table:formula="of:=AVERAGE(INDIRECT(CONCATENATE([.S$1];[.$M5];&quot;:&quot;;[.S$1];[.$N5])))" office:value-type="float" office:value="0.0000503528">
            <text:p>5.03528E-005</text:p>
          </table:table-cell>
          <table:table-cell table:formula="of:=AVERAGE(INDIRECT(CONCATENATE([.T$1];[.$M5];&quot;:&quot;;[.T$1];[.$N5])))" office:value-type="float" office:value="0.0000347818">
            <text:p>3.47818E-005</text:p>
          </table:table-cell>
          <table:table-cell table:formula="of:=AVERAGE(INDIRECT(CONCATENATE([.U$1];[.$M5];&quot;:&quot;;[.U$1];[.$N5])))" office:value-type="float" office:value="0.0000252602">
            <text:p>2.52602E-005</text:p>
          </table:table-cell>
          <table:table-cell/>
          <table:table-cell table:formula="of:=[.R5]/[.T5]" office:value-type="float" office:value="1.58261504579981">
            <text:p>1.5826150458</text:p>
          </table:table-cell>
          <table:table-cell table:formula="of:=[.S5]/[.U5]" office:value-type="float" office:value="1.99336505649203">
            <text:p>1.9933650565</text:p>
          </table:table-cell>
          <table:table-cell/>
          <table:table-cell table:formula="of:=[.R5]/[.S5]" office:value-type="float" office:value="1.09321030806628">
            <text:p>1.0932103081</text:p>
          </table:table-cell>
          <table:table-cell table:formula="of:=[.T5]/[.U5]" office:value-type="float" office:value="1.37694080015202">
            <text:p>1.3769408002</text:p>
          </table:table-cell>
          <table:table-cell/>
          <table:table-cell table:formula="of:=AVERAGE(INDIRECT(CONCATENATE([.AC$1];[.$M5];&quot;:&quot;;[.AC$1];[.$N5])))" office:value-type="float" office:value="0.4">
            <text:p>0.4</text:p>
          </table:table-cell>
          <table:table-cell table:formula="of:=AVERAGE(INDIRECT(CONCATENATE([.AD$1];[.$M5];&quot;:&quot;;[.AD$1];[.$N5])))" office:value-type="float" office:value="0">
            <text:p>0</text:p>
          </table:table-cell>
          <table:table-cell table:formula="of:=AVERAGE(INDIRECT(CONCATENATE([.AE$1];[.$M5];&quot;:&quot;;[.AE$1];[.$N5])))" office:value-type="float" office:value="0">
            <text:p>0</text:p>
          </table:table-cell>
          <table:table-cell table:formula="of:=AVERAGE(INDIRECT(CONCATENATE([.AF$1];[.$M5];&quot;:&quot;;[.AF$1];[.$N5])))" office:value-type="float" office:value="2.4">
            <text:p>2.4</text:p>
          </table:table-cell>
          <table:table-cell/>
          <table:table-cell table:formula="of:=[.$P5] * LOG([.$P5]; 2)" office:value-type="float" office:value="2048">
            <text:p>2048</text:p>
          </table:table-cell>
          <table:table-cell table:style-name="ce2" table:formula="of:=[.$P5] * LOG( LOG([.$P5]; 2); 2)" office:value-type="float" office:value="768">
            <text:p>768</text:p>
          </table:table-cell>
          <table:table-cell table:formula="of:= [.R5]/[.$AH5]" office:value-type="float" office:value="0.00000002687802734375">
            <text:p>2.687802734375E-008</text:p>
          </table:table-cell>
          <table:table-cell table:formula="of:= [.S5]/[.$AH5]" office:value-type="float" office:value="0.000000024586328125">
            <text:p>2.4586328125E-008</text:p>
          </table:table-cell>
          <table:table-cell table:formula="of:= [.T5]/[.$AI5]" office:value-type="float" office:value="0.0000000452888020833333">
            <text:p>4.52888020833333E-008</text:p>
          </table:table-cell>
          <table:table-cell table:formula="of:= [.U5]/[.$AI5]" office:value-type="float" office:value="0.0000000328908854166667">
            <text:p>3.28908854166667E-008</text:p>
          </table:table-cell>
          <table:table-cell/>
          <table:table-cell table:formula="of:=[.R5]/([.AC5]+[.AH5])" office:value-type="float" office:value="0.0000000268727787541496">
            <text:p>2.68727787541496E-008</text:p>
          </table:table-cell>
          <table:table-cell/>
          <table:table-cell table:formula="of:=[.AC5]/[.$P5]" office:value-type="float" office:value="0.0015625">
            <text:p>0.0015625</text:p>
          </table:table-cell>
          <table:table-cell table:formula="of:=[.AD5]/[.$P5]" office:value-type="float" office:value="0">
            <text:p>0</text:p>
          </table:table-cell>
          <table:table-cell table:formula="of:=[.AE5]/[.$P5]" office:value-type="float" office:value="0">
            <text:p>0</text:p>
          </table:table-cell>
          <table:table-cell table:formula="of:=[.AF5]/[.$P5]" office:value-type="float" office:value="0.009375">
            <text:p>0.009375</text:p>
          </table:table-cell>
          <table:table-cell/>
          <table:table-cell table:formula="of:=[.AR5]/[.AT5]"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9006">
            <text:p>0.000009006</text:p>
          </table:table-cell>
          <table:table-cell office:value-type="float" office:value="0.000011277">
            <text:p>0.000011277</text:p>
          </table:table-cell>
          <table:table-cell office:value-type="float" office:value="0.000004391">
            <text:p>0.000004391</text:p>
          </table:table-cell>
          <table:table-cell office:value-type="float" office:value="0.000003616">
            <text:p>0.0000036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5]+[.$N$1]" office:value-type="float" office:value="17">
            <text:p>17</text:p>
          </table:table-cell>
          <table:table-cell table:formula="of:=[.N5]+[.$N$1]" office:value-type="float" office:value="21">
            <text:p>21</text:p>
          </table:table-cell>
          <table:table-cell/>
          <table:table-cell table:formula="of:=INDIRECT(CONCATENATE([.P$1];[.$M6]))" office:value-type="float" office:value="512">
            <text:p>512</text:p>
          </table:table-cell>
          <table:table-cell/>
          <table:table-cell table:formula="of:=AVERAGE(INDIRECT(CONCATENATE([.R$1];[.$M6];&quot;:&quot;;[.R$1];[.$N6])))" office:value-type="float" office:value="0.0000466106">
            <text:p>4.66106E-005</text:p>
          </table:table-cell>
          <table:table-cell table:formula="of:=AVERAGE(INDIRECT(CONCATENATE([.S$1];[.$M6];&quot;:&quot;;[.S$1];[.$N6])))" office:value-type="float" office:value="0.0000441438">
            <text:p>4.41438E-005</text:p>
          </table:table-cell>
          <table:table-cell table:formula="of:=AVERAGE(INDIRECT(CONCATENATE([.T$1];[.$M6];&quot;:&quot;;[.T$1];[.$N6])))" office:value-type="float" office:value="0.0000268248">
            <text:p>2.68248E-005</text:p>
          </table:table-cell>
          <table:table-cell table:formula="of:=AVERAGE(INDIRECT(CONCATENATE([.U$1];[.$M6];&quot;:&quot;;[.U$1];[.$N6])))" office:value-type="float" office:value="0.0000218926">
            <text:p>2.18926E-005</text:p>
          </table:table-cell>
          <table:table-cell/>
          <table:table-cell table:formula="of:=[.R6]/[.T6]" office:value-type="float" office:value="1.73759357012913">
            <text:p>1.7375935701</text:p>
          </table:table-cell>
          <table:table-cell table:formula="of:=[.S6]/[.U6]" office:value-type="float" office:value="2.0163799640061">
            <text:p>2.016379964</text:p>
          </table:table-cell>
          <table:table-cell/>
          <table:table-cell table:formula="of:=[.R6]/[.S6]" office:value-type="float" office:value="1.05588100707234">
            <text:p>1.0558810071</text:p>
          </table:table-cell>
          <table:table-cell table:formula="of:=[.T6]/[.U6]" office:value-type="float" office:value="1.22529073750948">
            <text:p>1.2252907375</text:p>
          </table:table-cell>
          <table:table-cell/>
          <table:table-cell table:formula="of:=AVERAGE(INDIRECT(CONCATENATE([.AC$1];[.$M6];&quot;:&quot;;[.AC$1];[.$N6])))" office:value-type="float" office:value="1.2">
            <text:p>1.2</text:p>
          </table:table-cell>
          <table:table-cell table:formula="of:=AVERAGE(INDIRECT(CONCATENATE([.AD$1];[.$M6];&quot;:&quot;;[.AD$1];[.$N6])))" office:value-type="float" office:value="8.4">
            <text:p>8.4</text:p>
          </table:table-cell>
          <table:table-cell table:formula="of:=AVERAGE(INDIRECT(CONCATENATE([.AE$1];[.$M6];&quot;:&quot;;[.AE$1];[.$N6])))" office:value-type="float" office:value="0.2">
            <text:p>0.2</text:p>
          </table:table-cell>
          <table:table-cell table:formula="of:=AVERAGE(INDIRECT(CONCATENATE([.AF$1];[.$M6];&quot;:&quot;;[.AF$1];[.$N6])))" office:value-type="float" office:value="0.6">
            <text:p>0.6</text:p>
          </table:table-cell>
          <table:table-cell/>
          <table:table-cell table:formula="of:=[.$P6] * LOG([.$P6]; 2)" office:value-type="float" office:value="4608">
            <text:p>4608</text:p>
          </table:table-cell>
          <table:table-cell table:style-name="ce2" table:formula="of:=[.$P6] * LOG( LOG([.$P6]; 2); 2)" office:value-type="float" office:value="1623.00160073846">
            <text:p>1623</text:p>
          </table:table-cell>
          <table:table-cell table:formula="of:= [.R6]/[.$AH6]" office:value-type="float" office:value="0.0000000101151475694444">
            <text:p>1.01151475694444E-008</text:p>
          </table:table-cell>
          <table:table-cell table:formula="of:= [.S6]/[.$AH6]" office:value-type="float" office:value="0.00000000957981770833333">
            <text:p>9.57981770833333E-009</text:p>
          </table:table-cell>
          <table:table-cell table:formula="of:= [.T6]/[.$AI6]" office:value-type="float" office:value="0.0000000165278949742223">
            <text:p>1.65278949742223E-008</text:p>
          </table:table-cell>
          <table:table-cell table:formula="of:= [.U6]/[.$AI6]" office:value-type="float" office:value="0.0000000134889577373423">
            <text:p>1.34889577373423E-008</text:p>
          </table:table-cell>
          <table:table-cell/>
          <table:table-cell table:formula="of:=[.R6]/([.AC6]+[.AH6])" office:value-type="float" office:value="0.0000000101125141022303">
            <text:p>1.01125141022303E-008</text:p>
          </table:table-cell>
          <table:table-cell/>
          <table:table-cell table:formula="of:=[.AC6]/[.$P6]" office:value-type="float" office:value="0.00234375">
            <text:p>0.00234375</text:p>
          </table:table-cell>
          <table:table-cell table:formula="of:=[.AD6]/[.$P6]" office:value-type="float" office:value="0.01640625">
            <text:p>0.01640625</text:p>
          </table:table-cell>
          <table:table-cell table:formula="of:=[.AE6]/[.$P6]" office:value-type="float" office:value="0.000390625">
            <text:p>0.000390625</text:p>
          </table:table-cell>
          <table:table-cell table:formula="of:=[.AF6]/[.$P6]" office:value-type="float" office:value="0.001171875">
            <text:p>0.001171875</text:p>
          </table:table-cell>
          <table:table-cell/>
          <table:table-cell table:formula="of:=[.AR6]/[.AT6]" office:value-type="float" office:value="14">
            <text:p>14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5134">
            <text:p>0.000025134</text:p>
          </table:table-cell>
          <table:table-cell office:value-type="float" office:value="0.000029305">
            <text:p>0.000029305</text:p>
          </table:table-cell>
          <table:table-cell office:value-type="float" office:value="0.000011487">
            <text:p>0.000011487</text:p>
          </table:table-cell>
          <table:table-cell office:value-type="float" office:value="0.000007447">
            <text:p>0.0000074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6]+[.$N$1]" office:value-type="float" office:value="22">
            <text:p>22</text:p>
          </table:table-cell>
          <table:table-cell table:formula="of:=[.N6]+[.$N$1]" office:value-type="float" office:value="26">
            <text:p>26</text:p>
          </table:table-cell>
          <table:table-cell/>
          <table:table-cell table:formula="of:=INDIRECT(CONCATENATE([.P$1];[.$M7]))" office:value-type="float" office:value="1024">
            <text:p>1024</text:p>
          </table:table-cell>
          <table:table-cell/>
          <table:table-cell table:formula="of:=AVERAGE(INDIRECT(CONCATENATE([.R$1];[.$M7];&quot;:&quot;;[.R$1];[.$N7])))" office:value-type="float" office:value="0.000085901">
            <text:p>0.000085901</text:p>
          </table:table-cell>
          <table:table-cell table:formula="of:=AVERAGE(INDIRECT(CONCATENATE([.S$1];[.$M7];&quot;:&quot;;[.S$1];[.$N7])))" office:value-type="float" office:value="0.0000866652">
            <text:p>8.66652E-005</text:p>
          </table:table-cell>
          <table:table-cell table:formula="of:=AVERAGE(INDIRECT(CONCATENATE([.T$1];[.$M7];&quot;:&quot;;[.T$1];[.$N7])))" office:value-type="float" office:value="0.000051528">
            <text:p>0.000051528</text:p>
          </table:table-cell>
          <table:table-cell table:formula="of:=AVERAGE(INDIRECT(CONCATENATE([.U$1];[.$M7];&quot;:&quot;;[.U$1];[.$N7])))" office:value-type="float" office:value="0.0000370238">
            <text:p>3.70238E-005</text:p>
          </table:table-cell>
          <table:table-cell/>
          <table:table-cell table:formula="of:=[.R7]/[.T7]" office:value-type="float" office:value="1.66707421207887">
            <text:p>1.6670742121</text:p>
          </table:table-cell>
          <table:table-cell table:formula="of:=[.S7]/[.U7]" office:value-type="float" office:value="2.3407970008481">
            <text:p>2.3407970008</text:p>
          </table:table-cell>
          <table:table-cell/>
          <table:table-cell table:formula="of:=[.R7]/[.S7]" office:value-type="float" office:value="0.991182158467297">
            <text:p>0.9911821585</text:p>
          </table:table-cell>
          <table:table-cell table:formula="of:=[.T7]/[.U7]" office:value-type="float" office:value="1.39175341266969">
            <text:p>1.3917534127</text:p>
          </table:table-cell>
          <table:table-cell/>
          <table:table-cell table:formula="of:=AVERAGE(INDIRECT(CONCATENATE([.AC$1];[.$M7];&quot;:&quot;;[.AC$1];[.$N7])))" office:value-type="float" office:value="2">
            <text:p>2</text:p>
          </table:table-cell>
          <table:table-cell table:formula="of:=AVERAGE(INDIRECT(CONCATENATE([.AD$1];[.$M7];&quot;:&quot;;[.AD$1];[.$N7])))" office:value-type="float" office:value="0.8">
            <text:p>0.8</text:p>
          </table:table-cell>
          <table:table-cell table:formula="of:=AVERAGE(INDIRECT(CONCATENATE([.AE$1];[.$M7];&quot;:&quot;;[.AE$1];[.$N7])))" office:value-type="float" office:value="0">
            <text:p>0</text:p>
          </table:table-cell>
          <table:table-cell table:formula="of:=AVERAGE(INDIRECT(CONCATENATE([.AF$1];[.$M7];&quot;:&quot;;[.AF$1];[.$N7])))" office:value-type="float" office:value="0">
            <text:p>0</text:p>
          </table:table-cell>
          <table:table-cell/>
          <table:table-cell table:formula="of:=[.$P7] * LOG([.$P7]; 2)" office:value-type="float" office:value="10240">
            <text:p>10240</text:p>
          </table:table-cell>
          <table:table-cell table:style-name="ce2" table:formula="of:=[.$P7] * LOG( LOG([.$P7]; 2); 2)" office:value-type="float" office:value="3401.65436916466">
            <text:p>3402</text:p>
          </table:table-cell>
          <table:table-cell table:formula="of:= [.R7]/[.$AH7]" office:value-type="float" office:value="0.00000000838876953125">
            <text:p>8.38876953125E-009</text:p>
          </table:table-cell>
          <table:table-cell table:formula="of:= [.S7]/[.$AH7]" office:value-type="float" office:value="0.0000000084633984375">
            <text:p>8.4633984375E-009</text:p>
          </table:table-cell>
          <table:table-cell table:formula="of:= [.T7]/[.$AI7]" office:value-type="float" office:value="0.0000000151479234536852">
            <text:p>1.51479234536852E-008</text:p>
          </table:table-cell>
          <table:table-cell table:formula="of:= [.U7]/[.$AI7]" office:value-type="float" office:value="0.0000000108840569858048">
            <text:p>1.08840569858048E-008</text:p>
          </table:table-cell>
          <table:table-cell/>
          <table:table-cell table:formula="of:=[.R7]/([.AC7]+[.AH7])" office:value-type="float" office:value="0.0000000083871314196446">
            <text:p>8.3871314196446E-009</text:p>
          </table:table-cell>
          <table:table-cell/>
          <table:table-cell table:formula="of:=[.AC7]/[.$P7]" office:value-type="float" office:value="0.001953125">
            <text:p>0.001953125</text:p>
          </table:table-cell>
          <table:table-cell table:formula="of:=[.AD7]/[.$P7]" office:value-type="float" office:value="0.00078125">
            <text:p>0.00078125</text:p>
          </table:table-cell>
          <table:table-cell table:formula="of:=[.AE7]/[.$P7]" office:value-type="float" office:value="0">
            <text:p>0</text:p>
          </table:table-cell>
          <table:table-cell table:formula="of:=[.AF7]/[.$P7]" office:value-type="float" office:value="0">
            <text:p>0</text:p>
          </table:table-cell>
          <table:table-cell/>
          <table:table-cell table:formula="of:=[.AR7]/[.AT7]" office:value-type="float" office:value="0">
            <text:p>#DIV/0!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3571">
            <text:p>0.000023571</text:p>
          </table:table-cell>
          <table:table-cell office:value-type="float" office:value="0.000022506">
            <text:p>0.000022506</text:p>
          </table:table-cell>
          <table:table-cell office:value-type="float" office:value="0.000010776">
            <text:p>0.000010776</text:p>
          </table:table-cell>
          <table:table-cell office:value-type="float" office:value="0.00000756">
            <text:p>0.0000075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7]+[.$N$1]" office:value-type="float" office:value="27">
            <text:p>27</text:p>
          </table:table-cell>
          <table:table-cell table:formula="of:=[.N7]+[.$N$1]" office:value-type="float" office:value="31">
            <text:p>31</text:p>
          </table:table-cell>
          <table:table-cell/>
          <table:table-cell table:formula="of:=INDIRECT(CONCATENATE([.P$1];[.$M8]))" office:value-type="float" office:value="2048">
            <text:p>2048</text:p>
          </table:table-cell>
          <table:table-cell/>
          <table:table-cell table:formula="of:=AVERAGE(INDIRECT(CONCATENATE([.R$1];[.$M8];&quot;:&quot;;[.R$1];[.$N8])))" office:value-type="float" office:value="0.00018833">
            <text:p>0.00018833</text:p>
          </table:table-cell>
          <table:table-cell table:formula="of:=AVERAGE(INDIRECT(CONCATENATE([.S$1];[.$M8];&quot;:&quot;;[.S$1];[.$N8])))" office:value-type="float" office:value="0.0001819594">
            <text:p>0.0001819594</text:p>
          </table:table-cell>
          <table:table-cell table:formula="of:=AVERAGE(INDIRECT(CONCATENATE([.T$1];[.$M8];&quot;:&quot;;[.T$1];[.$N8])))" office:value-type="float" office:value="0.0001006526">
            <text:p>0.0001006526</text:p>
          </table:table-cell>
          <table:table-cell table:formula="of:=AVERAGE(INDIRECT(CONCATENATE([.U$1];[.$M8];&quot;:&quot;;[.U$1];[.$N8])))" office:value-type="float" office:value="0.0000719646">
            <text:p>7.19646E-005</text:p>
          </table:table-cell>
          <table:table-cell/>
          <table:table-cell table:formula="of:=[.R8]/[.T8]" office:value-type="float" office:value="1.87108927141475">
            <text:p>1.8710892714</text:p>
          </table:table-cell>
          <table:table-cell table:formula="of:=[.S8]/[.U8]" office:value-type="float" office:value="2.52845704693697">
            <text:p>2.5284570469</text:p>
          </table:table-cell>
          <table:table-cell/>
          <table:table-cell table:formula="of:=[.R8]/[.S8]" office:value-type="float" office:value="1.03501110687329">
            <text:p>1.0350111069</text:p>
          </table:table-cell>
          <table:table-cell table:formula="of:=[.T8]/[.U8]" office:value-type="float" office:value="1.39864044266209">
            <text:p>1.3986404427</text:p>
          </table:table-cell>
          <table:table-cell/>
          <table:table-cell table:formula="of:=AVERAGE(INDIRECT(CONCATENATE([.AC$1];[.$M8];&quot;:&quot;;[.AC$1];[.$N8])))" office:value-type="float" office:value="2.6">
            <text:p>2.6</text:p>
          </table:table-cell>
          <table:table-cell table:formula="of:=AVERAGE(INDIRECT(CONCATENATE([.AD$1];[.$M8];&quot;:&quot;;[.AD$1];[.$N8])))" office:value-type="float" office:value="30.6">
            <text:p>30.6</text:p>
          </table:table-cell>
          <table:table-cell table:formula="of:=AVERAGE(INDIRECT(CONCATENATE([.AE$1];[.$M8];&quot;:&quot;;[.AE$1];[.$N8])))" office:value-type="float" office:value="21">
            <text:p>21</text:p>
          </table:table-cell>
          <table:table-cell table:formula="of:=AVERAGE(INDIRECT(CONCATENATE([.AF$1];[.$M8];&quot;:&quot;;[.AF$1];[.$N8])))" office:value-type="float" office:value="6.4">
            <text:p>6.4</text:p>
          </table:table-cell>
          <table:table-cell/>
          <table:table-cell table:formula="of:=[.$P8] * LOG([.$P8]; 2)" office:value-type="float" office:value="22528">
            <text:p>22528</text:p>
          </table:table-cell>
          <table:table-cell table:style-name="ce2" table:formula="of:=[.$P8] * LOG( LOG([.$P8]; 2); 2)" office:value-type="float" office:value="7084.91595496919">
            <text:p>7085</text:p>
          </table:table-cell>
          <table:table-cell table:formula="of:= [.R8]/[.$AH8]" office:value-type="float" office:value="0.00000000835981889204545">
            <text:p>8.35981889204545E-009</text:p>
          </table:table-cell>
          <table:table-cell table:formula="of:= [.S8]/[.$AH8]" office:value-type="float" office:value="0.00000000807703302556818">
            <text:p>8.07703302556818E-009</text:p>
          </table:table-cell>
          <table:table-cell table:formula="of:= [.T8]/[.$AI8]" office:value-type="float" office:value="0.000000014206604656955">
            <text:p>1.4206604656955E-008</text:p>
          </table:table-cell>
          <table:table-cell table:formula="of:= [.U8]/[.$AI8]" office:value-type="float" office:value="0.000000010157438769549">
            <text:p>1.0157438769549E-008</text:p>
          </table:table-cell>
          <table:table-cell/>
          <table:table-cell table:formula="of:=[.R8]/([.AC8]+[.AH8])" office:value-type="float" office:value="0.00000000835885418053669">
            <text:p>8.35885418053669E-009</text:p>
          </table:table-cell>
          <table:table-cell/>
          <table:table-cell table:formula="of:=[.AC8]/[.$P8]" office:value-type="float" office:value="0.00126953125">
            <text:p>0.0012695313</text:p>
          </table:table-cell>
          <table:table-cell table:formula="of:=[.AD8]/[.$P8]" office:value-type="float" office:value="0.01494140625">
            <text:p>0.0149414063</text:p>
          </table:table-cell>
          <table:table-cell table:formula="of:=[.AE8]/[.$P8]" office:value-type="float" office:value="0.01025390625">
            <text:p>0.0102539063</text:p>
          </table:table-cell>
          <table:table-cell table:formula="of:=[.AF8]/[.$P8]" office:value-type="float" office:value="0.003125">
            <text:p>0.003125</text:p>
          </table:table-cell>
          <table:table-cell/>
          <table:table-cell table:formula="of:=[.AR8]/[.AT8]" office:value-type="float" office:value="4.78125">
            <text:p>4.7812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3318">
            <text:p>0.000023318</text:p>
          </table:table-cell>
          <table:table-cell office:value-type="float" office:value="0.000022495">
            <text:p>0.000022495</text:p>
          </table:table-cell>
          <table:table-cell office:value-type="float" office:value="0.000010496">
            <text:p>0.000010496</text:p>
          </table:table-cell>
          <table:table-cell office:value-type="float" office:value="0.000007406">
            <text:p>0.00000740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8]+[.$N$1]" office:value-type="float" office:value="32">
            <text:p>32</text:p>
          </table:table-cell>
          <table:table-cell table:formula="of:=[.N8]+[.$N$1]" office:value-type="float" office:value="36">
            <text:p>36</text:p>
          </table:table-cell>
          <table:table-cell/>
          <table:table-cell table:formula="of:=INDIRECT(CONCATENATE([.P$1];[.$M9]))" office:value-type="float" office:value="4096">
            <text:p>4096</text:p>
          </table:table-cell>
          <table:table-cell/>
          <table:table-cell table:formula="of:=AVERAGE(INDIRECT(CONCATENATE([.R$1];[.$M9];&quot;:&quot;;[.R$1];[.$N9])))" office:value-type="float" office:value="0.0003954032">
            <text:p>0.0003954032</text:p>
          </table:table-cell>
          <table:table-cell table:formula="of:=AVERAGE(INDIRECT(CONCATENATE([.S$1];[.$M9];&quot;:&quot;;[.S$1];[.$N9])))" office:value-type="float" office:value="0.0003872514">
            <text:p>0.0003872514</text:p>
          </table:table-cell>
          <table:table-cell table:formula="of:=AVERAGE(INDIRECT(CONCATENATE([.T$1];[.$M9];&quot;:&quot;;[.T$1];[.$N9])))" office:value-type="float" office:value="0.0001774348">
            <text:p>0.0001774348</text:p>
          </table:table-cell>
          <table:table-cell table:formula="of:=AVERAGE(INDIRECT(CONCATENATE([.U$1];[.$M9];&quot;:&quot;;[.U$1];[.$N9])))" office:value-type="float" office:value="0.0001553804">
            <text:p>0.0001553804</text:p>
          </table:table-cell>
          <table:table-cell/>
          <table:table-cell table:formula="of:=[.R9]/[.T9]" office:value-type="float" office:value="2.2284422221571">
            <text:p>2.2284422222</text:p>
          </table:table-cell>
          <table:table-cell table:formula="of:=[.S9]/[.U9]" office:value-type="float" office:value="2.49227959253548">
            <text:p>2.4922795925</text:p>
          </table:table-cell>
          <table:table-cell/>
          <table:table-cell table:formula="of:=[.R9]/[.S9]" office:value-type="float" office:value="1.02105040808116">
            <text:p>1.0210504081</text:p>
          </table:table-cell>
          <table:table-cell table:formula="of:=[.T9]/[.U9]" office:value-type="float" office:value="1.14193810802392">
            <text:p>1.141938108</text:p>
          </table:table-cell>
          <table:table-cell/>
          <table:table-cell table:formula="of:=AVERAGE(INDIRECT(CONCATENATE([.AC$1];[.$M9];&quot;:&quot;;[.AC$1];[.$N9])))" office:value-type="float" office:value="6.4">
            <text:p>6.4</text:p>
          </table:table-cell>
          <table:table-cell table:formula="of:=AVERAGE(INDIRECT(CONCATENATE([.AD$1];[.$M9];&quot;:&quot;;[.AD$1];[.$N9])))" office:value-type="float" office:value="15.8">
            <text:p>15.8</text:p>
          </table:table-cell>
          <table:table-cell table:formula="of:=AVERAGE(INDIRECT(CONCATENATE([.AE$1];[.$M9];&quot;:&quot;;[.AE$1];[.$N9])))" office:value-type="float" office:value="0.2">
            <text:p>0.2</text:p>
          </table:table-cell>
          <table:table-cell table:formula="of:=AVERAGE(INDIRECT(CONCATENATE([.AF$1];[.$M9];&quot;:&quot;;[.AF$1];[.$N9])))" office:value-type="float" office:value="0.6">
            <text:p>0.6</text:p>
          </table:table-cell>
          <table:table-cell/>
          <table:table-cell table:formula="of:=[.$P9] * LOG([.$P9]; 2)" office:value-type="float" office:value="49152">
            <text:p>49152</text:p>
          </table:table-cell>
          <table:table-cell table:style-name="ce2" table:formula="of:=[.$P9] * LOG( LOG([.$P9]; 2); 2)" office:value-type="float" office:value="14684.0064029539">
            <text:p>14684</text:p>
          </table:table-cell>
          <table:table-cell table:formula="of:= [.R9]/[.$AH9]" office:value-type="float" office:value="0.00000000804449869791667">
            <text:p>0.000000008</text:p>
          </table:table-cell>
          <table:table-cell table:formula="of:= [.S9]/[.$AH9]" office:value-type="float" office:value="0.00000000787864990234375">
            <text:p>7.87864990234375E-009</text:p>
          </table:table-cell>
          <table:table-cell table:formula="of:= [.T9]/[.$AI9]" office:value-type="float" office:value="0.000000012083541448491">
            <text:p>1.2083541448491E-008</text:p>
          </table:table-cell>
          <table:table-cell table:formula="of:= [.U9]/[.$AI9]" office:value-type="float" office:value="0.0000000105816080255007">
            <text:p>1.05816080255007E-008</text:p>
          </table:table-cell>
          <table:table-cell/>
          <table:table-cell table:formula="of:=[.R9]/([.AC9]+[.AH9])" office:value-type="float" office:value="0.00000000804345137351907">
            <text:p>0.000000008</text:p>
          </table:table-cell>
          <table:table-cell/>
          <table:table-cell table:formula="of:=[.AC9]/[.$P9]" office:value-type="float" office:value="0.0015625">
            <text:p>0.0015625</text:p>
          </table:table-cell>
          <table:table-cell table:formula="of:=[.AD9]/[.$P9]" office:value-type="float" office:value="0.003857421875">
            <text:p>0.0038574219</text:p>
          </table:table-cell>
          <table:table-cell table:formula="of:=[.AE9]/[.$P9]" office:value-type="float" office:value="0.000048828125">
            <text:p>4.8828125E-005</text:p>
          </table:table-cell>
          <table:table-cell table:formula="of:=[.AF9]/[.$P9]" office:value-type="float" office:value="0.000146484375">
            <text:p>0.0001464844</text:p>
          </table:table-cell>
          <table:table-cell/>
          <table:table-cell table:formula="of:=[.AR9]/[.AT9]" office:value-type="float" office:value="26.3333333333333">
            <text:p>26.3333333333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2713">
            <text:p>0.000022713</text:p>
          </table:table-cell>
          <table:table-cell office:value-type="float" office:value="0.000022486">
            <text:p>0.000022486</text:p>
          </table:table-cell>
          <table:table-cell office:value-type="float" office:value="0.000009877">
            <text:p>0.000009877</text:p>
          </table:table-cell>
          <table:table-cell office:value-type="float" office:value="0.000007369">
            <text:p>0.00000736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9]+[.$N$1]" office:value-type="float" office:value="37">
            <text:p>37</text:p>
          </table:table-cell>
          <table:table-cell table:formula="of:=[.N9]+[.$N$1]" office:value-type="float" office:value="41">
            <text:p>41</text:p>
          </table:table-cell>
          <table:table-cell/>
          <table:table-cell table:formula="of:=INDIRECT(CONCATENATE([.P$1];[.$M10]))" office:value-type="float" office:value="8192">
            <text:p>8192</text:p>
          </table:table-cell>
          <table:table-cell/>
          <table:table-cell table:formula="of:=AVERAGE(INDIRECT(CONCATENATE([.R$1];[.$M10];&quot;:&quot;;[.R$1];[.$N10])))" office:value-type="float" office:value="0.0009752568">
            <text:p>0.0009752568</text:p>
          </table:table-cell>
          <table:table-cell table:formula="of:=AVERAGE(INDIRECT(CONCATENATE([.S$1];[.$M10];&quot;:&quot;;[.S$1];[.$N10])))" office:value-type="float" office:value="0.0010099212">
            <text:p>0.0010099212</text:p>
          </table:table-cell>
          <table:table-cell table:formula="of:=AVERAGE(INDIRECT(CONCATENATE([.T$1];[.$M10];&quot;:&quot;;[.T$1];[.$N10])))" office:value-type="float" office:value="0.000370071">
            <text:p>0.000370071</text:p>
          </table:table-cell>
          <table:table-cell table:formula="of:=AVERAGE(INDIRECT(CONCATENATE([.U$1];[.$M10];&quot;:&quot;;[.U$1];[.$N10])))" office:value-type="float" office:value="0.0002946994">
            <text:p>0.0002946994</text:p>
          </table:table-cell>
          <table:table-cell/>
          <table:table-cell table:formula="of:=[.R10]/[.T10]" office:value-type="float" office:value="2.63532349197857">
            <text:p>2.635323492</text:p>
          </table:table-cell>
          <table:table-cell table:formula="of:=[.S10]/[.U10]" office:value-type="float" office:value="3.4269537026543">
            <text:p>3.4269537027</text:p>
          </table:table-cell>
          <table:table-cell/>
          <table:table-cell table:formula="of:=[.R10]/[.S10]" office:value-type="float" office:value="0.965676133939955">
            <text:p>0.9656761339</text:p>
          </table:table-cell>
          <table:table-cell table:formula="of:=[.T10]/[.U10]" office:value-type="float" office:value="1.25575756177312">
            <text:p>1.2557575618</text:p>
          </table:table-cell>
          <table:table-cell/>
          <table:table-cell table:formula="of:=AVERAGE(INDIRECT(CONCATENATE([.AC$1];[.$M10];&quot;:&quot;;[.AC$1];[.$N10])))" office:value-type="float" office:value="33.4">
            <text:p>33.4</text:p>
          </table:table-cell>
          <table:table-cell table:formula="of:=AVERAGE(INDIRECT(CONCATENATE([.AD$1];[.$M10];&quot;:&quot;;[.AD$1];[.$N10])))" office:value-type="float" office:value="9.6">
            <text:p>9.6</text:p>
          </table:table-cell>
          <table:table-cell table:formula="of:=AVERAGE(INDIRECT(CONCATENATE([.AE$1];[.$M10];&quot;:&quot;;[.AE$1];[.$N10])))" office:value-type="float" office:value="0.2">
            <text:p>0.2</text:p>
          </table:table-cell>
          <table:table-cell table:formula="of:=AVERAGE(INDIRECT(CONCATENATE([.AF$1];[.$M10];&quot;:&quot;;[.AF$1];[.$N10])))" office:value-type="float" office:value="0">
            <text:p>0</text:p>
          </table:table-cell>
          <table:table-cell/>
          <table:table-cell table:formula="of:=[.$P10] * LOG([.$P10]; 2)" office:value-type="float" office:value="106496">
            <text:p>106496</text:p>
          </table:table-cell>
          <table:table-cell table:style-name="ce2" table:formula="of:=[.$P10] * LOG( LOG([.$P10]; 2); 2)" office:value-type="float" office:value="30314.0021710118">
            <text:p>30314</text:p>
          </table:table-cell>
          <table:table-cell table:formula="of:= [.R10]/[.$AH10]" office:value-type="float" office:value="0.00000000915768479567308">
            <text:p>9.15768479567308E-009</text:p>
          </table:table-cell>
          <table:table-cell table:formula="of:= [.S10]/[.$AH10]" office:value-type="float" office:value="0.00000000948318434495192">
            <text:p>9.48318434495192E-009</text:p>
          </table:table-cell>
          <table:table-cell table:formula="of:= [.T10]/[.$AI10]" office:value-type="float" office:value="0.0000000122079228573087">
            <text:p>1.22079228573087E-008</text:p>
          </table:table-cell>
          <table:table-cell table:formula="of:= [.U10]/[.$AI10]" office:value-type="float" office:value="0.00000000972156029868634">
            <text:p>9.72156029868634E-009</text:p>
          </table:table-cell>
          <table:table-cell/>
          <table:table-cell table:formula="of:=[.R10]/([.AC10]+[.AH10])" office:value-type="float" office:value="0.00000000915481360075247">
            <text:p>9.15481360075247E-009</text:p>
          </table:table-cell>
          <table:table-cell/>
          <table:table-cell table:formula="of:=[.AC10]/[.$P10]" office:value-type="float" office:value="0.0040771484375">
            <text:p>0.0040771484</text:p>
          </table:table-cell>
          <table:table-cell table:formula="of:=[.AD10]/[.$P10]" office:value-type="float" office:value="0.001171875">
            <text:p>0.001171875</text:p>
          </table:table-cell>
          <table:table-cell table:formula="of:=[.AE10]/[.$P10]" office:value-type="float" office:value="0.0000244140625">
            <text:p>2.44140625E-005</text:p>
          </table:table-cell>
          <table:table-cell table:formula="of:=[.AF10]/[.$P10]" office:value-type="float" office:value="0">
            <text:p>0</text:p>
          </table:table-cell>
          <table:table-cell/>
          <table:table-cell table:formula="of:=[.AR10]/[.AT10]" office:value-type="float" office:value="0">
            <text:p>#DIV/0!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22166">
            <text:p>0.000022166</text:p>
          </table:table-cell>
          <table:table-cell office:value-type="float" office:value="0.00002281">
            <text:p>0.00002281</text:p>
          </table:table-cell>
          <table:table-cell office:value-type="float" office:value="0.000009921">
            <text:p>0.000009921</text:p>
          </table:table-cell>
          <table:table-cell office:value-type="float" office:value="0.000007139">
            <text:p>0.00000713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0]+[.$N$1]" office:value-type="float" office:value="42">
            <text:p>42</text:p>
          </table:table-cell>
          <table:table-cell table:formula="of:=[.N10]+[.$N$1]" office:value-type="float" office:value="46">
            <text:p>46</text:p>
          </table:table-cell>
          <table:table-cell table:formula="of:=2^14" office:value-type="float" office:value="16384">
            <text:p>16384</text:p>
          </table:table-cell>
          <table:table-cell table:formula="of:=INDIRECT(CONCATENATE([.P$1];[.$M11]))" office:value-type="float" office:value="16384">
            <text:p>16384</text:p>
          </table:table-cell>
          <table:table-cell/>
          <table:table-cell table:formula="of:=AVERAGE(INDIRECT(CONCATENATE([.R$1];[.$M11];&quot;:&quot;;[.R$1];[.$N11])))" office:value-type="float" office:value="0.002256626">
            <text:p>0.002256626</text:p>
          </table:table-cell>
          <table:table-cell table:formula="of:=AVERAGE(INDIRECT(CONCATENATE([.S$1];[.$M11];&quot;:&quot;;[.S$1];[.$N11])))" office:value-type="float" office:value="0.002414098">
            <text:p>0.002414098</text:p>
          </table:table-cell>
          <table:table-cell table:formula="of:=AVERAGE(INDIRECT(CONCATENATE([.T$1];[.$M11];&quot;:&quot;;[.T$1];[.$N11])))" office:value-type="float" office:value="0.0009372686">
            <text:p>0.0009372686</text:p>
          </table:table-cell>
          <table:table-cell table:formula="of:=AVERAGE(INDIRECT(CONCATENATE([.U$1];[.$M11];&quot;:&quot;;[.U$1];[.$N11])))" office:value-type="float" office:value="0.0006492652">
            <text:p>0.0006492652</text:p>
          </table:table-cell>
          <table:table-cell/>
          <table:table-cell table:formula="of:=[.R11]/[.T11]" office:value-type="float" office:value="2.40766200852136">
            <text:p>2.4076620085</text:p>
          </table:table-cell>
          <table:table-cell table:formula="of:=[.S11]/[.U11]" office:value-type="float" office:value="3.71820020540143">
            <text:p>3.7182002054</text:p>
          </table:table-cell>
          <table:table-cell/>
          <table:table-cell table:formula="of:=[.R11]/[.S11]" office:value-type="float" office:value="0.934769839501131">
            <text:p>0.9347698395</text:p>
          </table:table-cell>
          <table:table-cell table:formula="of:=[.T11]/[.U11]" office:value-type="float" office:value="1.44358360805415">
            <text:p>1.4435836081</text:p>
          </table:table-cell>
          <table:table-cell/>
          <table:table-cell table:formula="of:=AVERAGE(INDIRECT(CONCATENATE([.AC$1];[.$M11];&quot;:&quot;;[.AC$1];[.$N11])))" office:value-type="float" office:value="86.8">
            <text:p>86.8</text:p>
          </table:table-cell>
          <table:table-cell table:formula="of:=AVERAGE(INDIRECT(CONCATENATE([.AD$1];[.$M11];&quot;:&quot;;[.AD$1];[.$N11])))" office:value-type="float" office:value="41.4">
            <text:p>41.4</text:p>
          </table:table-cell>
          <table:table-cell table:formula="of:=AVERAGE(INDIRECT(CONCATENATE([.AE$1];[.$M11];&quot;:&quot;;[.AE$1];[.$N11])))" office:value-type="float" office:value="1902.8">
            <text:p>1902.8</text:p>
          </table:table-cell>
          <table:table-cell table:formula="of:=AVERAGE(INDIRECT(CONCATENATE([.AF$1];[.$M11];&quot;:&quot;;[.AF$1];[.$N11])))" office:value-type="float" office:value="94.8">
            <text:p>94.8</text:p>
          </table:table-cell>
          <table:table-cell/>
          <table:table-cell table:formula="of:=[.$P11] * LOG([.$P11]; 2)" office:value-type="float" office:value="229376">
            <text:p>229376</text:p>
          </table:table-cell>
          <table:table-cell table:style-name="ce2" table:formula="of:=[.$P11] * LOG( LOG([.$P11]; 2); 2)" office:value-type="float" office:value="62379.7030429918">
            <text:p>62380</text:p>
          </table:table-cell>
          <table:table-cell table:formula="of:= [.R11]/[.$AH11]" office:value-type="float" office:value="0.00000000983810860770089">
            <text:p>9.83810860770089E-009</text:p>
          </table:table-cell>
          <table:table-cell table:formula="of:= [.S11]/[.$AH11]" office:value-type="float" office:value="0.0000000105246320452009">
            <text:p>1.05246320452009E-008</text:p>
          </table:table-cell>
          <table:table-cell table:formula="of:= [.T11]/[.$AI11]" office:value-type="float" office:value="0.000000015025217406919">
            <text:p>0.000000015</text:p>
          </table:table-cell>
          <table:table-cell table:formula="of:= [.U11]/[.$AI11]" office:value-type="float" office:value="0.000000010408276543935">
            <text:p>1.0408276543935E-008</text:p>
          </table:table-cell>
          <table:table-cell/>
          <table:table-cell table:formula="of:=[.R11]/([.AC11]+[.AH11])" office:value-type="float" office:value="0.00000000983438709891102">
            <text:p>9.83438709891102E-009</text:p>
          </table:table-cell>
          <table:table-cell/>
          <table:table-cell table:formula="of:=[.AC11]/[.$P11]" office:value-type="float" office:value="0.0052978515625">
            <text:p>0.0052978516</text:p>
          </table:table-cell>
          <table:table-cell table:formula="of:=[.AD11]/[.$P11]" office:value-type="float" office:value="0.00252685546875">
            <text:p>0.0025268555</text:p>
          </table:table-cell>
          <table:table-cell table:formula="of:=[.AE11]/[.$P11]" office:value-type="float" office:value="0.1161376953125">
            <text:p>0.1161376953</text:p>
          </table:table-cell>
          <table:table-cell table:formula="of:=[.AF11]/[.$P11]" office:value-type="float" office:value="0.0057861328125">
            <text:p>0.0057861328</text:p>
          </table:table-cell>
          <table:table-cell/>
          <table:table-cell table:formula="of:=[.AR11]/[.AT11]" office:value-type="float" office:value="0.436708860759494">
            <text:p>0.436708860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61972">
            <text:p>0.000061972</text:p>
          </table:table-cell>
          <table:table-cell office:value-type="float" office:value="0.000059635">
            <text:p>0.000059635</text:p>
          </table:table-cell>
          <table:table-cell office:value-type="float" office:value="0.000035883">
            <text:p>0.000035883</text:p>
          </table:table-cell>
          <table:table-cell office:value-type="float" office:value="0.000025749">
            <text:p>0.0000257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1]+[.$N$1]" office:value-type="float" office:value="47">
            <text:p>47</text:p>
          </table:table-cell>
          <table:table-cell table:formula="of:=[.N11]+[.$N$1]" office:value-type="float" office:value="51">
            <text:p>51</text:p>
          </table:table-cell>
          <table:table-cell/>
          <table:table-cell table:formula="of:=INDIRECT(CONCATENATE([.P$1];[.$M12]))" office:value-type="float" office:value="32768">
            <text:p>32768</text:p>
          </table:table-cell>
          <table:table-cell/>
          <table:table-cell table:formula="of:=AVERAGE(INDIRECT(CONCATENATE([.R$1];[.$M12];&quot;:&quot;;[.R$1];[.$N12])))" office:value-type="float" office:value="0.005184372">
            <text:p>0.005184372</text:p>
          </table:table-cell>
          <table:table-cell table:formula="of:=AVERAGE(INDIRECT(CONCATENATE([.S$1];[.$M12];&quot;:&quot;;[.S$1];[.$N12])))" office:value-type="float" office:value="0.00510349">
            <text:p>0.00510349</text:p>
          </table:table-cell>
          <table:table-cell table:formula="of:=AVERAGE(INDIRECT(CONCATENATE([.T$1];[.$M12];&quot;:&quot;;[.T$1];[.$N12])))" office:value-type="float" office:value="0.00182063">
            <text:p>0.00182063</text:p>
          </table:table-cell>
          <table:table-cell table:formula="of:=AVERAGE(INDIRECT(CONCATENATE([.U$1];[.$M12];&quot;:&quot;;[.U$1];[.$N12])))" office:value-type="float" office:value="0.001242242">
            <text:p>0.001242242</text:p>
          </table:table-cell>
          <table:table-cell/>
          <table:table-cell table:formula="of:=[.R12]/[.T12]" office:value-type="float" office:value="2.8475703465284">
            <text:p>2.8475703465</text:p>
          </table:table-cell>
          <table:table-cell table:formula="of:=[.S12]/[.U12]" office:value-type="float" office:value="4.1082896891266">
            <text:p>4.1082896891</text:p>
          </table:table-cell>
          <table:table-cell/>
          <table:table-cell table:formula="of:=[.R12]/[.S12]" office:value-type="float" office:value="1.01584837042886">
            <text:p>1.0158483704</text:p>
          </table:table-cell>
          <table:table-cell table:formula="of:=[.T12]/[.U12]" office:value-type="float" office:value="1.46560010046352">
            <text:p>1.4656001005</text:p>
          </table:table-cell>
          <table:table-cell/>
          <table:table-cell table:formula="of:=AVERAGE(INDIRECT(CONCATENATE([.AC$1];[.$M12];&quot;:&quot;;[.AC$1];[.$N12])))" office:value-type="float" office:value="316.6">
            <text:p>316.6</text:p>
          </table:table-cell>
          <table:table-cell table:formula="of:=AVERAGE(INDIRECT(CONCATENATE([.AD$1];[.$M12];&quot;:&quot;;[.AD$1];[.$N12])))" office:value-type="float" office:value="71.4">
            <text:p>71.4</text:p>
          </table:table-cell>
          <table:table-cell table:formula="of:=AVERAGE(INDIRECT(CONCATENATE([.AE$1];[.$M12];&quot;:&quot;;[.AE$1];[.$N12])))" office:value-type="float" office:value="4484.4">
            <text:p>4484.4</text:p>
          </table:table-cell>
          <table:table-cell table:formula="of:=AVERAGE(INDIRECT(CONCATENATE([.AF$1];[.$M12];&quot;:&quot;;[.AF$1];[.$N12])))" office:value-type="float" office:value="546.2">
            <text:p>546.2</text:p>
          </table:table-cell>
          <table:table-cell/>
          <table:table-cell table:formula="of:=[.$P12] * LOG([.$P12]; 2)" office:value-type="float" office:value="491520">
            <text:p>491520</text:p>
          </table:table-cell>
          <table:table-cell table:style-name="ce2" table:formula="of:=[.$P12] * LOG( LOG([.$P12]; 2); 2)" office:value-type="float" office:value="128020.9910369">
            <text:p>128021</text:p>
          </table:table-cell>
          <table:table-cell table:formula="of:= [.R12]/[.$AH12]" office:value-type="float" office:value="0.0000000105476318359375">
            <text:p>1.05476318359375E-008</text:p>
          </table:table-cell>
          <table:table-cell table:formula="of:= [.S12]/[.$AH12]" office:value-type="float" office:value="0.0000000103830769856771">
            <text:p>1.03830769856771E-008</text:p>
          </table:table-cell>
          <table:table-cell table:formula="of:= [.T12]/[.$AI12]" office:value-type="float" office:value="0.0000000142213396822966">
            <text:p>1.42213396822966E-008</text:p>
          </table:table-cell>
          <table:table-cell table:formula="of:= [.U12]/[.$AI12]" office:value-type="float" office:value="0.00000000970342433641952">
            <text:p>9.70342433641952E-009</text:p>
          </table:table-cell>
          <table:table-cell/>
          <table:table-cell table:formula="of:=[.R12]/([.AC12]+[.AH12])" office:value-type="float" office:value="0.0000000105408422228033">
            <text:p>1.05408422228033E-008</text:p>
          </table:table-cell>
          <table:table-cell/>
          <table:table-cell table:formula="of:=[.AC12]/[.$P12]" office:value-type="float" office:value="0.009661865234375">
            <text:p>0.0096618652</text:p>
          </table:table-cell>
          <table:table-cell table:formula="of:=[.AD12]/[.$P12]" office:value-type="float" office:value="0.002178955078125">
            <text:p>0.0021789551</text:p>
          </table:table-cell>
          <table:table-cell table:formula="of:=[.AE12]/[.$P12]" office:value-type="float" office:value="0.13685302734375">
            <text:p>0.1368530273</text:p>
          </table:table-cell>
          <table:table-cell table:formula="of:=[.AF12]/[.$P12]" office:value-type="float" office:value="0.016668701171875">
            <text:p>0.0166687012</text:p>
          </table:table-cell>
          <table:table-cell/>
          <table:table-cell table:formula="of:=[.AR12]/[.AT12]" office:value-type="float" office:value="0.130721347491761">
            <text:p>0.1307213475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3767">
            <text:p>0.000053767</text:p>
          </table:table-cell>
          <table:table-cell office:value-type="float" office:value="0.000047723">
            <text:p>0.000047723</text:p>
          </table:table-cell>
          <table:table-cell office:value-type="float" office:value="0.000035126">
            <text:p>0.000035126</text:p>
          </table:table-cell>
          <table:table-cell office:value-type="float" office:value="0.000025071">
            <text:p>0.00002507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2]+[.$N$1]" office:value-type="float" office:value="52">
            <text:p>52</text:p>
          </table:table-cell>
          <table:table-cell table:formula="of:=[.N12]+[.$N$1]" office:value-type="float" office:value="56">
            <text:p>56</text:p>
          </table:table-cell>
          <table:table-cell/>
          <table:table-cell table:formula="of:=INDIRECT(CONCATENATE([.P$1];[.$M13]))" office:value-type="float" office:value="65536">
            <text:p>65536</text:p>
          </table:table-cell>
          <table:table-cell/>
          <table:table-cell table:formula="of:=AVERAGE(INDIRECT(CONCATENATE([.R$1];[.$M13];&quot;:&quot;;[.R$1];[.$N13])))" office:value-type="float" office:value="0.01174846">
            <text:p>0.01174846</text:p>
          </table:table-cell>
          <table:table-cell table:formula="of:=AVERAGE(INDIRECT(CONCATENATE([.S$1];[.$M13];&quot;:&quot;;[.S$1];[.$N13])))" office:value-type="float" office:value="0.01159296">
            <text:p>0.01159296</text:p>
          </table:table-cell>
          <table:table-cell table:formula="of:=AVERAGE(INDIRECT(CONCATENATE([.T$1];[.$M13];&quot;:&quot;;[.T$1];[.$N13])))" office:value-type="float" office:value="0.007576558">
            <text:p>0.007576558</text:p>
          </table:table-cell>
          <table:table-cell table:formula="of:=AVERAGE(INDIRECT(CONCATENATE([.U$1];[.$M13];&quot;:&quot;;[.U$1];[.$N13])))" office:value-type="float" office:value="0.003434174">
            <text:p>0.003434174</text:p>
          </table:table-cell>
          <table:table-cell/>
          <table:table-cell table:formula="of:=[.R13]/[.T13]" office:value-type="float" office:value="1.55063288633176">
            <text:p>1.5506328863</text:p>
          </table:table-cell>
          <table:table-cell table:formula="of:=[.S13]/[.U13]" office:value-type="float" office:value="3.37576372076662">
            <text:p>3.3757637208</text:p>
          </table:table-cell>
          <table:table-cell/>
          <table:table-cell table:formula="of:=[.R13]/[.S13]" office:value-type="float" office:value="1.01341331290714">
            <text:p>1.0134133129</text:p>
          </table:table-cell>
          <table:table-cell table:formula="of:=[.T13]/[.U13]" office:value-type="float" office:value="2.20622426236993">
            <text:p>2.2062242624</text:p>
          </table:table-cell>
          <table:table-cell/>
          <table:table-cell table:formula="of:=AVERAGE(INDIRECT(CONCATENATE([.AC$1];[.$M13];&quot;:&quot;;[.AC$1];[.$N13])))" office:value-type="float" office:value="1404.2">
            <text:p>1404.2</text:p>
          </table:table-cell>
          <table:table-cell table:formula="of:=AVERAGE(INDIRECT(CONCATENATE([.AD$1];[.$M13];&quot;:&quot;;[.AD$1];[.$N13])))" office:value-type="float" office:value="322.8">
            <text:p>322.8</text:p>
          </table:table-cell>
          <table:table-cell table:formula="of:=AVERAGE(INDIRECT(CONCATENATE([.AE$1];[.$M13];&quot;:&quot;;[.AE$1];[.$N13])))" office:value-type="float" office:value="55930">
            <text:p>55930</text:p>
          </table:table-cell>
          <table:table-cell table:formula="of:=AVERAGE(INDIRECT(CONCATENATE([.AF$1];[.$M13];&quot;:&quot;;[.AF$1];[.$N13])))" office:value-type="float" office:value="2907.4">
            <text:p>2907.4</text:p>
          </table:table-cell>
          <table:table-cell/>
          <table:table-cell table:formula="of:=[.$P13] * LOG([.$P13]; 2)" office:value-type="float" office:value="1048576">
            <text:p>1048576</text:p>
          </table:table-cell>
          <table:table-cell table:style-name="ce2" table:formula="of:=[.$P13] * LOG( LOG([.$P13]; 2); 2)" office:value-type="float" office:value="262144">
            <text:p>262144</text:p>
          </table:table-cell>
          <table:table-cell table:formula="of:= [.R13]/[.$AH13]" office:value-type="float" office:value="0.0000000112042045593262">
            <text:p>1.12042045593262E-008</text:p>
          </table:table-cell>
          <table:table-cell table:formula="of:= [.S13]/[.$AH13]" office:value-type="float" office:value="0.000000011055908203125">
            <text:p>1.1055908203125E-008</text:p>
          </table:table-cell>
          <table:table-cell table:formula="of:= [.T13]/[.$AI13]" office:value-type="float" office:value="0.0000000289022750854492">
            <text:p>2.89022750854492E-008</text:p>
          </table:table-cell>
          <table:table-cell table:formula="of:= [.U13]/[.$AI13]" office:value-type="float" office:value="0.0000000131003341674805">
            <text:p>1.31003341674805E-008</text:p>
          </table:table-cell>
          <table:table-cell/>
          <table:table-cell table:formula="of:=[.R13]/([.AC13]+[.AH13])" office:value-type="float" office:value="0.0000000111892205205393">
            <text:p>1.11892205205393E-008</text:p>
          </table:table-cell>
          <table:table-cell/>
          <table:table-cell table:formula="of:=[.AC13]/[.$P13]" office:value-type="float" office:value="0.0214263916015625">
            <text:p>0.0214263916</text:p>
          </table:table-cell>
          <table:table-cell table:formula="of:=[.AD13]/[.$P13]" office:value-type="float" office:value="0.004925537109375">
            <text:p>0.0049255371</text:p>
          </table:table-cell>
          <table:table-cell table:formula="of:=[.AE13]/[.$P13]" office:value-type="float" office:value="0.853424072265625">
            <text:p>0.8534240723</text:p>
          </table:table-cell>
          <table:table-cell table:formula="of:=[.AF13]/[.$P13]" office:value-type="float" office:value="0.0443634033203125">
            <text:p>0.0443634033</text:p>
          </table:table-cell>
          <table:table-cell/>
          <table:table-cell table:formula="of:=[.AR13]/[.AT13]" office:value-type="float" office:value="0.111027034463782">
            <text:p>0.1110270345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3614">
            <text:p>0.000053614</text:p>
          </table:table-cell>
          <table:table-cell office:value-type="float" office:value="0.000048051">
            <text:p>0.000048051</text:p>
          </table:table-cell>
          <table:table-cell office:value-type="float" office:value="0.000034113">
            <text:p>0.000034113</text:p>
          </table:table-cell>
          <table:table-cell office:value-type="float" office:value="0.000025212">
            <text:p>0.0000252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3]+[.$N$1]" office:value-type="float" office:value="57">
            <text:p>57</text:p>
          </table:table-cell>
          <table:table-cell table:formula="of:=[.N13]+[.$N$1]" office:value-type="float" office:value="61">
            <text:p>61</text:p>
          </table:table-cell>
          <table:table-cell/>
          <table:table-cell table:formula="of:=INDIRECT(CONCATENATE([.P$1];[.$M14]))" office:value-type="float" office:value="131072">
            <text:p>131072</text:p>
          </table:table-cell>
          <table:table-cell/>
          <table:table-cell table:formula="of:=AVERAGE(INDIRECT(CONCATENATE([.R$1];[.$M14];&quot;:&quot;;[.R$1];[.$N14])))" office:value-type="float" office:value="0.03268916">
            <text:p>0.03268916</text:p>
          </table:table-cell>
          <table:table-cell table:formula="of:=AVERAGE(INDIRECT(CONCATENATE([.S$1];[.$M14];&quot;:&quot;;[.S$1];[.$N14])))" office:value-type="float" office:value="0.02626886">
            <text:p>0.02626886</text:p>
          </table:table-cell>
          <table:table-cell table:formula="of:=AVERAGE(INDIRECT(CONCATENATE([.T$1];[.$M14];&quot;:&quot;;[.T$1];[.$N14])))" office:value-type="float" office:value="0.01940278">
            <text:p>0.01940278</text:p>
          </table:table-cell>
          <table:table-cell table:formula="of:=AVERAGE(INDIRECT(CONCATENATE([.U$1];[.$M14];&quot;:&quot;;[.U$1];[.$N14])))" office:value-type="float" office:value="0.006784966">
            <text:p>0.006784966</text:p>
          </table:table-cell>
          <table:table-cell/>
          <table:table-cell table:formula="of:=[.R14]/[.T14]" office:value-type="float" office:value="1.68476682207395">
            <text:p>1.6847668221</text:p>
          </table:table-cell>
          <table:table-cell table:formula="of:=[.S14]/[.U14]" office:value-type="float" office:value="3.87162735966547">
            <text:p>3.8716273597</text:p>
          </table:table-cell>
          <table:table-cell/>
          <table:table-cell table:formula="of:=[.R14]/[.S14]" office:value-type="float" office:value="1.24440725634839">
            <text:p>1.2444072563</text:p>
          </table:table-cell>
          <table:table-cell table:formula="of:=[.T14]/[.U14]" office:value-type="float" office:value="2.85967239924268">
            <text:p>2.8596723992</text:p>
          </table:table-cell>
          <table:table-cell/>
          <table:table-cell table:formula="of:=AVERAGE(INDIRECT(CONCATENATE([.AC$1];[.$M14];&quot;:&quot;;[.AC$1];[.$N14])))" office:value-type="float" office:value="126526">
            <text:p>126526</text:p>
          </table:table-cell>
          <table:table-cell table:formula="of:=AVERAGE(INDIRECT(CONCATENATE([.AD$1];[.$M14];&quot;:&quot;;[.AD$1];[.$N14])))" office:value-type="float" office:value="1002.4">
            <text:p>1002.4</text:p>
          </table:table-cell>
          <table:table-cell table:formula="of:=AVERAGE(INDIRECT(CONCATENATE([.AE$1];[.$M14];&quot;:&quot;;[.AE$1];[.$N14])))" office:value-type="float" office:value="197917">
            <text:p>197917</text:p>
          </table:table-cell>
          <table:table-cell table:formula="of:=AVERAGE(INDIRECT(CONCATENATE([.AF$1];[.$M14];&quot;:&quot;;[.AF$1];[.$N14])))" office:value-type="float" office:value="4583">
            <text:p>4583</text:p>
          </table:table-cell>
          <table:table-cell/>
          <table:table-cell table:formula="of:=[.$P14] * LOG([.$P14]; 2)" office:value-type="float" office:value="2228224">
            <text:p>2228224</text:p>
          </table:table-cell>
          <table:table-cell table:style-name="ce2" table:formula="of:=[.$P14] * LOG( LOG([.$P14]; 2); 2)" office:value-type="float" office:value="535751.929528364">
            <text:p>535752</text:p>
          </table:table-cell>
          <table:table-cell table:formula="of:= [.R14]/[.$AH14]" office:value-type="float" office:value="0.0000000146704999138327">
            <text:p>1.46704999138327E-008</text:p>
          </table:table-cell>
          <table:table-cell table:formula="of:= [.S14]/[.$AH14]" office:value-type="float" office:value="0.0000000117891468721278">
            <text:p>1.17891468721278E-008</text:p>
          </table:table-cell>
          <table:table-cell table:formula="of:= [.T14]/[.$AI14]" office:value-type="float" office:value="0.0000000362159778259329">
            <text:p>3.62159778259329E-008</text:p>
          </table:table-cell>
          <table:table-cell table:formula="of:= [.U14]/[.$AI14]" office:value-type="float" office:value="0.0000000126643799602793">
            <text:p>1.26643799602793E-008</text:p>
          </table:table-cell>
          <table:table-cell/>
          <table:table-cell table:formula="of:=[.R14]/([.AC14]+[.AH14])" office:value-type="float" office:value="0.0000000138822210425735">
            <text:p>1.38822210425735E-008</text:p>
          </table:table-cell>
          <table:table-cell/>
          <table:table-cell table:formula="of:=[.AC14]/[.$P14]" office:value-type="float" office:value="0.965316772460938">
            <text:p>0.9653167725</text:p>
          </table:table-cell>
          <table:table-cell table:formula="of:=[.AD14]/[.$P14]" office:value-type="float" office:value="0.007647705078125">
            <text:p>0.0076477051</text:p>
          </table:table-cell>
          <table:table-cell table:formula="of:=[.AE14]/[.$P14]" office:value-type="float" office:value="1.50998687744141">
            <text:p>1.5099868774</text:p>
          </table:table-cell>
          <table:table-cell table:formula="of:=[.AF14]/[.$P14]" office:value-type="float" office:value="0.0349655151367187">
            <text:p>0.0349655151</text:p>
          </table:table-cell>
          <table:table-cell/>
          <table:table-cell table:formula="of:=[.AR14]/[.AT14]" office:value-type="float" office:value="0.218721361553568">
            <text:p>0.2187213616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3039">
            <text:p>0.000053039</text:p>
          </table:table-cell>
          <table:table-cell office:value-type="float" office:value="0.000048021">
            <text:p>0.000048021</text:p>
          </table:table-cell>
          <table:table-cell office:value-type="float" office:value="0.000034684">
            <text:p>0.000034684</text:p>
          </table:table-cell>
          <table:table-cell office:value-type="float" office:value="0.000025118">
            <text:p>0.0000251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4]+[.$N$1]" office:value-type="float" office:value="62">
            <text:p>62</text:p>
          </table:table-cell>
          <table:table-cell table:formula="of:=[.N14]+[.$N$1]" office:value-type="float" office:value="66">
            <text:p>66</text:p>
          </table:table-cell>
          <table:table-cell/>
          <table:table-cell table:formula="of:=INDIRECT(CONCATENATE([.P$1];[.$M15]))" office:value-type="float" office:value="262144">
            <text:p>262144</text:p>
          </table:table-cell>
          <table:table-cell/>
          <table:table-cell table:formula="of:=AVERAGE(INDIRECT(CONCATENATE([.R$1];[.$M15];&quot;:&quot;;[.R$1];[.$N15])))" office:value-type="float" office:value="0.08600104">
            <text:p>0.08600104</text:p>
          </table:table-cell>
          <table:table-cell table:formula="of:=AVERAGE(INDIRECT(CONCATENATE([.S$1];[.$M15];&quot;:&quot;;[.S$1];[.$N15])))" office:value-type="float" office:value="0.06935324">
            <text:p>0.06935324</text:p>
          </table:table-cell>
          <table:table-cell table:formula="of:=AVERAGE(INDIRECT(CONCATENATE([.T$1];[.$M15];&quot;:&quot;;[.T$1];[.$N15])))" office:value-type="float" office:value="0.0524829">
            <text:p>0.0524829</text:p>
          </table:table-cell>
          <table:table-cell table:formula="of:=AVERAGE(INDIRECT(CONCATENATE([.U$1];[.$M15];&quot;:&quot;;[.U$1];[.$N15])))" office:value-type="float" office:value="0.01359742">
            <text:p>0.01359742</text:p>
          </table:table-cell>
          <table:table-cell/>
          <table:table-cell table:formula="of:=[.R15]/[.T15]" office:value-type="float" office:value="1.63864877893562">
            <text:p>1.6386487789</text:p>
          </table:table-cell>
          <table:table-cell table:formula="of:=[.S15]/[.U15]" office:value-type="float" office:value="5.10047053043886">
            <text:p>5.1004705304</text:p>
          </table:table-cell>
          <table:table-cell/>
          <table:table-cell table:formula="of:=[.R15]/[.S15]" office:value-type="float" office:value="1.24004357979526">
            <text:p>1.2400435798</text:p>
          </table:table-cell>
          <table:table-cell table:formula="of:=[.T15]/[.U15]" office:value-type="float" office:value="3.85976898558697">
            <text:p>3.8597689856</text:p>
          </table:table-cell>
          <table:table-cell/>
          <table:table-cell table:formula="of:=AVERAGE(INDIRECT(CONCATENATE([.AC$1];[.$M15];&quot;:&quot;;[.AC$1];[.$N15])))" office:value-type="float" office:value="643958.6">
            <text:p>643958.6</text:p>
          </table:table-cell>
          <table:table-cell table:formula="of:=AVERAGE(INDIRECT(CONCATENATE([.AD$1];[.$M15];&quot;:&quot;;[.AD$1];[.$N15])))" office:value-type="float" office:value="4062.4">
            <text:p>4062.4</text:p>
          </table:table-cell>
          <table:table-cell table:formula="of:=AVERAGE(INDIRECT(CONCATENATE([.AE$1];[.$M15];&quot;:&quot;;[.AE$1];[.$N15])))" office:value-type="float" office:value="847184.2">
            <text:p>847184.2</text:p>
          </table:table-cell>
          <table:table-cell table:formula="of:=AVERAGE(INDIRECT(CONCATENATE([.AF$1];[.$M15];&quot;:&quot;;[.AF$1];[.$N15])))" office:value-type="float" office:value="9754">
            <text:p>9754</text:p>
          </table:table-cell>
          <table:table-cell/>
          <table:table-cell table:formula="of:=[.$P15] * LOG([.$P15]; 2)" office:value-type="float" office:value="4718592">
            <text:p>4718592</text:p>
          </table:table-cell>
          <table:table-cell table:style-name="ce2" table:formula="of:=[.$P15] * LOG( LOG([.$P15]; 2); 2)" office:value-type="float" office:value="1093120.81957809">
            <text:p>1093121</text:p>
          </table:table-cell>
          <table:table-cell table:formula="of:= [.R15]/[.$AH15]" office:value-type="float" office:value="0.0000000182259962293837">
            <text:p>1.82259962293837E-008</text:p>
          </table:table-cell>
          <table:table-cell table:formula="of:= [.S15]/[.$AH15]" office:value-type="float" office:value="0.0000000146978674994575">
            <text:p>1.46978674994575E-008</text:p>
          </table:table-cell>
          <table:table-cell table:formula="of:= [.T15]/[.$AI15]" office:value-type="float" office:value="0.0000000480119846406883">
            <text:p>0.000000048</text:p>
          </table:table-cell>
          <table:table-cell table:formula="of:= [.U15]/[.$AI15]" office:value-type="float" office:value="0.0000000124390824476732">
            <text:p>1.24390824476732E-008</text:p>
          </table:table-cell>
          <table:table-cell/>
          <table:table-cell table:formula="of:=[.R15]/([.AC15]+[.AH15])" office:value-type="float" office:value="0.0000000160373386500073">
            <text:p>0.000000016</text:p>
          </table:table-cell>
          <table:table-cell/>
          <table:table-cell table:formula="of:=[.AC15]/[.$P15]" office:value-type="float" office:value="2.4565071105957">
            <text:p>2.4565071106</text:p>
          </table:table-cell>
          <table:table-cell table:formula="of:=[.AD15]/[.$P15]" office:value-type="float" office:value="0.015496826171875">
            <text:p>0.0154968262</text:p>
          </table:table-cell>
          <table:table-cell table:formula="of:=[.AE15]/[.$P15]" office:value-type="float" office:value="3.2317512512207">
            <text:p>3.2317512512</text:p>
          </table:table-cell>
          <table:table-cell table:formula="of:=[.AF15]/[.$P15]" office:value-type="float" office:value="0.0372085571289062">
            <text:p>0.0372085571</text:p>
          </table:table-cell>
          <table:table-cell/>
          <table:table-cell table:formula="of:=[.AR15]/[.AT15]" office:value-type="float" office:value="0.416485544392044">
            <text:p>0.4164855444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52839">
            <text:p>0.000052839</text:p>
          </table:table-cell>
          <table:table-cell office:value-type="float" office:value="0.000048334">
            <text:p>0.000048334</text:p>
          </table:table-cell>
          <table:table-cell office:value-type="float" office:value="0.000034103">
            <text:p>0.000034103</text:p>
          </table:table-cell>
          <table:table-cell office:value-type="float" office:value="0.000025151">
            <text:p>0.0000251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5]+[.$N$1]" office:value-type="float" office:value="67">
            <text:p>67</text:p>
          </table:table-cell>
          <table:table-cell table:formula="of:=[.N15]+[.$N$1]" office:value-type="float" office:value="71">
            <text:p>71</text:p>
          </table:table-cell>
          <table:table-cell/>
          <table:table-cell table:formula="of:=INDIRECT(CONCATENATE([.P$1];[.$M16]))" office:value-type="float" office:value="524288">
            <text:p>524288</text:p>
          </table:table-cell>
          <table:table-cell/>
          <table:table-cell table:formula="of:=AVERAGE(INDIRECT(CONCATENATE([.R$1];[.$M16];&quot;:&quot;;[.R$1];[.$N16])))" office:value-type="float" office:value="0.2225314">
            <text:p>0.2225314</text:p>
          </table:table-cell>
          <table:table-cell table:formula="of:=AVERAGE(INDIRECT(CONCATENATE([.S$1];[.$M16];&quot;:&quot;;[.S$1];[.$N16])))" office:value-type="float" office:value="0.1595118">
            <text:p>0.1595118</text:p>
          </table:table-cell>
          <table:table-cell table:formula="of:=AVERAGE(INDIRECT(CONCATENATE([.T$1];[.$M16];&quot;:&quot;;[.T$1];[.$N16])))" office:value-type="float" office:value="0.1279686">
            <text:p>0.1279686</text:p>
          </table:table-cell>
          <table:table-cell table:formula="of:=AVERAGE(INDIRECT(CONCATENATE([.U$1];[.$M16];&quot;:&quot;;[.U$1];[.$N16])))" office:value-type="float" office:value="0.02696202">
            <text:p>0.02696202</text:p>
          </table:table-cell>
          <table:table-cell/>
          <table:table-cell table:formula="of:=[.R16]/[.T16]" office:value-type="float" office:value="1.73895314944447">
            <text:p>1.7389531494</text:p>
          </table:table-cell>
          <table:table-cell table:formula="of:=[.S16]/[.U16]" office:value-type="float" office:value="5.91616651868072">
            <text:p>5.9161665187</text:p>
          </table:table-cell>
          <table:table-cell/>
          <table:table-cell table:formula="of:=[.R16]/[.S16]" office:value-type="float" office:value="1.39507798169164">
            <text:p>1.3950779817</text:p>
          </table:table-cell>
          <table:table-cell table:formula="of:=[.T16]/[.U16]" office:value-type="float" office:value="4.74625417531772">
            <text:p>4.7462541753</text:p>
          </table:table-cell>
          <table:table-cell/>
          <table:table-cell table:formula="of:=AVERAGE(INDIRECT(CONCATENATE([.AC$1];[.$M16];&quot;:&quot;;[.AC$1];[.$N16])))" office:value-type="float" office:value="2465608">
            <text:p>2465608</text:p>
          </table:table-cell>
          <table:table-cell table:formula="of:=AVERAGE(INDIRECT(CONCATENATE([.AD$1];[.$M16];&quot;:&quot;;[.AD$1];[.$N16])))" office:value-type="float" office:value="3673.2">
            <text:p>3673.2</text:p>
          </table:table-cell>
          <table:table-cell table:formula="of:=AVERAGE(INDIRECT(CONCATENATE([.AE$1];[.$M16];&quot;:&quot;;[.AE$1];[.$N16])))" office:value-type="float" office:value="2414976">
            <text:p>2414976</text:p>
          </table:table-cell>
          <table:table-cell table:formula="of:=AVERAGE(INDIRECT(CONCATENATE([.AF$1];[.$M16];&quot;:&quot;;[.AF$1];[.$N16])))" office:value-type="float" office:value="19145">
            <text:p>19145</text:p>
          </table:table-cell>
          <table:table-cell/>
          <table:table-cell table:formula="of:=[.$P16] * LOG([.$P16]; 2)" office:value-type="float" office:value="9961472">
            <text:p>9961472</text:p>
          </table:table-cell>
          <table:table-cell table:style-name="ce2" table:formula="of:=[.$P16] * LOG( LOG([.$P16]; 2); 2)" office:value-type="float" office:value="2227137.42016831">
            <text:p>2227137</text:p>
          </table:table-cell>
          <table:table-cell table:formula="of:= [.R16]/[.$AH16]" office:value-type="float" office:value="0.0000000223392085025185">
            <text:p>2.23392085025185E-008</text:p>
          </table:table-cell>
          <table:table-cell table:formula="of:= [.S16]/[.$AH16]" office:value-type="float" office:value="0.0000000160128744024979">
            <text:p>0.000000016</text:p>
          </table:table-cell>
          <table:table-cell table:formula="of:= [.T16]/[.$AI16]" office:value-type="float" office:value="0.0000000574587804242134">
            <text:p>5.74587804242134E-008</text:p>
          </table:table-cell>
          <table:table-cell table:formula="of:= [.U16]/[.$AI16]" office:value-type="float" office:value="0.0000000121061321837798">
            <text:p>1.21061321837798E-008</text:p>
          </table:table-cell>
          <table:table-cell/>
          <table:table-cell table:formula="of:=[.R16]/([.AC16]+[.AH16])" office:value-type="float" office:value="0.0000000179069741242512">
            <text:p>1.79069741242512E-008</text:p>
          </table:table-cell>
          <table:table-cell/>
          <table:table-cell table:formula="of:=[.AC16]/[.$P16]" office:value-type="float" office:value="4.70277404785156">
            <text:p>4.7027740479</text:p>
          </table:table-cell>
          <table:table-cell table:formula="of:=[.AD16]/[.$P16]" office:value-type="float" office:value="0.00700607299804687">
            <text:p>0.007006073</text:p>
          </table:table-cell>
          <table:table-cell table:formula="of:=[.AE16]/[.$P16]" office:value-type="float" office:value="4.606201171875">
            <text:p>4.6062011719</text:p>
          </table:table-cell>
          <table:table-cell table:formula="of:=[.AF16]/[.$P16]" office:value-type="float" office:value="0.0365161895751953">
            <text:p>0.0365161896</text:p>
          </table:table-cell>
          <table:table-cell/>
          <table:table-cell table:formula="of:=[.AR16]/[.AT16]" office:value-type="float" office:value="0.191862104988248">
            <text:p>0.191862105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63378">
            <text:p>0.000063378</text:p>
          </table:table-cell>
          <table:table-cell office:value-type="float" office:value="0.000058423">
            <text:p>0.000058423</text:p>
          </table:table-cell>
          <table:table-cell office:value-type="float" office:value="0.000028588">
            <text:p>0.000028588</text:p>
          </table:table-cell>
          <table:table-cell office:value-type="float" office:value="0.000032611">
            <text:p>0.000032611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6]+[.$N$1]" office:value-type="float" office:value="72">
            <text:p>72</text:p>
          </table:table-cell>
          <table:table-cell table:formula="of:=[.N16]+[.$N$1]" office:value-type="float" office:value="76">
            <text:p>76</text:p>
          </table:table-cell>
          <table:table-cell/>
          <table:table-cell table:formula="of:=INDIRECT(CONCATENATE([.P$1];[.$M17]))" office:value-type="float" office:value="1048576">
            <text:p>1048576</text:p>
          </table:table-cell>
          <table:table-cell/>
          <table:table-cell table:formula="of:=AVERAGE(INDIRECT(CONCATENATE([.R$1];[.$M17];&quot;:&quot;;[.R$1];[.$N17])))" office:value-type="float" office:value="0.5707972">
            <text:p>0.5707972</text:p>
          </table:table-cell>
          <table:table-cell table:formula="of:=AVERAGE(INDIRECT(CONCATENATE([.S$1];[.$M17];&quot;:&quot;;[.S$1];[.$N17])))" office:value-type="float" office:value="0.3543798">
            <text:p>0.3543798</text:p>
          </table:table-cell>
          <table:table-cell table:formula="of:=AVERAGE(INDIRECT(CONCATENATE([.T$1];[.$M17];&quot;:&quot;;[.T$1];[.$N17])))" office:value-type="float" office:value="0.267824">
            <text:p>0.267824</text:p>
          </table:table-cell>
          <table:table-cell table:formula="of:=AVERAGE(INDIRECT(CONCATENATE([.U$1];[.$M17];&quot;:&quot;;[.U$1];[.$N17])))" office:value-type="float" office:value="0.05373">
            <text:p>0.05373</text:p>
          </table:table-cell>
          <table:table-cell/>
          <table:table-cell table:formula="of:=[.R17]/[.T17]" office:value-type="float" office:value="2.13123991875261">
            <text:p>2.1312399188</text:p>
          </table:table-cell>
          <table:table-cell table:formula="of:=[.S17]/[.U17]" office:value-type="float" office:value="6.5955667225014">
            <text:p>6.5955667225</text:p>
          </table:table-cell>
          <table:table-cell/>
          <table:table-cell table:formula="of:=[.R17]/[.S17]" office:value-type="float" office:value="1.61069338602257">
            <text:p>1.610693386</text:p>
          </table:table-cell>
          <table:table-cell table:formula="of:=[.T17]/[.U17]" office:value-type="float" office:value="4.98462683789317">
            <text:p>4.9846268379</text:p>
          </table:table-cell>
          <table:table-cell/>
          <table:table-cell table:formula="of:=AVERAGE(INDIRECT(CONCATENATE([.AC$1];[.$M17];&quot;:&quot;;[.AC$1];[.$N17])))" office:value-type="float" office:value="7862734">
            <text:p>7862734</text:p>
          </table:table-cell>
          <table:table-cell table:formula="of:=AVERAGE(INDIRECT(CONCATENATE([.AD$1];[.$M17];&quot;:&quot;;[.AD$1];[.$N17])))" office:value-type="float" office:value="8352.8">
            <text:p>8352.8</text:p>
          </table:table-cell>
          <table:table-cell table:formula="of:=AVERAGE(INDIRECT(CONCATENATE([.AE$1];[.$M17];&quot;:&quot;;[.AE$1];[.$N17])))" office:value-type="float" office:value="5223616">
            <text:p>5223616</text:p>
          </table:table-cell>
          <table:table-cell table:formula="of:=AVERAGE(INDIRECT(CONCATENATE([.AF$1];[.$M17];&quot;:&quot;;[.AF$1];[.$N17])))" office:value-type="float" office:value="28933.8">
            <text:p>28933.8</text:p>
          </table:table-cell>
          <table:table-cell/>
          <table:table-cell table:formula="of:=[.$P17] * LOG([.$P17]; 2)" office:value-type="float" office:value="20971520">
            <text:p>20971520</text:p>
          </table:table-cell>
          <table:table-cell table:style-name="ce2" table:formula="of:=[.$P17] * LOG( LOG([.$P17]; 2); 2)" office:value-type="float" office:value="4531870.07402461">
            <text:p>4531870</text:p>
          </table:table-cell>
          <table:table-cell table:formula="of:= [.R17]/[.$AH17]" office:value-type="float" office:value="0.0000000272177314758301">
            <text:p>2.72177314758301E-008</text:p>
          </table:table-cell>
          <table:table-cell table:formula="of:= [.S17]/[.$AH17]" office:value-type="float" office:value="0.0000000168981456756592">
            <text:p>1.68981456756592E-008</text:p>
          </table:table-cell>
          <table:table-cell table:formula="of:= [.T17]/[.$AI17]" office:value-type="float" office:value="0.0000000590978990185731">
            <text:p>5.90978990185731E-008</text:p>
          </table:table-cell>
          <table:table-cell table:formula="of:= [.U17]/[.$AI17]" office:value-type="float" office:value="0.0000000118560327463854">
            <text:p>1.18560327463854E-008</text:p>
          </table:table-cell>
          <table:table-cell/>
          <table:table-cell table:formula="of:=[.R17]/([.AC17]+[.AH17])" office:value-type="float" office:value="0.0000000197958025895173">
            <text:p>1.97958025895173E-008</text:p>
          </table:table-cell>
          <table:table-cell/>
          <table:table-cell table:formula="of:=[.AC17]/[.$P17]" office:value-type="float" office:value="7.49848747253418">
            <text:p>7.4984874725</text:p>
          </table:table-cell>
          <table:table-cell table:formula="of:=[.AD17]/[.$P17]" office:value-type="float" office:value="0.00796585083007812">
            <text:p>0.0079658508</text:p>
          </table:table-cell>
          <table:table-cell table:formula="of:=[.AE17]/[.$P17]" office:value-type="float" office:value="4.98162841796875">
            <text:p>4.981628418</text:p>
          </table:table-cell>
          <table:table-cell table:formula="of:=[.AF17]/[.$P17]" office:value-type="float" office:value="0.0275934219360352">
            <text:p>0.0275934219</text:p>
          </table:table-cell>
          <table:table-cell/>
          <table:table-cell table:formula="of:=[.AR17]/[.AT17]" office:value-type="float" office:value="0.288686588004341">
            <text:p>0.28868658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2458">
            <text:p>0.000042458</text:p>
          </table:table-cell>
          <table:table-cell office:value-type="float" office:value="0.00004061">
            <text:p>0.00004061</text:p>
          </table:table-cell>
          <table:table-cell office:value-type="float" office:value="0.000026654">
            <text:p>0.000026654</text:p>
          </table:table-cell>
          <table:table-cell office:value-type="float" office:value="0.000019252">
            <text:p>0.00001925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7]+[.$N$1]" office:value-type="float" office:value="77">
            <text:p>77</text:p>
          </table:table-cell>
          <table:table-cell table:formula="of:=[.N17]+[.$N$1]" office:value-type="float" office:value="81">
            <text:p>81</text:p>
          </table:table-cell>
          <table:table-cell/>
          <table:table-cell table:formula="of:=INDIRECT(CONCATENATE([.P$1];[.$M18]))" office:value-type="float" office:value="2097152">
            <text:p>2097152</text:p>
          </table:table-cell>
          <table:table-cell/>
          <table:table-cell table:formula="of:=AVERAGE(INDIRECT(CONCATENATE([.R$1];[.$M18];&quot;:&quot;;[.R$1];[.$N18])))" office:value-type="float" office:value="1.401804">
            <text:p>1.401804</text:p>
          </table:table-cell>
          <table:table-cell table:formula="of:=AVERAGE(INDIRECT(CONCATENATE([.S$1];[.$M18];&quot;:&quot;;[.S$1];[.$N18])))" office:value-type="float" office:value="0.763205">
            <text:p>0.763205</text:p>
          </table:table-cell>
          <table:table-cell table:formula="of:=AVERAGE(INDIRECT(CONCATENATE([.T$1];[.$M18];&quot;:&quot;;[.T$1];[.$N18])))" office:value-type="float" office:value="0.6131626">
            <text:p>0.6131626</text:p>
          </table:table-cell>
          <table:table-cell table:formula="of:=AVERAGE(INDIRECT(CONCATENATE([.U$1];[.$M18];&quot;:&quot;;[.U$1];[.$N18])))" office:value-type="float" office:value="0.1088288">
            <text:p>0.1088288</text:p>
          </table:table-cell>
          <table:table-cell/>
          <table:table-cell table:formula="of:=[.R18]/[.T18]" office:value-type="float" office:value="2.28618640471549">
            <text:p>2.2861864047</text:p>
          </table:table-cell>
          <table:table-cell table:formula="of:=[.S18]/[.U18]" office:value-type="float" office:value="7.01289548354847">
            <text:p>7.0128954835</text:p>
          </table:table-cell>
          <table:table-cell/>
          <table:table-cell table:formula="of:=[.R18]/[.S18]" office:value-type="float" office:value="1.83673324991319">
            <text:p>1.8367332499</text:p>
          </table:table-cell>
          <table:table-cell table:formula="of:=[.T18]/[.U18]" office:value-type="float" office:value="5.63419425740245">
            <text:p>5.6341942574</text:p>
          </table:table-cell>
          <table:table-cell/>
          <table:table-cell table:formula="of:=AVERAGE(INDIRECT(CONCATENATE([.AC$1];[.$M18];&quot;:&quot;;[.AC$1];[.$N18])))" office:value-type="float" office:value="21497920">
            <text:p>21497920</text:p>
          </table:table-cell>
          <table:table-cell table:formula="of:=AVERAGE(INDIRECT(CONCATENATE([.AD$1];[.$M18];&quot;:&quot;;[.AD$1];[.$N18])))" office:value-type="float" office:value="15709.6">
            <text:p>15709.6</text:p>
          </table:table-cell>
          <table:table-cell table:formula="of:=AVERAGE(INDIRECT(CONCATENATE([.AE$1];[.$M18];&quot;:&quot;;[.AE$1];[.$N18])))" office:value-type="float" office:value="12505280">
            <text:p>12505280</text:p>
          </table:table-cell>
          <table:table-cell table:formula="of:=AVERAGE(INDIRECT(CONCATENATE([.AF$1];[.$M18];&quot;:&quot;;[.AF$1];[.$N18])))" office:value-type="float" office:value="58700.2">
            <text:p>58700.2</text:p>
          </table:table-cell>
          <table:table-cell/>
          <table:table-cell table:formula="of:=[.$P18] * LOG([.$P18]; 2)" office:value-type="float" office:value="44040192">
            <text:p>44040192</text:p>
          </table:table-cell>
          <table:table-cell table:style-name="ce2" table:formula="of:=[.$P18] * LOG( LOG([.$P18]; 2); 2)" office:value-type="float" office:value="9211357.26781532">
            <text:p>9211357</text:p>
          </table:table-cell>
          <table:table-cell table:formula="of:= [.R18]/[.$AH18]" office:value-type="float" office:value="0.0000000318301064627511">
            <text:p>3.18301064627511E-008</text:p>
          </table:table-cell>
          <table:table-cell table:formula="of:= [.S18]/[.$AH18]" office:value-type="float" office:value="0.0000000173297382536389">
            <text:p>1.73297382536389E-008</text:p>
          </table:table-cell>
          <table:table-cell table:formula="of:= [.T18]/[.$AI18]" office:value-type="float" office:value="0.0000000665659340065337">
            <text:p>6.65659340065337E-008</text:p>
          </table:table-cell>
          <table:table-cell table:formula="of:= [.U18]/[.$AI18]" office:value-type="float" office:value="0.0000000118146323973613">
            <text:p>1.18146323973613E-008</text:p>
          </table:table-cell>
          <table:table-cell/>
          <table:table-cell table:formula="of:=[.R18]/([.AC18]+[.AH18])" office:value-type="float" office:value="0.0000000213891422444394">
            <text:p>2.13891422444394E-008</text:p>
          </table:table-cell>
          <table:table-cell/>
          <table:table-cell table:formula="of:=[.AC18]/[.$P18]" office:value-type="float" office:value="10.2510070800781">
            <text:p>10.2510070801</text:p>
          </table:table-cell>
          <table:table-cell table:formula="of:=[.AD18]/[.$P18]" office:value-type="float" office:value="0.00749092102050781">
            <text:p>0.007490921</text:p>
          </table:table-cell>
          <table:table-cell table:formula="of:=[.AE18]/[.$P18]" office:value-type="float" office:value="5.96298217773438">
            <text:p>5.9629821777</text:p>
          </table:table-cell>
          <table:table-cell table:formula="of:=[.AF18]/[.$P18]" office:value-type="float" office:value="0.0279904365539551">
            <text:p>0.0279904366</text:p>
          </table:table-cell>
          <table:table-cell/>
          <table:table-cell table:formula="of:=[.AR18]/[.AT18]" office:value-type="float" office:value="0.267624301109707">
            <text:p>0.2676243011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2532">
            <text:p>0.000042532</text:p>
          </table:table-cell>
          <table:table-cell office:value-type="float" office:value="0.000040539">
            <text:p>0.000040539</text:p>
          </table:table-cell>
          <table:table-cell office:value-type="float" office:value="0.00002659">
            <text:p>0.00002659</text:p>
          </table:table-cell>
          <table:table-cell office:value-type="float" office:value="0.000019193">
            <text:p>0.00001919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8]+[.$N$1]" office:value-type="float" office:value="82">
            <text:p>82</text:p>
          </table:table-cell>
          <table:table-cell table:formula="of:=[.N18]+[.$N$1]" office:value-type="float" office:value="86">
            <text:p>86</text:p>
          </table:table-cell>
          <table:table-cell/>
          <table:table-cell table:formula="of:=INDIRECT(CONCATENATE([.P$1];[.$M19]))" office:value-type="float" office:value="4194304">
            <text:p>4194304</text:p>
          </table:table-cell>
          <table:table-cell/>
          <table:table-cell table:formula="of:=AVERAGE(INDIRECT(CONCATENATE([.R$1];[.$M19];&quot;:&quot;;[.R$1];[.$N19])))" office:value-type="float" office:value="3.530388">
            <text:p>3.530388</text:p>
          </table:table-cell>
          <table:table-cell table:formula="of:=AVERAGE(INDIRECT(CONCATENATE([.S$1];[.$M19];&quot;:&quot;;[.S$1];[.$N19])))" office:value-type="float" office:value="1.751216">
            <text:p>1.751216</text:p>
          </table:table-cell>
          <table:table-cell table:formula="of:=AVERAGE(INDIRECT(CONCATENATE([.T$1];[.$M19];&quot;:&quot;;[.T$1];[.$N19])))" office:value-type="float" office:value="1.42392">
            <text:p>1.42392</text:p>
          </table:table-cell>
          <table:table-cell table:formula="of:=AVERAGE(INDIRECT(CONCATENATE([.U$1];[.$M19];&quot;:&quot;;[.U$1];[.$N19])))" office:value-type="float" office:value="0.218888">
            <text:p>0.218888</text:p>
          </table:table-cell>
          <table:table-cell/>
          <table:table-cell table:formula="of:=[.R19]/[.T19]" office:value-type="float" office:value="2.47934434518793">
            <text:p>2.4793443452</text:p>
          </table:table-cell>
          <table:table-cell table:formula="of:=[.S19]/[.U19]" office:value-type="float" office:value="8.00051167720478">
            <text:p>8.0005116772</text:p>
          </table:table-cell>
          <table:table-cell/>
          <table:table-cell table:formula="of:=[.R19]/[.S19]" office:value-type="float" office:value="2.01596376460699">
            <text:p>2.0159637646</text:p>
          </table:table-cell>
          <table:table-cell table:formula="of:=[.T19]/[.U19]" office:value-type="float" office:value="6.505244691349">
            <text:p>6.5052446913</text:p>
          </table:table-cell>
          <table:table-cell/>
          <table:table-cell table:formula="of:=AVERAGE(INDIRECT(CONCATENATE([.AC$1];[.$M19];&quot;:&quot;;[.AC$1];[.$N19])))" office:value-type="float" office:value="57716900">
            <text:p>57716900</text:p>
          </table:table-cell>
          <table:table-cell table:formula="of:=AVERAGE(INDIRECT(CONCATENATE([.AD$1];[.$M19];&quot;:&quot;;[.AD$1];[.$N19])))" office:value-type="float" office:value="45883">
            <text:p>45883</text:p>
          </table:table-cell>
          <table:table-cell table:formula="of:=AVERAGE(INDIRECT(CONCATENATE([.AE$1];[.$M19];&quot;:&quot;;[.AE$1];[.$N19])))" office:value-type="float" office:value="28432460">
            <text:p>28432460</text:p>
          </table:table-cell>
          <table:table-cell table:formula="of:=AVERAGE(INDIRECT(CONCATENATE([.AF$1];[.$M19];&quot;:&quot;;[.AF$1];[.$N19])))" office:value-type="float" office:value="128663.4">
            <text:p>128663.4</text:p>
          </table:table-cell>
          <table:table-cell/>
          <table:table-cell table:formula="of:=[.$P19] * LOG([.$P19]; 2)" office:value-type="float" office:value="92274688">
            <text:p>92274688</text:p>
          </table:table-cell>
          <table:table-cell table:style-name="ce2" table:formula="of:=[.$P19] * LOG( LOG([.$P19]; 2); 2)" office:value-type="float" office:value="18704211.8757769">
            <text:p>18704212</text:p>
          </table:table-cell>
          <table:table-cell table:formula="of:= [.R19]/[.$AH19]" office:value-type="float" office:value="0.0000000382595495744185">
            <text:p>3.82595495744185E-008</text:p>
          </table:table-cell>
          <table:table-cell table:formula="of:= [.S19]/[.$AH19]" office:value-type="float" office:value="0.0000000189782922918146">
            <text:p>0.000000019</text:p>
          </table:table-cell>
          <table:table-cell table:formula="of:= [.T19]/[.$AI19]" office:value-type="float" office:value="0.0000000761283078622556">
            <text:p>7.61283078622556E-008</text:p>
          </table:table-cell>
          <table:table-cell table:formula="of:= [.U19]/[.$AI19]" office:value-type="float" office:value="0.0000000117026048172323">
            <text:p>1.17026048172323E-008</text:p>
          </table:table-cell>
          <table:table-cell/>
          <table:table-cell table:formula="of:=[.R19]/([.AC19]+[.AH19])" office:value-type="float" office:value="0.0000000235372399684174">
            <text:p>2.35372399684174E-008</text:p>
          </table:table-cell>
          <table:table-cell/>
          <table:table-cell table:formula="of:=[.AC19]/[.$P19]" office:value-type="float" office:value="13.760781288147">
            <text:p>13.7607812881</text:p>
          </table:table-cell>
          <table:table-cell table:formula="of:=[.AD19]/[.$P19]" office:value-type="float" office:value="0.010939359664917">
            <text:p>0.0109393597</text:p>
          </table:table-cell>
          <table:table-cell table:formula="of:=[.AE19]/[.$P19]" office:value-type="float" office:value="6.77882671356201">
            <text:p>6.7788267136</text:p>
          </table:table-cell>
          <table:table-cell table:formula="of:=[.AF19]/[.$P19]" office:value-type="float" office:value="0.030675745010376">
            <text:p>0.030675745</text:p>
          </table:table-cell>
          <table:table-cell/>
          <table:table-cell table:formula="of:=[.AR19]/[.AT19]" office:value-type="float" office:value="0.356612680840083">
            <text:p>0.356612680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1823">
            <text:p>0.000041823</text:p>
          </table:table-cell>
          <table:table-cell office:value-type="float" office:value="0.000040827">
            <text:p>0.000040827</text:p>
          </table:table-cell>
          <table:table-cell office:value-type="float" office:value="0.000026077">
            <text:p>0.000026077</text:p>
          </table:table-cell>
          <table:table-cell office:value-type="float" office:value="0.000019219">
            <text:p>0.0000192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19]+[.$N$1]" office:value-type="float" office:value="87">
            <text:p>87</text:p>
          </table:table-cell>
          <table:table-cell table:formula="of:=[.N19]+[.$N$1]" office:value-type="float" office:value="91">
            <text:p>91</text:p>
          </table:table-cell>
          <table:table-cell/>
          <table:table-cell table:formula="of:=INDIRECT(CONCATENATE([.P$1];[.$M20]))" office:value-type="float" office:value="8388608">
            <text:p>8388608</text:p>
          </table:table-cell>
          <table:table-cell/>
          <table:table-cell table:formula="of:=AVERAGE(INDIRECT(CONCATENATE([.R$1];[.$M20];&quot;:&quot;;[.R$1];[.$N20])))" office:value-type="float" office:value="7.577456">
            <text:p>7.577456</text:p>
          </table:table-cell>
          <table:table-cell table:formula="of:=AVERAGE(INDIRECT(CONCATENATE([.S$1];[.$M20];&quot;:&quot;;[.S$1];[.$N20])))" office:value-type="float" office:value="3.867308">
            <text:p>3.867308</text:p>
          </table:table-cell>
          <table:table-cell table:formula="of:=AVERAGE(INDIRECT(CONCATENATE([.T$1];[.$M20];&quot;:&quot;;[.T$1];[.$N20])))" office:value-type="float" office:value="2.893058">
            <text:p>2.893058</text:p>
          </table:table-cell>
          <table:table-cell table:formula="of:=AVERAGE(INDIRECT(CONCATENATE([.U$1];[.$M20];&quot;:&quot;;[.U$1];[.$N20])))" office:value-type="float" office:value="0.4273036">
            <text:p>0.4273036</text:p>
          </table:table-cell>
          <table:table-cell/>
          <table:table-cell table:formula="of:=[.R20]/[.T20]" office:value-type="float" office:value="2.61918565061606">
            <text:p>2.6191856506</text:p>
          </table:table-cell>
          <table:table-cell table:formula="of:=[.S20]/[.U20]" office:value-type="float" office:value="9.05049243675925">
            <text:p>9.0504924368</text:p>
          </table:table-cell>
          <table:table-cell/>
          <table:table-cell table:formula="of:=[.R20]/[.S20]" office:value-type="float" office:value="1.95936191273103">
            <text:p>1.9593619127</text:p>
          </table:table-cell>
          <table:table-cell table:formula="of:=[.T20]/[.U20]" office:value-type="float" office:value="6.77049760404546">
            <text:p>6.770497604</text:p>
          </table:table-cell>
          <table:table-cell/>
          <table:table-cell table:formula="of:=AVERAGE(INDIRECT(CONCATENATE([.AC$1];[.$M20];&quot;:&quot;;[.AC$1];[.$N20])))" office:value-type="float" office:value="128325200">
            <text:p>128325200</text:p>
          </table:table-cell>
          <table:table-cell table:formula="of:=AVERAGE(INDIRECT(CONCATENATE([.AD$1];[.$M20];&quot;:&quot;;[.AD$1];[.$N20])))" office:value-type="float" office:value="67516.6">
            <text:p>67516.6</text:p>
          </table:table-cell>
          <table:table-cell table:formula="of:=AVERAGE(INDIRECT(CONCATENATE([.AE$1];[.$M20];&quot;:&quot;;[.AE$1];[.$N20])))" office:value-type="float" office:value="59153440">
            <text:p>59153440</text:p>
          </table:table-cell>
          <table:table-cell table:formula="of:=AVERAGE(INDIRECT(CONCATENATE([.AF$1];[.$M20];&quot;:&quot;;[.AF$1];[.$N20])))" office:value-type="float" office:value="224390.8">
            <text:p>224390.8</text:p>
          </table:table-cell>
          <table:table-cell/>
          <table:table-cell table:formula="of:=[.$P20] * LOG([.$P20]; 2)" office:value-type="float" office:value="192937984">
            <text:p>192937984</text:p>
          </table:table-cell>
          <table:table-cell table:style-name="ce2" table:formula="of:=[.$P20] * LOG( LOG([.$P20]; 2); 2)" office:value-type="float" office:value="37946388.0130755">
            <text:p>37946388</text:p>
          </table:table-cell>
          <table:table-cell table:formula="of:= [.R20]/[.$AH20]" office:value-type="float" office:value="0.0000000392740498418393">
            <text:p>3.92740498418393E-008</text:p>
          </table:table-cell>
          <table:table-cell table:formula="of:= [.S20]/[.$AH20]" office:value-type="float" office:value="0.0000000200443060501762">
            <text:p>0.00000002</text:p>
          </table:table-cell>
          <table:table-cell table:formula="of:= [.T20]/[.$AI20]" office:value-type="float" office:value="0.0000000762406687825759">
            <text:p>7.62406687825759E-008</text:p>
          </table:table-cell>
          <table:table-cell table:formula="of:= [.U20]/[.$AI20]" office:value-type="float" office:value="0.0000000112607186711094">
            <text:p>1.12607186711094E-008</text:p>
          </table:table-cell>
          <table:table-cell/>
          <table:table-cell table:formula="of:=[.R20]/([.AC20]+[.AH20])" office:value-type="float" office:value="0.0000000235864436928447">
            <text:p>2.35864436928447E-008</text:p>
          </table:table-cell>
          <table:table-cell/>
          <table:table-cell table:formula="of:=[.AC20]/[.$P20]" office:value-type="float" office:value="15.2975559234619">
            <text:p>15.2975559235</text:p>
          </table:table-cell>
          <table:table-cell table:formula="of:=[.AD20]/[.$P20]" office:value-type="float" office:value="0.00804860591888428">
            <text:p>0.0080486059</text:p>
          </table:table-cell>
          <table:table-cell table:formula="of:=[.AE20]/[.$P20]" office:value-type="float" office:value="7.05163955688477">
            <text:p>7.0516395569</text:p>
          </table:table-cell>
          <table:table-cell table:formula="of:=[.AF20]/[.$P20]" office:value-type="float" office:value="0.0267494678497314">
            <text:p>0.0267494678</text:p>
          </table:table-cell>
          <table:table-cell/>
          <table:table-cell table:formula="of:=[.AR20]/[.AT20]" office:value-type="float" office:value="0.300888449972102">
            <text:p>0.30088845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2862">
            <text:p>0.000042862</text:p>
          </table:table-cell>
          <table:table-cell office:value-type="float" office:value="0.00004032">
            <text:p>0.00004032</text:p>
          </table:table-cell>
          <table:table-cell office:value-type="float" office:value="0.000026215">
            <text:p>0.000026215</text:p>
          </table:table-cell>
          <table:table-cell office:value-type="float" office:value="0.000019188">
            <text:p>0.00001918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20]+[.$N$1]" office:value-type="float" office:value="92">
            <text:p>92</text:p>
          </table:table-cell>
          <table:table-cell table:formula="of:=[.N20]+[.$N$1]" office:value-type="float" office:value="96">
            <text:p>96</text:p>
          </table:table-cell>
          <table:table-cell/>
          <table:table-cell table:formula="of:=INDIRECT(CONCATENATE([.P$1];[.$M21]))" office:value-type="float" office:value="16777216">
            <text:p>16777216</text:p>
          </table:table-cell>
          <table:table-cell/>
          <table:table-cell table:formula="of:=AVERAGE(INDIRECT(CONCATENATE([.R$1];[.$M21];&quot;:&quot;;[.R$1];[.$N21])))" office:value-type="float" office:value="17.29994">
            <text:p>17.29994</text:p>
          </table:table-cell>
          <table:table-cell table:formula="of:=AVERAGE(INDIRECT(CONCATENATE([.S$1];[.$M21];&quot;:&quot;;[.S$1];[.$N21])))" office:value-type="float" office:value="8.124208">
            <text:p>8.124208</text:p>
          </table:table-cell>
          <table:table-cell table:formula="of:=AVERAGE(INDIRECT(CONCATENATE([.T$1];[.$M21];&quot;:&quot;;[.T$1];[.$N21])))" office:value-type="float" office:value="5.941468">
            <text:p>5.941468</text:p>
          </table:table-cell>
          <table:table-cell table:formula="of:=AVERAGE(INDIRECT(CONCATENATE([.U$1];[.$M21];&quot;:&quot;;[.U$1];[.$N21])))" office:value-type="float" office:value="0.8874018">
            <text:p>0.8874018</text:p>
          </table:table-cell>
          <table:table-cell/>
          <table:table-cell table:formula="of:=[.R21]/[.T21]" office:value-type="float" office:value="2.91172821262355">
            <text:p>2.9117282126</text:p>
          </table:table-cell>
          <table:table-cell table:formula="of:=[.S21]/[.U21]" office:value-type="float" office:value="9.15505017005825">
            <text:p>9.1550501701</text:p>
          </table:table-cell>
          <table:table-cell/>
          <table:table-cell table:formula="of:=[.R21]/[.S21]" office:value-type="float" office:value="2.12943095499278">
            <text:p>2.129430955</text:p>
          </table:table-cell>
          <table:table-cell table:formula="of:=[.T21]/[.U21]" office:value-type="float" office:value="6.69535265761237">
            <text:p>6.6953526576</text:p>
          </table:table-cell>
          <table:table-cell/>
          <table:table-cell table:formula="of:=AVERAGE(INDIRECT(CONCATENATE([.AC$1];[.$M21];&quot;:&quot;;[.AC$1];[.$N21])))" office:value-type="float" office:value="302718800">
            <text:p>302718800</text:p>
          </table:table-cell>
          <table:table-cell table:formula="of:=AVERAGE(INDIRECT(CONCATENATE([.AD$1];[.$M21];&quot;:&quot;;[.AD$1];[.$N21])))" office:value-type="float" office:value="137586">
            <text:p>137586</text:p>
          </table:table-cell>
          <table:table-cell table:formula="of:=AVERAGE(INDIRECT(CONCATENATE([.AE$1];[.$M21];&quot;:&quot;;[.AE$1];[.$N21])))" office:value-type="float" office:value="116397800">
            <text:p>116397800</text:p>
          </table:table-cell>
          <table:table-cell table:formula="of:=AVERAGE(INDIRECT(CONCATENATE([.AF$1];[.$M21];&quot;:&quot;;[.AF$1];[.$N21])))" office:value-type="float" office:value="339968.8">
            <text:p>339968.8</text:p>
          </table:table-cell>
          <table:table-cell/>
          <table:table-cell table:formula="of:=[.$P21] * LOG([.$P21]; 2)" office:value-type="float" office:value="402653184">
            <text:p>402653184</text:p>
          </table:table-cell>
          <table:table-cell table:style-name="ce2" table:formula="of:=[.$P21] * LOG( LOG([.$P21]; 2); 2)" office:value-type="float" office:value="76922906.226499">
            <text:p>76922906</text:p>
          </table:table-cell>
          <table:table-cell table:formula="of:= [.R21]/[.$AH21]" office:value-type="float" office:value="0.0000000429648657639821">
            <text:p>0.000000043</text:p>
          </table:table-cell>
          <table:table-cell table:formula="of:= [.S21]/[.$AH21]" office:value-type="float" office:value="0.0000000201766888300578">
            <text:p>2.01766888300578E-008</text:p>
          </table:table-cell>
          <table:table-cell table:formula="of:= [.T21]/[.$AI21]" office:value-type="float" office:value="0.0000000772392553981955">
            <text:p>7.72392553981955E-008</text:p>
          </table:table-cell>
          <table:table-cell table:formula="of:= [.U21]/[.$AI21]" office:value-type="float" office:value="0.0000000115362489995769">
            <text:p>1.15362489995769E-008</text:p>
          </table:table-cell>
          <table:table-cell/>
          <table:table-cell table:formula="of:=[.R21]/([.AC21]+[.AH21])" office:value-type="float" office:value="0.0000000245259811736441">
            <text:p>2.45259811736441E-008</text:p>
          </table:table-cell>
          <table:table-cell/>
          <table:table-cell table:formula="of:=[.AC21]/[.$P21]" office:value-type="float" office:value="18.0434465408325">
            <text:p>18.0434465408</text:p>
          </table:table-cell>
          <table:table-cell table:formula="of:=[.AD21]/[.$P21]" office:value-type="float" office:value="0.00820076465606689">
            <text:p>0.0082007647</text:p>
          </table:table-cell>
          <table:table-cell table:formula="of:=[.AE21]/[.$P21]" office:value-type="float" office:value="6.93784952163696">
            <text:p>6.9378495216</text:p>
          </table:table-cell>
          <table:table-cell table:formula="of:=[.AF21]/[.$P21]" office:value-type="float" office:value="0.0202637195587158">
            <text:p>0.0202637196</text:p>
          </table:table-cell>
          <table:table-cell/>
          <table:table-cell table:formula="of:=[.AR21]/[.AT21]" office:value-type="float" office:value="0.404701843227967">
            <text:p>0.4047018432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96528">
            <text:p>0.000096528</text:p>
          </table:table-cell>
          <table:table-cell office:value-type="float" office:value="0.000101167">
            <text:p>0.000101167</text:p>
          </table:table-cell>
          <table:table-cell office:value-type="float" office:value="0.000051166">
            <text:p>0.000051166</text:p>
          </table:table-cell>
          <table:table-cell office:value-type="float" office:value="0.000042909">
            <text:p>0.00004290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M21]+[.$N$1]" office:value-type="float" office:value="97">
            <text:p>97</text:p>
          </table:table-cell>
          <table:table-cell table:formula="of:=[.N21]+[.$N$1]" office:value-type="float" office:value="101">
            <text:p>101</text:p>
          </table:table-cell>
          <table:table-cell table:formula="of:=2^25" office:value-type="float" office:value="33554432">
            <text:p>33554432</text:p>
          </table:table-cell>
          <table:table-cell table:formula="of:=INDIRECT(CONCATENATE([.P$1];[.$M22]))" office:value-type="float" office:value="33554432">
            <text:p>33554432</text:p>
          </table:table-cell>
          <table:table-cell/>
          <table:table-cell table:formula="of:=AVERAGE(INDIRECT(CONCATENATE([.R$1];[.$M22];&quot;:&quot;;[.R$1];[.$N22])))" office:value-type="float" office:value="40.45132">
            <text:p>40.45132</text:p>
          </table:table-cell>
          <table:table-cell table:formula="of:=AVERAGE(INDIRECT(CONCATENATE([.S$1];[.$M22];&quot;:&quot;;[.S$1];[.$N22])))" office:value-type="float" office:value="18.32812">
            <text:p>18.32812</text:p>
          </table:table-cell>
          <table:table-cell table:formula="of:=AVERAGE(INDIRECT(CONCATENATE([.T$1];[.$M22];&quot;:&quot;;[.T$1];[.$N22])))" office:value-type="float" office:value="13.07906">
            <text:p>13.07906</text:p>
          </table:table-cell>
          <table:table-cell table:formula="of:=AVERAGE(INDIRECT(CONCATENATE([.U$1];[.$M22];&quot;:&quot;;[.U$1];[.$N22])))" office:value-type="float" office:value="1.756354">
            <text:p>1.756354</text:p>
          </table:table-cell>
          <table:table-cell/>
          <table:table-cell table:formula="of:=[.R22]/[.T22]" office:value-type="float" office:value="3.09283083035019">
            <text:p>3.0928308304</text:p>
          </table:table-cell>
          <table:table-cell table:formula="of:=[.S22]/[.U22]" office:value-type="float" office:value="10.4353222641905">
            <text:p>10.4353222642</text:p>
          </table:table-cell>
          <table:table-cell/>
          <table:table-cell table:formula="of:=[.R22]/[.S22]" office:value-type="float" office:value="2.20706324489364">
            <text:p>2.2070632449</text:p>
          </table:table-cell>
          <table:table-cell table:formula="of:=[.T22]/[.U22]" office:value-type="float" office:value="7.44671062895065">
            <text:p>7.446710629</text:p>
          </table:table-cell>
          <table:table-cell/>
          <table:table-cell table:formula="of:=AVERAGE(INDIRECT(CONCATENATE([.AC$1];[.$M22];&quot;:&quot;;[.AC$1];[.$N22])))" office:value-type="float" office:value="721005600">
            <text:p>721005600</text:p>
          </table:table-cell>
          <table:table-cell table:formula="of:=AVERAGE(INDIRECT(CONCATENATE([.AD$1];[.$M22];&quot;:&quot;;[.AD$1];[.$N22])))" office:value-type="float" office:value="824562">
            <text:p>824562</text:p>
          </table:table-cell>
          <table:table-cell table:formula="of:=AVERAGE(INDIRECT(CONCATENATE([.AE$1];[.$M22];&quot;:&quot;;[.AE$1];[.$N22])))" office:value-type="float" office:value="256879800">
            <text:p>256879800</text:p>
          </table:table-cell>
          <table:table-cell table:formula="of:=AVERAGE(INDIRECT(CONCATENATE([.AF$1];[.$M22];&quot;:&quot;;[.AF$1];[.$N22])))" office:value-type="float" office:value="677312.4">
            <text:p>677312.4</text:p>
          </table:table-cell>
          <table:table-cell/>
          <table:table-cell table:formula="of:=[.$P22] * LOG([.$P22]; 2)" office:value-type="float" office:value="838860800">
            <text:p>838860800</text:p>
          </table:table-cell>
          <table:table-cell table:style-name="ce2" table:formula="of:=[.$P22] * LOG( LOG([.$P22]; 2); 2)" office:value-type="float" office:value="155821956.737575">
            <text:p>155821957</text:p>
          </table:table-cell>
          <table:table-cell table:formula="of:= [.R22]/[.$AH22]" office:value-type="float" office:value="0.0000000482217311859131">
            <text:p>4.82217311859131E-008</text:p>
          </table:table-cell>
          <table:table-cell table:formula="of:= [.S22]/[.$AH22]" office:value-type="float" office:value="0.0000000218488216400147">
            <text:p>2.18488216400147E-008</text:p>
          </table:table-cell>
          <table:table-cell table:formula="of:= [.T22]/[.$AI22]" office:value-type="float" office:value="0.0000000839359245245962">
            <text:p>8.39359245245962E-008</text:p>
          </table:table-cell>
          <table:table-cell table:formula="of:= [.U22]/[.$AI22]" office:value-type="float" office:value="0.0000000112715437334543">
            <text:p>1.12715437334543E-008</text:p>
          </table:table-cell>
          <table:table-cell/>
          <table:table-cell table:formula="of:=[.R22]/([.AC22]+[.AH22])" office:value-type="float" office:value="0.0000000259325542238746">
            <text:p>2.59325542238746E-008</text:p>
          </table:table-cell>
          <table:table-cell/>
          <table:table-cell table:formula="of:=[.AC22]/[.$P22]" office:value-type="float" office:value="21.4876413345337">
            <text:p>21.4876413345</text:p>
          </table:table-cell>
          <table:table-cell table:formula="of:=[.AD22]/[.$P22]" office:value-type="float" office:value="0.0245738625526428">
            <text:p>0.0245738626</text:p>
          </table:table-cell>
          <table:table-cell table:formula="of:=[.AE22]/[.$P22]" office:value-type="float" office:value="7.65561461448669">
            <text:p>7.6556146145</text:p>
          </table:table-cell>
          <table:table-cell table:formula="of:=[.AF22]/[.$P22]" office:value-type="float" office:value="0.0201854825019836">
            <text:p>0.0201854825</text:p>
          </table:table-cell>
          <table:table-cell/>
          <table:table-cell table:formula="of:=[.AR22]/[.AT22]" office:value-type="float" office:value="1.21740278193637">
            <text:p>1.2174027819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6109">
            <text:p>0.000086109</text:p>
          </table:table-cell>
          <table:table-cell office:value-type="float" office:value="0.00008544">
            <text:p>0.00008544</text:p>
          </table:table-cell>
          <table:table-cell office:value-type="float" office:value="0.000051401">
            <text:p>0.000051401</text:p>
          </table:table-cell>
          <table:table-cell office:value-type="float" office:value="0.000037318">
            <text:p>0.0000373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5296">
            <text:p>0.000085296</text:p>
          </table:table-cell>
          <table:table-cell office:value-type="float" office:value="0.000086106">
            <text:p>0.000086106</text:p>
          </table:table-cell>
          <table:table-cell office:value-type="float" office:value="0.000059195">
            <text:p>0.000059195</text:p>
          </table:table-cell>
          <table:table-cell office:value-type="float" office:value="0.000034861">
            <text:p>0.00003486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2"/>
          <table:table-cell table:formula="of:=AVERAGE([.W3:.W22])" office:value-type="float" office:value="2.18820428530747">
            <text:p>2.1882042853</text:p>
          </table:table-cell>
          <table:table-cell table:number-columns-repeated="25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0788">
            <text:p>0.000080788</text:p>
          </table:table-cell>
          <table:table-cell office:value-type="float" office:value="0.000080154">
            <text:p>0.000080154</text:p>
          </table:table-cell>
          <table:table-cell office:value-type="float" office:value="0.00004825">
            <text:p>0.00004825</text:p>
          </table:table-cell>
          <table:table-cell office:value-type="float" office:value="0.000034999">
            <text:p>0.00003499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2"/>
          <table:table-cell table:formula="of:=GEOMEAN([.W3:.W22])" office:value-type="float" office:value="2.13733635469106">
            <text:p>2.1373363547</text:p>
          </table:table-cell>
          <table:table-cell table:number-columns-repeated="20"/>
          <table:table-cell table:formula="of:=AVERAGE([.AR3:.AR22])" office:value-type="float" office:value="0.00783297598361969">
            <text:p>0.007832976</text:p>
          </table:table-cell>
          <table:table-cell/>
          <table:table-cell table:formula="of:=AVERAGE([.AT3:.AT22])" office:value-type="float" office:value="0.0172955065965652">
            <text:p>0.0172955066</text:p>
          </table:table-cell>
          <table:table-cell table:number-columns-repeated="2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80784">
            <text:p>0.000080784</text:p>
          </table:table-cell>
          <table:table-cell office:value-type="float" office:value="0.000080459">
            <text:p>0.000080459</text:p>
          </table:table-cell>
          <table:table-cell office:value-type="float" office:value="0.000047628">
            <text:p>0.000047628</text:p>
          </table:table-cell>
          <table:table-cell office:value-type="float" office:value="0.000035032">
            <text:p>0.0000350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94965">
            <text:p>0.000194965</text:p>
          </table:table-cell>
          <table:table-cell office:value-type="float" office:value="0.000196785">
            <text:p>0.000196785</text:p>
          </table:table-cell>
          <table:table-cell office:value-type="float" office:value="0.000095657">
            <text:p>0.000095657</text:p>
          </table:table-cell>
          <table:table-cell office:value-type="float" office:value="0.000069287">
            <text:p>0.00006928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82406">
            <text:p>0.000182406</text:p>
          </table:table-cell>
          <table:table-cell office:value-type="float" office:value="0.000168823">
            <text:p>0.000168823</text:p>
          </table:table-cell>
          <table:table-cell office:value-type="float" office:value="0.000095442">
            <text:p>0.000095442</text:p>
          </table:table-cell>
          <table:table-cell office:value-type="float" office:value="0.000069369">
            <text:p>0.00006936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75541">
            <text:p>0.000175541</text:p>
          </table:table-cell>
          <table:table-cell office:value-type="float" office:value="0.000169913">
            <text:p>0.000169913</text:p>
          </table:table-cell>
          <table:table-cell office:value-type="float" office:value="0.00009534">
            <text:p>0.00009534</text:p>
          </table:table-cell>
          <table:table-cell office:value-type="float" office:value="0.000069433">
            <text:p>0.0000694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73273">
            <text:p>0.000173273</text:p>
          </table:table-cell>
          <table:table-cell office:value-type="float" office:value="0.00018834">
            <text:p>0.00018834</text:p>
          </table:table-cell>
          <table:table-cell office:value-type="float" office:value="0.00010141">
            <text:p>0.00010141</text:p>
          </table:table-cell>
          <table:table-cell office:value-type="float" office:value="0.000074072">
            <text:p>0.00007407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215465">
            <text:p>0.000215465</text:p>
          </table:table-cell>
          <table:table-cell office:value-type="float" office:value="0.000185936">
            <text:p>0.000185936</text:p>
          </table:table-cell>
          <table:table-cell office:value-type="float" office:value="0.000115414">
            <text:p>0.000115414</text:p>
          </table:table-cell>
          <table:table-cell office:value-type="float" office:value="0.000077662">
            <text:p>0.000077662</text:p>
          </table:table-cell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31">
            <text:p>3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415146">
            <text:p>0.000415146</text:p>
          </table:table-cell>
          <table:table-cell office:value-type="float" office:value="0.000421659">
            <text:p>0.000421659</text:p>
          </table:table-cell>
          <table:table-cell office:value-type="float" office:value="0.000175182">
            <text:p>0.000175182</text:p>
          </table:table-cell>
          <table:table-cell office:value-type="float" office:value="0.000143716">
            <text:p>0.000143716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384586">
            <text:p>0.000384586</text:p>
          </table:table-cell>
          <table:table-cell office:value-type="float" office:value="0.000360624">
            <text:p>0.000360624</text:p>
          </table:table-cell>
          <table:table-cell office:value-type="float" office:value="0.00017515">
            <text:p>0.00017515</text:p>
          </table:table-cell>
          <table:table-cell office:value-type="float" office:value="0.000143547">
            <text:p>0.00014354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384141">
            <text:p>0.000384141</text:p>
          </table:table-cell>
          <table:table-cell office:value-type="float" office:value="0.000365207">
            <text:p>0.000365207</text:p>
          </table:table-cell>
          <table:table-cell office:value-type="float" office:value="0.000175459">
            <text:p>0.000175459</text:p>
          </table:table-cell>
          <table:table-cell office:value-type="float" office:value="0.000143532">
            <text:p>0.0001435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408661">
            <text:p>0.000408661</text:p>
          </table:table-cell>
          <table:table-cell office:value-type="float" office:value="0.000411833">
            <text:p>0.000411833</text:p>
          </table:table-cell>
          <table:table-cell office:value-type="float" office:value="0.000186327">
            <text:p>0.000186327</text:p>
          </table:table-cell>
          <table:table-cell office:value-type="float" office:value="0.000153275">
            <text:p>0.00015327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384482">
            <text:p>0.000384482</text:p>
          </table:table-cell>
          <table:table-cell office:value-type="float" office:value="0.000376934">
            <text:p>0.000376934</text:p>
          </table:table-cell>
          <table:table-cell office:value-type="float" office:value="0.000175056">
            <text:p>0.000175056</text:p>
          </table:table-cell>
          <table:table-cell office:value-type="float" office:value="0.000192832">
            <text:p>0.0001928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89157">
            <text:p>0.000989157</text:p>
          </table:table-cell>
          <table:table-cell office:value-type="float" office:value="0.00103286">
            <text:p>0.00103286</text:p>
          </table:table-cell>
          <table:table-cell office:value-type="float" office:value="0.000374658">
            <text:p>0.000374658</text:p>
          </table:table-cell>
          <table:table-cell office:value-type="float" office:value="0.000295757">
            <text:p>0.000295757</text:p>
          </table:table-cell>
          <table:table-cell office:value-type="float" office:value="164">
            <text:p>164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47153">
            <text:p>0.000947153</text:p>
          </table:table-cell>
          <table:table-cell office:value-type="float" office:value="0.000990329">
            <text:p>0.000990329</text:p>
          </table:table-cell>
          <table:table-cell office:value-type="float" office:value="0.000368547">
            <text:p>0.000368547</text:p>
          </table:table-cell>
          <table:table-cell office:value-type="float" office:value="0.000287083">
            <text:p>0.00028708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101812">
            <text:p>0.00101812</text:p>
          </table:table-cell>
          <table:table-cell office:value-type="float" office:value="0.000988117">
            <text:p>0.000988117</text:p>
          </table:table-cell>
          <table:table-cell office:value-type="float" office:value="0.000374482">
            <text:p>0.000374482</text:p>
          </table:table-cell>
          <table:table-cell office:value-type="float" office:value="0.000295442">
            <text:p>0.00029544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75792">
            <text:p>0.000975792</text:p>
          </table:table-cell>
          <table:table-cell office:value-type="float" office:value="0.00100817">
            <text:p>0.00100817</text:p>
          </table:table-cell>
          <table:table-cell office:value-type="float" office:value="0.000374648">
            <text:p>0.000374648</text:p>
          </table:table-cell>
          <table:table-cell office:value-type="float" office:value="0.000295948">
            <text:p>0.00029594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946062">
            <text:p>0.000946062</text:p>
          </table:table-cell>
          <table:table-cell office:value-type="float" office:value="0.00103013">
            <text:p>0.00103013</text:p>
          </table:table-cell>
          <table:table-cell office:value-type="float" office:value="0.00035802">
            <text:p>0.00035802</text:p>
          </table:table-cell>
          <table:table-cell office:value-type="float" office:value="0.000299267">
            <text:p>0.0002992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29435">
            <text:p>0.00229435</text:p>
          </table:table-cell>
          <table:table-cell office:value-type="float" office:value="0.0024262">
            <text:p>0.0024262</text:p>
          </table:table-cell>
          <table:table-cell office:value-type="float" office:value="0.000830681">
            <text:p>0.000830681</text:p>
          </table:table-cell>
          <table:table-cell office:value-type="float" office:value="0.000626642">
            <text:p>0.000626642</text:p>
          </table:table-cell>
          <table:table-cell office:value-type="float" office:value="331">
            <text:p>331</text:p>
          </table:table-cell>
          <table:table-cell office:value-type="float" office:value="88">
            <text:p>88</text:p>
          </table:table-cell>
          <table:table-cell office:value-type="float" office:value="250">
            <text:p>250</text:p>
          </table:table-cell>
          <table:table-cell office:value-type="float" office:value="21">
            <text:p>2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19581">
            <text:p>0.00219581</text:p>
          </table:table-cell>
          <table:table-cell office:value-type="float" office:value="0.00232506">
            <text:p>0.00232506</text:p>
          </table:table-cell>
          <table:table-cell office:value-type="float" office:value="0.000793395">
            <text:p>0.000793395</text:p>
          </table:table-cell>
          <table:table-cell office:value-type="float" office:value="0.000671886">
            <text:p>0.00067188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18909">
            <text:p>0.00218909</text:p>
          </table:table-cell>
          <table:table-cell office:value-type="float" office:value="0.00231031">
            <text:p>0.00231031</text:p>
          </table:table-cell>
          <table:table-cell office:value-type="float" office:value="0.000797533">
            <text:p>0.000797533</text:p>
          </table:table-cell>
          <table:table-cell office:value-type="float" office:value="0.000679941">
            <text:p>0.00067994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43971">
            <text:p>0.00243971</text:p>
          </table:table-cell>
          <table:table-cell office:value-type="float" office:value="0.00264063">
            <text:p>0.00264063</text:p>
          </table:table-cell>
          <table:table-cell office:value-type="float" office:value="0.00146634">
            <text:p>0.00146634</text:p>
          </table:table-cell>
          <table:table-cell office:value-type="float" office:value="0.000660626">
            <text:p>0.000660626</text:p>
          </table:table-cell>
          <table:table-cell office:value-type="float" office:value="67">
            <text:p>67</text:p>
          </table:table-cell>
          <table:table-cell office:value-type="float" office:value="112">
            <text:p>112</text:p>
          </table:table-cell>
          <table:table-cell office:value-type="float" office:value="9186">
            <text:p>9186</text:p>
          </table:table-cell>
          <table:table-cell office:value-type="float" office:value="443">
            <text:p>443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216417">
            <text:p>0.00216417</text:p>
          </table:table-cell>
          <table:table-cell office:value-type="float" office:value="0.00236829">
            <text:p>0.00236829</text:p>
          </table:table-cell>
          <table:table-cell office:value-type="float" office:value="0.000798394">
            <text:p>0.000798394</text:p>
          </table:table-cell>
          <table:table-cell office:value-type="float" office:value="0.000607231">
            <text:p>0.000607231</text:p>
          </table:table-cell>
          <table:table-cell table:number-columns-repeated="2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21276">
            <text:p>0.00521276</text:p>
          </table:table-cell>
          <table:table-cell office:value-type="float" office:value="0.00521822">
            <text:p>0.00521822</text:p>
          </table:table-cell>
          <table:table-cell office:value-type="float" office:value="0.00182949">
            <text:p>0.00182949</text:p>
          </table:table-cell>
          <table:table-cell office:value-type="float" office:value="0.00127089">
            <text:p>0.00127089</text:p>
          </table:table-cell>
          <table:table-cell office:value-type="float" office:value="1035">
            <text:p>1035</text:p>
          </table:table-cell>
          <table:table-cell office:value-type="float" office:value="224">
            <text:p>224</text:p>
          </table:table-cell>
          <table:table-cell office:value-type="float" office:value="4314">
            <text:p>4314</text:p>
          </table:table-cell>
          <table:table-cell office:value-type="float" office:value="290">
            <text:p>29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13183">
            <text:p>0.00513183</text:p>
          </table:table-cell>
          <table:table-cell office:value-type="float" office:value="0.00499836">
            <text:p>0.00499836</text:p>
          </table:table-cell>
          <table:table-cell office:value-type="float" office:value="0.00181204">
            <text:p>0.00181204</text:p>
          </table:table-cell>
          <table:table-cell office:value-type="float" office:value="0.0012299">
            <text:p>0.0012299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3879">
            <text:p>3879</text:p>
          </table:table-cell>
          <table:table-cell office:value-type="float" office:value="428">
            <text:p>42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07043">
            <text:p>0.00507043</text:p>
          </table:table-cell>
          <table:table-cell office:value-type="float" office:value="0.00505153">
            <text:p>0.00505153</text:p>
          </table:table-cell>
          <table:table-cell office:value-type="float" office:value="0.0017935">
            <text:p>0.0017935</text:p>
          </table:table-cell>
          <table:table-cell office:value-type="float" office:value="0.00123471">
            <text:p>0.00123471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3116">
            <text:p>3116</text:p>
          </table:table-cell>
          <table:table-cell office:value-type="float" office:value="534">
            <text:p>534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50415">
            <text:p>0.00550415</text:p>
          </table:table-cell>
          <table:table-cell office:value-type="float" office:value="0.00515693">
            <text:p>0.00515693</text:p>
          </table:table-cell>
          <table:table-cell office:value-type="float" office:value="0.00186226">
            <text:p>0.00186226</text:p>
          </table:table-cell>
          <table:table-cell office:value-type="float" office:value="0.00124747">
            <text:p>0.00124747</text:p>
          </table:table-cell>
          <table:table-cell office:value-type="float" office:value="395">
            <text:p>395</text:p>
          </table:table-cell>
          <table:table-cell office:value-type="float" office:value="61">
            <text:p>61</text:p>
          </table:table-cell>
          <table:table-cell office:value-type="float" office:value="7447">
            <text:p>7447</text:p>
          </table:table-cell>
          <table:table-cell office:value-type="float" office:value="1069">
            <text:p>1069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500269">
            <text:p>0.00500269</text:p>
          </table:table-cell>
          <table:table-cell office:value-type="float" office:value="0.00509241">
            <text:p>0.00509241</text:p>
          </table:table-cell>
          <table:table-cell office:value-type="float" office:value="0.00180586">
            <text:p>0.00180586</text:p>
          </table:table-cell>
          <table:table-cell office:value-type="float" office:value="0.00122824">
            <text:p>0.00122824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3666">
            <text:p>3666</text:p>
          </table:table-cell>
          <table:table-cell office:value-type="float" office:value="410">
            <text:p>41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8945">
            <text:p>0.0118945</text:p>
          </table:table-cell>
          <table:table-cell office:value-type="float" office:value="0.0113314">
            <text:p>0.0113314</text:p>
          </table:table-cell>
          <table:table-cell office:value-type="float" office:value="0.00747347">
            <text:p>0.00747347</text:p>
          </table:table-cell>
          <table:table-cell office:value-type="float" office:value="0.00335225">
            <text:p>0.00335225</text:p>
          </table:table-cell>
          <table:table-cell office:value-type="float" office:value="257">
            <text:p>257</text:p>
          </table:table-cell>
          <table:table-cell office:value-type="float" office:value="181">
            <text:p>181</text:p>
          </table:table-cell>
          <table:table-cell office:value-type="float" office:value="54713">
            <text:p>54713</text:p>
          </table:table-cell>
          <table:table-cell office:value-type="float" office:value="2428">
            <text:p>242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21076">
            <text:p>0.0121076</text:p>
          </table:table-cell>
          <table:table-cell office:value-type="float" office:value="0.0117472">
            <text:p>0.0117472</text:p>
          </table:table-cell>
          <table:table-cell office:value-type="float" office:value="0.00763541">
            <text:p>0.00763541</text:p>
          </table:table-cell>
          <table:table-cell office:value-type="float" office:value="0.00341639">
            <text:p>0.00341639</text:p>
          </table:table-cell>
          <table:table-cell office:value-type="float" office:value="3307">
            <text:p>3307</text:p>
          </table:table-cell>
          <table:table-cell office:value-type="float" office:value="564">
            <text:p>564</text:p>
          </table:table-cell>
          <table:table-cell office:value-type="float" office:value="57853">
            <text:p>57853</text:p>
          </table:table-cell>
          <table:table-cell office:value-type="float" office:value="2478">
            <text:p>247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6742">
            <text:p>0.0116742</text:p>
          </table:table-cell>
          <table:table-cell office:value-type="float" office:value="0.0119513">
            <text:p>0.0119513</text:p>
          </table:table-cell>
          <table:table-cell office:value-type="float" office:value="0.00766507">
            <text:p>0.00766507</text:p>
          </table:table-cell>
          <table:table-cell office:value-type="float" office:value="0.00343372">
            <text:p>0.00343372</text:p>
          </table:table-cell>
          <table:table-cell office:value-type="float" office:value="1670">
            <text:p>1670</text:p>
          </table:table-cell>
          <table:table-cell office:value-type="float" office:value="261">
            <text:p>261</text:p>
          </table:table-cell>
          <table:table-cell office:value-type="float" office:value="55616">
            <text:p>55616</text:p>
          </table:table-cell>
          <table:table-cell office:value-type="float" office:value="2386">
            <text:p>238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504">
            <text:p>0.011504</text:p>
          </table:table-cell>
          <table:table-cell office:value-type="float" office:value="0.0115355">
            <text:p>0.0115355</text:p>
          </table:table-cell>
          <table:table-cell office:value-type="float" office:value="0.00753269">
            <text:p>0.00753269</text:p>
          </table:table-cell>
          <table:table-cell office:value-type="float" office:value="0.00361912">
            <text:p>0.00361912</text:p>
          </table:table-cell>
          <table:table-cell office:value-type="float" office:value="1136">
            <text:p>1136</text:p>
          </table:table-cell>
          <table:table-cell office:value-type="float" office:value="314">
            <text:p>314</text:p>
          </table:table-cell>
          <table:table-cell office:value-type="float" office:value="55906">
            <text:p>55906</text:p>
          </table:table-cell>
          <table:table-cell office:value-type="float" office:value="4686">
            <text:p>468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11562">
            <text:p>0.011562</text:p>
          </table:table-cell>
          <table:table-cell office:value-type="float" office:value="0.0113994">
            <text:p>0.0113994</text:p>
          </table:table-cell>
          <table:table-cell office:value-type="float" office:value="0.00757615">
            <text:p>0.00757615</text:p>
          </table:table-cell>
          <table:table-cell office:value-type="float" office:value="0.00334939">
            <text:p>0.00334939</text:p>
          </table:table-cell>
          <table:table-cell office:value-type="float" office:value="651">
            <text:p>651</text:p>
          </table:table-cell>
          <table:table-cell office:value-type="float" office:value="294">
            <text:p>294</text:p>
          </table:table-cell>
          <table:table-cell office:value-type="float" office:value="55562">
            <text:p>55562</text:p>
          </table:table-cell>
          <table:table-cell office:value-type="float" office:value="2559">
            <text:p>2559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45544">
            <text:p>0.0345544</text:p>
          </table:table-cell>
          <table:table-cell office:value-type="float" office:value="0.0253644">
            <text:p>0.0253644</text:p>
          </table:table-cell>
          <table:table-cell office:value-type="float" office:value="0.0177653">
            <text:p>0.0177653</text:p>
          </table:table-cell>
          <table:table-cell office:value-type="float" office:value="0.0066849">
            <text:p>0.0066849</text:p>
          </table:table-cell>
          <table:table-cell office:value-type="float" office:value="162216">
            <text:p>162216</text:p>
          </table:table-cell>
          <table:table-cell office:value-type="float" office:value="690">
            <text:p>690</text:p>
          </table:table-cell>
          <table:table-cell office:value-type="float" office:value="158837">
            <text:p>158837</text:p>
          </table:table-cell>
          <table:table-cell office:value-type="float" office:value="4136">
            <text:p>413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13437">
            <text:p>0.0313437</text:p>
          </table:table-cell>
          <table:table-cell office:value-type="float" office:value="0.0256119">
            <text:p>0.0256119</text:p>
          </table:table-cell>
          <table:table-cell office:value-type="float" office:value="0.0180049">
            <text:p>0.0180049</text:p>
          </table:table-cell>
          <table:table-cell office:value-type="float" office:value="0.00670413">
            <text:p>0.00670413</text:p>
          </table:table-cell>
          <table:table-cell office:value-type="float" office:value="124014">
            <text:p>124014</text:p>
          </table:table-cell>
          <table:table-cell office:value-type="float" office:value="643">
            <text:p>643</text:p>
          </table:table-cell>
          <table:table-cell office:value-type="float" office:value="164212">
            <text:p>164212</text:p>
          </table:table-cell>
          <table:table-cell office:value-type="float" office:value="4658">
            <text:p>465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65817">
            <text:p>0.0365817</text:p>
          </table:table-cell>
          <table:table-cell office:value-type="float" office:value="0.0266283">
            <text:p>0.0266283</text:p>
          </table:table-cell>
          <table:table-cell office:value-type="float" office:value="0.0226356">
            <text:p>0.0226356</text:p>
          </table:table-cell>
          <table:table-cell office:value-type="float" office:value="0.00705128">
            <text:p>0.00705128</text:p>
          </table:table-cell>
          <table:table-cell office:value-type="float" office:value="202448">
            <text:p>202448</text:p>
          </table:table-cell>
          <table:table-cell office:value-type="float" office:value="1724">
            <text:p>1724</text:p>
          </table:table-cell>
          <table:table-cell office:value-type="float" office:value="288667">
            <text:p>288667</text:p>
          </table:table-cell>
          <table:table-cell office:value-type="float" office:value="4642">
            <text:p>464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32627">
            <text:p>0.032627</text:p>
          </table:table-cell>
          <table:table-cell office:value-type="float" office:value="0.0267655">
            <text:p>0.0267655</text:p>
          </table:table-cell>
          <table:table-cell office:value-type="float" office:value="0.0206007">
            <text:p>0.0206007</text:p>
          </table:table-cell>
          <table:table-cell office:value-type="float" office:value="0.00679304">
            <text:p>0.00679304</text:p>
          </table:table-cell>
          <table:table-cell office:value-type="float" office:value="112254">
            <text:p>112254</text:p>
          </table:table-cell>
          <table:table-cell office:value-type="float" office:value="1195">
            <text:p>1195</text:p>
          </table:table-cell>
          <table:table-cell office:value-type="float" office:value="213475">
            <text:p>213475</text:p>
          </table:table-cell>
          <table:table-cell office:value-type="float" office:value="5194">
            <text:p>5194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28339">
            <text:p>0.028339</text:p>
          </table:table-cell>
          <table:table-cell office:value-type="float" office:value="0.0269742">
            <text:p>0.0269742</text:p>
          </table:table-cell>
          <table:table-cell office:value-type="float" office:value="0.0180074">
            <text:p>0.0180074</text:p>
          </table:table-cell>
          <table:table-cell office:value-type="float" office:value="0.00669148">
            <text:p>0.00669148</text:p>
          </table:table-cell>
          <table:table-cell office:value-type="float" office:value="31698">
            <text:p>31698</text:p>
          </table:table-cell>
          <table:table-cell office:value-type="float" office:value="760">
            <text:p>760</text:p>
          </table:table-cell>
          <table:table-cell office:value-type="float" office:value="164394">
            <text:p>164394</text:p>
          </table:table-cell>
          <table:table-cell office:value-type="float" office:value="4285">
            <text:p>4285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101876">
            <text:p>0.101876</text:p>
          </table:table-cell>
          <table:table-cell office:value-type="float" office:value="0.071958">
            <text:p>0.071958</text:p>
          </table:table-cell>
          <table:table-cell office:value-type="float" office:value="0.0508467">
            <text:p>0.0508467</text:p>
          </table:table-cell>
          <table:table-cell office:value-type="float" office:value="0.0136632">
            <text:p>0.0136632</text:p>
          </table:table-cell>
          <table:table-cell office:value-type="float" office:value="927104">
            <text:p>927104</text:p>
          </table:table-cell>
          <table:table-cell office:value-type="float" office:value="8369">
            <text:p>8369</text:p>
          </table:table-cell>
          <table:table-cell office:value-type="float" office:value="786398">
            <text:p>786398</text:p>
          </table:table-cell>
          <table:table-cell office:value-type="float" office:value="9382">
            <text:p>938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0828">
            <text:p>0.080828</text:p>
          </table:table-cell>
          <table:table-cell office:value-type="float" office:value="0.0668335">
            <text:p>0.0668335</text:p>
          </table:table-cell>
          <table:table-cell office:value-type="float" office:value="0.0511301">
            <text:p>0.0511301</text:p>
          </table:table-cell>
          <table:table-cell office:value-type="float" office:value="0.0137368">
            <text:p>0.0137368</text:p>
          </table:table-cell>
          <table:table-cell office:value-type="float" office:value="575145">
            <text:p>575145</text:p>
          </table:table-cell>
          <table:table-cell office:value-type="float" office:value="3782">
            <text:p>3782</text:p>
          </table:table-cell>
          <table:table-cell office:value-type="float" office:value="822515">
            <text:p>822515</text:p>
          </table:table-cell>
          <table:table-cell office:value-type="float" office:value="9926">
            <text:p>992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36743">
            <text:p>0.0836743</text:p>
          </table:table-cell>
          <table:table-cell office:value-type="float" office:value="0.0702702">
            <text:p>0.0702702</text:p>
          </table:table-cell>
          <table:table-cell office:value-type="float" office:value="0.0524996">
            <text:p>0.0524996</text:p>
          </table:table-cell>
          <table:table-cell office:value-type="float" office:value="0.0137298">
            <text:p>0.0137298</text:p>
          </table:table-cell>
          <table:table-cell office:value-type="float" office:value="593801">
            <text:p>593801</text:p>
          </table:table-cell>
          <table:table-cell office:value-type="float" office:value="3016">
            <text:p>3016</text:p>
          </table:table-cell>
          <table:table-cell office:value-type="float" office:value="851643">
            <text:p>851643</text:p>
          </table:table-cell>
          <table:table-cell office:value-type="float" office:value="10464">
            <text:p>10464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14512">
            <text:p>0.0814512</text:p>
          </table:table-cell>
          <table:table-cell office:value-type="float" office:value="0.0686816">
            <text:p>0.0686816</text:p>
          </table:table-cell>
          <table:table-cell office:value-type="float" office:value="0.0571805">
            <text:p>0.0571805</text:p>
          </table:table-cell>
          <table:table-cell office:value-type="float" office:value="0.0134294">
            <text:p>0.0134294</text:p>
          </table:table-cell>
          <table:table-cell office:value-type="float" office:value="565626">
            <text:p>565626</text:p>
          </table:table-cell>
          <table:table-cell office:value-type="float" office:value="2066">
            <text:p>2066</text:p>
          </table:table-cell>
          <table:table-cell office:value-type="float" office:value="963110">
            <text:p>963110</text:p>
          </table:table-cell>
          <table:table-cell office:value-type="float" office:value="9252">
            <text:p>925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821757">
            <text:p>0.0821757</text:p>
          </table:table-cell>
          <table:table-cell office:value-type="float" office:value="0.0690229">
            <text:p>0.0690229</text:p>
          </table:table-cell>
          <table:table-cell office:value-type="float" office:value="0.0507576">
            <text:p>0.0507576</text:p>
          </table:table-cell>
          <table:table-cell office:value-type="float" office:value="0.0134279">
            <text:p>0.0134279</text:p>
          </table:table-cell>
          <table:table-cell office:value-type="float" office:value="558117">
            <text:p>558117</text:p>
          </table:table-cell>
          <table:table-cell office:value-type="float" office:value="3079">
            <text:p>3079</text:p>
          </table:table-cell>
          <table:table-cell office:value-type="float" office:value="812255">
            <text:p>812255</text:p>
          </table:table-cell>
          <table:table-cell office:value-type="float" office:value="9746">
            <text:p>974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22435">
            <text:p>0.222435</text:p>
          </table:table-cell>
          <table:table-cell office:value-type="float" office:value="0.154271">
            <text:p>0.154271</text:p>
          </table:table-cell>
          <table:table-cell office:value-type="float" office:value="0.126819">
            <text:p>0.126819</text:p>
          </table:table-cell>
          <table:table-cell office:value-type="float" office:value="0.0270707">
            <text:p>0.0270707</text:p>
          </table:table-cell>
          <table:table-cell office:value-type="float" office:value="2461800">
            <text:p>2461800</text:p>
          </table:table-cell>
          <table:table-cell office:value-type="float" office:value="2459">
            <text:p>2459</text:p>
          </table:table-cell>
          <table:table-cell office:value-type="float" office:value="2379550">
            <text:p>2379550</text:p>
          </table:table-cell>
          <table:table-cell office:value-type="float" office:value="19308">
            <text:p>1930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26314">
            <text:p>0.226314</text:p>
          </table:table-cell>
          <table:table-cell office:value-type="float" office:value="0.156389">
            <text:p>0.156389</text:p>
          </table:table-cell>
          <table:table-cell office:value-type="float" office:value="0.126759">
            <text:p>0.126759</text:p>
          </table:table-cell>
          <table:table-cell office:value-type="float" office:value="0.0268667">
            <text:p>0.0268667</text:p>
          </table:table-cell>
          <table:table-cell office:value-type="float" office:value="2566900">
            <text:p>2566900</text:p>
          </table:table-cell>
          <table:table-cell office:value-type="float" office:value="3001">
            <text:p>3001</text:p>
          </table:table-cell>
          <table:table-cell office:value-type="float" office:value="2383730">
            <text:p>2383730</text:p>
          </table:table-cell>
          <table:table-cell office:value-type="float" office:value="18357">
            <text:p>18357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27188">
            <text:p>0.227188</text:p>
          </table:table-cell>
          <table:table-cell office:value-type="float" office:value="0.164807">
            <text:p>0.164807</text:p>
          </table:table-cell>
          <table:table-cell office:value-type="float" office:value="0.127208">
            <text:p>0.127208</text:p>
          </table:table-cell>
          <table:table-cell office:value-type="float" office:value="0.0272308">
            <text:p>0.0272308</text:p>
          </table:table-cell>
          <table:table-cell office:value-type="float" office:value="2589550">
            <text:p>2589550</text:p>
          </table:table-cell>
          <table:table-cell office:value-type="float" office:value="2536">
            <text:p>2536</text:p>
          </table:table-cell>
          <table:table-cell office:value-type="float" office:value="2390530">
            <text:p>2390530</text:p>
          </table:table-cell>
          <table:table-cell office:value-type="float" office:value="21369">
            <text:p>21369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17226">
            <text:p>0.217226</text:p>
          </table:table-cell>
          <table:table-cell office:value-type="float" office:value="0.157669">
            <text:p>0.157669</text:p>
          </table:table-cell>
          <table:table-cell office:value-type="float" office:value="0.128767">
            <text:p>0.128767</text:p>
          </table:table-cell>
          <table:table-cell office:value-type="float" office:value="0.0268227">
            <text:p>0.0268227</text:p>
          </table:table-cell>
          <table:table-cell office:value-type="float" office:value="2339510">
            <text:p>2339510</text:p>
          </table:table-cell>
          <table:table-cell office:value-type="float" office:value="5342">
            <text:p>5342</text:p>
          </table:table-cell>
          <table:table-cell office:value-type="float" office:value="2445400">
            <text:p>2445400</text:p>
          </table:table-cell>
          <table:table-cell office:value-type="float" office:value="18306">
            <text:p>1830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219494">
            <text:p>0.219494</text:p>
          </table:table-cell>
          <table:table-cell office:value-type="float" office:value="0.164423">
            <text:p>0.164423</text:p>
          </table:table-cell>
          <table:table-cell office:value-type="float" office:value="0.13029">
            <text:p>0.13029</text:p>
          </table:table-cell>
          <table:table-cell office:value-type="float" office:value="0.0268192">
            <text:p>0.0268192</text:p>
          </table:table-cell>
          <table:table-cell office:value-type="float" office:value="2370280">
            <text:p>2370280</text:p>
          </table:table-cell>
          <table:table-cell office:value-type="float" office:value="5028">
            <text:p>5028</text:p>
          </table:table-cell>
          <table:table-cell office:value-type="float" office:value="2475670">
            <text:p>2475670</text:p>
          </table:table-cell>
          <table:table-cell office:value-type="float" office:value="18385">
            <text:p>18385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82367">
            <text:p>0.582367</text:p>
          </table:table-cell>
          <table:table-cell office:value-type="float" office:value="0.349079">
            <text:p>0.349079</text:p>
          </table:table-cell>
          <table:table-cell office:value-type="float" office:value="0.26882">
            <text:p>0.26882</text:p>
          </table:table-cell>
          <table:table-cell office:value-type="float" office:value="0.0528373">
            <text:p>0.0528373</text:p>
          </table:table-cell>
          <table:table-cell office:value-type="float" office:value="8051780">
            <text:p>8051780</text:p>
          </table:table-cell>
          <table:table-cell office:value-type="float" office:value="8839">
            <text:p>8839</text:p>
          </table:table-cell>
          <table:table-cell office:value-type="float" office:value="5233140">
            <text:p>5233140</text:p>
          </table:table-cell>
          <table:table-cell office:value-type="float" office:value="25303">
            <text:p>25303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78838">
            <text:p>0.578838</text:p>
          </table:table-cell>
          <table:table-cell office:value-type="float" office:value="0.347705">
            <text:p>0.347705</text:p>
          </table:table-cell>
          <table:table-cell office:value-type="float" office:value="0.267914">
            <text:p>0.267914</text:p>
          </table:table-cell>
          <table:table-cell office:value-type="float" office:value="0.0539136">
            <text:p>0.0539136</text:p>
          </table:table-cell>
          <table:table-cell office:value-type="float" office:value="8039030">
            <text:p>8039030</text:p>
          </table:table-cell>
          <table:table-cell office:value-type="float" office:value="4986">
            <text:p>4986</text:p>
          </table:table-cell>
          <table:table-cell office:value-type="float" office:value="5228310">
            <text:p>5228310</text:p>
          </table:table-cell>
          <table:table-cell office:value-type="float" office:value="30708">
            <text:p>3070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66003">
            <text:p>0.566003</text:p>
          </table:table-cell>
          <table:table-cell office:value-type="float" office:value="0.371971">
            <text:p>0.371971</text:p>
          </table:table-cell>
          <table:table-cell office:value-type="float" office:value="0.265223">
            <text:p>0.265223</text:p>
          </table:table-cell>
          <table:table-cell office:value-type="float" office:value="0.0548521">
            <text:p>0.0548521</text:p>
          </table:table-cell>
          <table:table-cell office:value-type="float" office:value="7881020">
            <text:p>7881020</text:p>
          </table:table-cell>
          <table:table-cell office:value-type="float" office:value="9506">
            <text:p>9506</text:p>
          </table:table-cell>
          <table:table-cell office:value-type="float" office:value="5163860">
            <text:p>5163860</text:p>
          </table:table-cell>
          <table:table-cell office:value-type="float" office:value="36918">
            <text:p>3691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64154">
            <text:p>0.564154</text:p>
          </table:table-cell>
          <table:table-cell office:value-type="float" office:value="0.343996">
            <text:p>0.343996</text:p>
          </table:table-cell>
          <table:table-cell office:value-type="float" office:value="0.266412">
            <text:p>0.266412</text:p>
          </table:table-cell>
          <table:table-cell office:value-type="float" office:value="0.053662">
            <text:p>0.053662</text:p>
          </table:table-cell>
          <table:table-cell office:value-type="float" office:value="7563560">
            <text:p>7563560</text:p>
          </table:table-cell>
          <table:table-cell office:value-type="float" office:value="8564">
            <text:p>8564</text:p>
          </table:table-cell>
          <table:table-cell office:value-type="float" office:value="5194690">
            <text:p>5194690</text:p>
          </table:table-cell>
          <table:table-cell office:value-type="float" office:value="25232">
            <text:p>2523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562624">
            <text:p>0.562624</text:p>
          </table:table-cell>
          <table:table-cell office:value-type="float" office:value="0.359148">
            <text:p>0.359148</text:p>
          </table:table-cell>
          <table:table-cell office:value-type="float" office:value="0.270751">
            <text:p>0.270751</text:p>
          </table:table-cell>
          <table:table-cell office:value-type="float" office:value="0.053385">
            <text:p>0.053385</text:p>
          </table:table-cell>
          <table:table-cell office:value-type="float" office:value="7778280">
            <text:p>7778280</text:p>
          </table:table-cell>
          <table:table-cell office:value-type="float" office:value="9869">
            <text:p>9869</text:p>
          </table:table-cell>
          <table:table-cell office:value-type="float" office:value="5298080">
            <text:p>5298080</text:p>
          </table:table-cell>
          <table:table-cell office:value-type="float" office:value="26508">
            <text:p>26508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39325">
            <text:p>1.39325</text:p>
          </table:table-cell>
          <table:table-cell office:value-type="float" office:value="0.754579">
            <text:p>0.754579</text:p>
          </table:table-cell>
          <table:table-cell office:value-type="float" office:value="0.615372">
            <text:p>0.615372</text:p>
          </table:table-cell>
          <table:table-cell office:value-type="float" office:value="0.110328">
            <text:p>0.110328</text:p>
          </table:table-cell>
          <table:table-cell office:value-type="float" office:value="21221700">
            <text:p>21221700</text:p>
          </table:table-cell>
          <table:table-cell office:value-type="float" office:value="17218">
            <text:p>17218</text:p>
          </table:table-cell>
          <table:table-cell office:value-type="float" office:value="12541700">
            <text:p>12541700</text:p>
          </table:table-cell>
          <table:table-cell office:value-type="float" office:value="57932">
            <text:p>5793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38878">
            <text:p>1.38878</text:p>
          </table:table-cell>
          <table:table-cell office:value-type="float" office:value="0.761496">
            <text:p>0.761496</text:p>
          </table:table-cell>
          <table:table-cell office:value-type="float" office:value="0.609232">
            <text:p>0.609232</text:p>
          </table:table-cell>
          <table:table-cell office:value-type="float" office:value="0.108402">
            <text:p>0.108402</text:p>
          </table:table-cell>
          <table:table-cell office:value-type="float" office:value="21145500">
            <text:p>21145500</text:p>
          </table:table-cell>
          <table:table-cell office:value-type="float" office:value="17520">
            <text:p>17520</text:p>
          </table:table-cell>
          <table:table-cell office:value-type="float" office:value="12495900">
            <text:p>12495900</text:p>
          </table:table-cell>
          <table:table-cell office:value-type="float" office:value="63905">
            <text:p>63905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3996">
            <text:p>1.3996</text:p>
          </table:table-cell>
          <table:table-cell office:value-type="float" office:value="0.776513">
            <text:p>0.776513</text:p>
          </table:table-cell>
          <table:table-cell office:value-type="float" office:value="0.612981">
            <text:p>0.612981</text:p>
          </table:table-cell>
          <table:table-cell office:value-type="float" office:value="0.108284">
            <text:p>0.108284</text:p>
          </table:table-cell>
          <table:table-cell office:value-type="float" office:value="21059600">
            <text:p>21059600</text:p>
          </table:table-cell>
          <table:table-cell office:value-type="float" office:value="17316">
            <text:p>17316</text:p>
          </table:table-cell>
          <table:table-cell office:value-type="float" office:value="12489700">
            <text:p>12489700</text:p>
          </table:table-cell>
          <table:table-cell office:value-type="float" office:value="60111">
            <text:p>6011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42608">
            <text:p>1.42608</text:p>
          </table:table-cell>
          <table:table-cell office:value-type="float" office:value="0.757538">
            <text:p>0.757538</text:p>
          </table:table-cell>
          <table:table-cell office:value-type="float" office:value="0.610037">
            <text:p>0.610037</text:p>
          </table:table-cell>
          <table:table-cell office:value-type="float" office:value="0.108072">
            <text:p>0.108072</text:p>
          </table:table-cell>
          <table:table-cell office:value-type="float" office:value="22112000">
            <text:p>22112000</text:p>
          </table:table-cell>
          <table:table-cell office:value-type="float" office:value="13713">
            <text:p>13713</text:p>
          </table:table-cell>
          <table:table-cell office:value-type="float" office:value="12431100">
            <text:p>12431100</text:p>
          </table:table-cell>
          <table:table-cell office:value-type="float" office:value="54006">
            <text:p>5400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1.40131">
            <text:p>1.40131</text:p>
          </table:table-cell>
          <table:table-cell office:value-type="float" office:value="0.765899">
            <text:p>0.765899</text:p>
          </table:table-cell>
          <table:table-cell office:value-type="float" office:value="0.618191">
            <text:p>0.618191</text:p>
          </table:table-cell>
          <table:table-cell office:value-type="float" office:value="0.109058">
            <text:p>0.109058</text:p>
          </table:table-cell>
          <table:table-cell office:value-type="float" office:value="21950800">
            <text:p>21950800</text:p>
          </table:table-cell>
          <table:table-cell office:value-type="float" office:value="12781">
            <text:p>12781</text:p>
          </table:table-cell>
          <table:table-cell office:value-type="float" office:value="12568000">
            <text:p>12568000</text:p>
          </table:table-cell>
          <table:table-cell office:value-type="float" office:value="57547">
            <text:p>57547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4.02621">
            <text:p>4.02621</text:p>
          </table:table-cell>
          <table:table-cell office:value-type="float" office:value="1.80265">
            <text:p>1.80265</text:p>
          </table:table-cell>
          <table:table-cell office:value-type="float" office:value="1.40455">
            <text:p>1.40455</text:p>
          </table:table-cell>
          <table:table-cell office:value-type="float" office:value="0.224782">
            <text:p>0.224782</text:p>
          </table:table-cell>
          <table:table-cell office:value-type="float" office:value="65042200">
            <text:p>65042200</text:p>
          </table:table-cell>
          <table:table-cell office:value-type="float" office:value="54714">
            <text:p>54714</text:p>
          </table:table-cell>
          <table:table-cell office:value-type="float" office:value="28011500">
            <text:p>28011500</text:p>
          </table:table-cell>
          <table:table-cell office:value-type="float" office:value="131895">
            <text:p>131895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46686">
            <text:p>3.46686</text:p>
          </table:table-cell>
          <table:table-cell office:value-type="float" office:value="1.69583">
            <text:p>1.69583</text:p>
          </table:table-cell>
          <table:table-cell office:value-type="float" office:value="1.46944">
            <text:p>1.46944</text:p>
          </table:table-cell>
          <table:table-cell office:value-type="float" office:value="0.21487">
            <text:p>0.21487</text:p>
          </table:table-cell>
          <table:table-cell office:value-type="float" office:value="56987100">
            <text:p>56987100</text:p>
          </table:table-cell>
          <table:table-cell office:value-type="float" office:value="43050">
            <text:p>43050</text:p>
          </table:table-cell>
          <table:table-cell office:value-type="float" office:value="28911300">
            <text:p>28911300</text:p>
          </table:table-cell>
          <table:table-cell office:value-type="float" office:value="105706">
            <text:p>105706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42188">
            <text:p>3.42188</text:p>
          </table:table-cell>
          <table:table-cell office:value-type="float" office:value="1.7177">
            <text:p>1.7177</text:p>
          </table:table-cell>
          <table:table-cell office:value-type="float" office:value="1.40043">
            <text:p>1.40043</text:p>
          </table:table-cell>
          <table:table-cell office:value-type="float" office:value="0.216481">
            <text:p>0.216481</text:p>
          </table:table-cell>
          <table:table-cell office:value-type="float" office:value="56038400">
            <text:p>56038400</text:p>
          </table:table-cell>
          <table:table-cell office:value-type="float" office:value="25226">
            <text:p>25226</text:p>
          </table:table-cell>
          <table:table-cell office:value-type="float" office:value="28303900">
            <text:p>28303900</text:p>
          </table:table-cell>
          <table:table-cell office:value-type="float" office:value="101601">
            <text:p>10160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43445">
            <text:p>3.43445</text:p>
          </table:table-cell>
          <table:table-cell office:value-type="float" office:value="1.83323">
            <text:p>1.83323</text:p>
          </table:table-cell>
          <table:table-cell office:value-type="float" office:value="1.46339">
            <text:p>1.46339</text:p>
          </table:table-cell>
          <table:table-cell office:value-type="float" office:value="0.220617">
            <text:p>0.220617</text:p>
          </table:table-cell>
          <table:table-cell office:value-type="float" office:value="56675500">
            <text:p>56675500</text:p>
          </table:table-cell>
          <table:table-cell office:value-type="float" office:value="52697">
            <text:p>52697</text:p>
          </table:table-cell>
          <table:table-cell office:value-type="float" office:value="29122500">
            <text:p>29122500</text:p>
          </table:table-cell>
          <table:table-cell office:value-type="float" office:value="185282">
            <text:p>18528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3.30254">
            <text:p>3.30254</text:p>
          </table:table-cell>
          <table:table-cell office:value-type="float" office:value="1.70667">
            <text:p>1.70667</text:p>
          </table:table-cell>
          <table:table-cell office:value-type="float" office:value="1.38179">
            <text:p>1.38179</text:p>
          </table:table-cell>
          <table:table-cell office:value-type="float" office:value="0.21769">
            <text:p>0.21769</text:p>
          </table:table-cell>
          <table:table-cell office:value-type="float" office:value="53841300">
            <text:p>53841300</text:p>
          </table:table-cell>
          <table:table-cell office:value-type="float" office:value="53728">
            <text:p>53728</text:p>
          </table:table-cell>
          <table:table-cell office:value-type="float" office:value="27813100">
            <text:p>27813100</text:p>
          </table:table-cell>
          <table:table-cell office:value-type="float" office:value="118833">
            <text:p>118833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60433">
            <text:p>7.60433</text:p>
          </table:table-cell>
          <table:table-cell office:value-type="float" office:value="3.83847">
            <text:p>3.83847</text:p>
          </table:table-cell>
          <table:table-cell office:value-type="float" office:value="2.90744">
            <text:p>2.90744</text:p>
          </table:table-cell>
          <table:table-cell office:value-type="float" office:value="0.425119">
            <text:p>0.425119</text:p>
          </table:table-cell>
          <table:table-cell office:value-type="float" office:value="129174000">
            <text:p>129174000</text:p>
          </table:table-cell>
          <table:table-cell office:value-type="float" office:value="56560">
            <text:p>56560</text:p>
          </table:table-cell>
          <table:table-cell office:value-type="float" office:value="59579600">
            <text:p>59579600</text:p>
          </table:table-cell>
          <table:table-cell office:value-type="float" office:value="219391">
            <text:p>219391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7348">
            <text:p>7.57348</text:p>
          </table:table-cell>
          <table:table-cell office:value-type="float" office:value="3.85901">
            <text:p>3.85901</text:p>
          </table:table-cell>
          <table:table-cell office:value-type="float" office:value="2.88012">
            <text:p>2.88012</text:p>
          </table:table-cell>
          <table:table-cell office:value-type="float" office:value="0.426753">
            <text:p>0.426753</text:p>
          </table:table-cell>
          <table:table-cell office:value-type="float" office:value="128428000">
            <text:p>128428000</text:p>
          </table:table-cell>
          <table:table-cell office:value-type="float" office:value="51813">
            <text:p>51813</text:p>
          </table:table-cell>
          <table:table-cell office:value-type="float" office:value="58710500">
            <text:p>58710500</text:p>
          </table:table-cell>
          <table:table-cell office:value-type="float" office:value="222322">
            <text:p>22232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6644">
            <text:p>7.56644</text:p>
          </table:table-cell>
          <table:table-cell office:value-type="float" office:value="3.98922">
            <text:p>3.98922</text:p>
          </table:table-cell>
          <table:table-cell office:value-type="float" office:value="2.86935">
            <text:p>2.86935</text:p>
          </table:table-cell>
          <table:table-cell office:value-type="float" office:value="0.42513">
            <text:p>0.42513</text:p>
          </table:table-cell>
          <table:table-cell office:value-type="float" office:value="128254000">
            <text:p>128254000</text:p>
          </table:table-cell>
          <table:table-cell office:value-type="float" office:value="91342">
            <text:p>91342</text:p>
          </table:table-cell>
          <table:table-cell office:value-type="float" office:value="58637900">
            <text:p>58637900</text:p>
          </table:table-cell>
          <table:table-cell office:value-type="float" office:value="218019">
            <text:p>218019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6916">
            <text:p>7.56916</text:p>
          </table:table-cell>
          <table:table-cell office:value-type="float" office:value="3.80503">
            <text:p>3.80503</text:p>
          </table:table-cell>
          <table:table-cell office:value-type="float" office:value="2.89844">
            <text:p>2.89844</text:p>
          </table:table-cell>
          <table:table-cell office:value-type="float" office:value="0.430389">
            <text:p>0.430389</text:p>
          </table:table-cell>
          <table:table-cell office:value-type="float" office:value="128242000">
            <text:p>128242000</text:p>
          </table:table-cell>
          <table:table-cell office:value-type="float" office:value="64386">
            <text:p>64386</text:p>
          </table:table-cell>
          <table:table-cell office:value-type="float" office:value="59321300">
            <text:p>59321300</text:p>
          </table:table-cell>
          <table:table-cell office:value-type="float" office:value="231592">
            <text:p>231592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7.57387">
            <text:p>7.57387</text:p>
          </table:table-cell>
          <table:table-cell office:value-type="float" office:value="3.84481">
            <text:p>3.84481</text:p>
          </table:table-cell>
          <table:table-cell office:value-type="float" office:value="2.90994">
            <text:p>2.90994</text:p>
          </table:table-cell>
          <table:table-cell office:value-type="float" office:value="0.429127">
            <text:p>0.429127</text:p>
          </table:table-cell>
          <table:table-cell office:value-type="float" office:value="127528000">
            <text:p>127528000</text:p>
          </table:table-cell>
          <table:table-cell office:value-type="float" office:value="73482">
            <text:p>73482</text:p>
          </table:table-cell>
          <table:table-cell office:value-type="float" office:value="59517900">
            <text:p>59517900</text:p>
          </table:table-cell>
          <table:table-cell office:value-type="float" office:value="230630">
            <text:p>23063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3226">
            <text:p>17.3226</text:p>
          </table:table-cell>
          <table:table-cell office:value-type="float" office:value="8.17361">
            <text:p>8.17361</text:p>
          </table:table-cell>
          <table:table-cell office:value-type="float" office:value="5.77342">
            <text:p>5.77342</text:p>
          </table:table-cell>
          <table:table-cell office:value-type="float" office:value="0.880029">
            <text:p>0.880029</text:p>
          </table:table-cell>
          <table:table-cell office:value-type="float" office:value="303143000">
            <text:p>303143000</text:p>
          </table:table-cell>
          <table:table-cell office:value-type="float" office:value="159610">
            <text:p>159610</text:p>
          </table:table-cell>
          <table:table-cell office:value-type="float" office:value="113056000">
            <text:p>113056000</text:p>
          </table:table-cell>
          <table:table-cell office:value-type="float" office:value="358547">
            <text:p>358547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3521">
            <text:p>17.3521</text:p>
          </table:table-cell>
          <table:table-cell office:value-type="float" office:value="7.92411">
            <text:p>7.92411</text:p>
          </table:table-cell>
          <table:table-cell office:value-type="float" office:value="6.174">
            <text:p>6.174</text:p>
          </table:table-cell>
          <table:table-cell office:value-type="float" office:value="0.911097">
            <text:p>0.911097</text:p>
          </table:table-cell>
          <table:table-cell office:value-type="float" office:value="303492000">
            <text:p>303492000</text:p>
          </table:table-cell>
          <table:table-cell office:value-type="float" office:value="105849">
            <text:p>105849</text:p>
          </table:table-cell>
          <table:table-cell office:value-type="float" office:value="120765000">
            <text:p>120765000</text:p>
          </table:table-cell>
          <table:table-cell office:value-type="float" office:value="318769">
            <text:p>318769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3113">
            <text:p>17.3113</text:p>
          </table:table-cell>
          <table:table-cell office:value-type="float" office:value="8.19804">
            <text:p>8.19804</text:p>
          </table:table-cell>
          <table:table-cell office:value-type="float" office:value="6.24429">
            <text:p>6.24429</text:p>
          </table:table-cell>
          <table:table-cell office:value-type="float" office:value="0.884568">
            <text:p>0.884568</text:p>
          </table:table-cell>
          <table:table-cell office:value-type="float" office:value="302953000">
            <text:p>302953000</text:p>
          </table:table-cell>
          <table:table-cell office:value-type="float" office:value="129723">
            <text:p>129723</text:p>
          </table:table-cell>
          <table:table-cell office:value-type="float" office:value="122913000">
            <text:p>122913000</text:p>
          </table:table-cell>
          <table:table-cell office:value-type="float" office:value="354005">
            <text:p>354005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2485">
            <text:p>17.2485</text:p>
          </table:table-cell>
          <table:table-cell office:value-type="float" office:value="8.15854">
            <text:p>8.15854</text:p>
          </table:table-cell>
          <table:table-cell office:value-type="float" office:value="5.77503">
            <text:p>5.77503</text:p>
          </table:table-cell>
          <table:table-cell office:value-type="float" office:value="0.881803">
            <text:p>0.881803</text:p>
          </table:table-cell>
          <table:table-cell office:value-type="float" office:value="302357000">
            <text:p>302357000</text:p>
          </table:table-cell>
          <table:table-cell office:value-type="float" office:value="159997">
            <text:p>159997</text:p>
          </table:table-cell>
          <table:table-cell office:value-type="float" office:value="112764000">
            <text:p>112764000</text:p>
          </table:table-cell>
          <table:table-cell office:value-type="float" office:value="353553">
            <text:p>353553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17.2652">
            <text:p>17.2652</text:p>
          </table:table-cell>
          <table:table-cell office:value-type="float" office:value="8.16674">
            <text:p>8.16674</text:p>
          </table:table-cell>
          <table:table-cell office:value-type="float" office:value="5.7406">
            <text:p>5.7406</text:p>
          </table:table-cell>
          <table:table-cell office:value-type="float" office:value="0.879512">
            <text:p>0.879512</text:p>
          </table:table-cell>
          <table:table-cell office:value-type="float" office:value="301649000">
            <text:p>301649000</text:p>
          </table:table-cell>
          <table:table-cell office:value-type="float" office:value="132751">
            <text:p>132751</text:p>
          </table:table-cell>
          <table:table-cell office:value-type="float" office:value="112491000">
            <text:p>112491000</text:p>
          </table:table-cell>
          <table:table-cell office:value-type="float" office:value="314970">
            <text:p>31497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3132">
            <text:p>40.3132</text:p>
          </table:table-cell>
          <table:table-cell office:value-type="float" office:value="19.1455">
            <text:p>19.1455</text:p>
          </table:table-cell>
          <table:table-cell office:value-type="float" office:value="12.8519">
            <text:p>12.8519</text:p>
          </table:table-cell>
          <table:table-cell office:value-type="float" office:value="1.75369">
            <text:p>1.75369</text:p>
          </table:table-cell>
          <table:table-cell office:value-type="float" office:value="718361000">
            <text:p>718361000</text:p>
          </table:table-cell>
          <table:table-cell office:value-type="float" office:value="446460">
            <text:p>446460</text:p>
          </table:table-cell>
          <table:table-cell office:value-type="float" office:value="251460000">
            <text:p>251460000</text:p>
          </table:table-cell>
          <table:table-cell office:value-type="float" office:value="674394">
            <text:p>674394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4423">
            <text:p>40.4423</text:p>
          </table:table-cell>
          <table:table-cell office:value-type="float" office:value="18.3749">
            <text:p>18.3749</text:p>
          </table:table-cell>
          <table:table-cell office:value-type="float" office:value="13.2692">
            <text:p>13.2692</text:p>
          </table:table-cell>
          <table:table-cell office:value-type="float" office:value="1.75822">
            <text:p>1.75822</text:p>
          </table:table-cell>
          <table:table-cell office:value-type="float" office:value="720431000">
            <text:p>720431000</text:p>
          </table:table-cell>
          <table:table-cell office:value-type="float" office:value="357937">
            <text:p>357937</text:p>
          </table:table-cell>
          <table:table-cell office:value-type="float" office:value="260996000">
            <text:p>260996000</text:p>
          </table:table-cell>
          <table:table-cell office:value-type="float" office:value="689959">
            <text:p>689959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2118">
            <text:p>40.2118</text:p>
          </table:table-cell>
          <table:table-cell office:value-type="float" office:value="18.4113">
            <text:p>18.4113</text:p>
          </table:table-cell>
          <table:table-cell office:value-type="float" office:value="13.1802">
            <text:p>13.1802</text:p>
          </table:table-cell>
          <table:table-cell office:value-type="float" office:value="1.75604">
            <text:p>1.75604</text:p>
          </table:table-cell>
          <table:table-cell office:value-type="float" office:value="718407000">
            <text:p>718407000</text:p>
          </table:table-cell>
          <table:table-cell office:value-type="float" office:value="1791110">
            <text:p>1791110</text:p>
          </table:table-cell>
          <table:table-cell office:value-type="float" office:value="260074000">
            <text:p>260074000</text:p>
          </table:table-cell>
          <table:table-cell office:value-type="float" office:value="686830">
            <text:p>686830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4873">
            <text:p>40.4873</text:p>
          </table:table-cell>
          <table:table-cell office:value-type="float" office:value="17.9388">
            <text:p>17.9388</text:p>
          </table:table-cell>
          <table:table-cell office:value-type="float" office:value="13.295">
            <text:p>13.295</text:p>
          </table:table-cell>
          <table:table-cell office:value-type="float" office:value="1.76095">
            <text:p>1.76095</text:p>
          </table:table-cell>
          <table:table-cell office:value-type="float" office:value="720348000">
            <text:p>720348000</text:p>
          </table:table-cell>
          <table:table-cell office:value-type="float" office:value="1186110">
            <text:p>1186110</text:p>
          </table:table-cell>
          <table:table-cell office:value-type="float" office:value="262054000">
            <text:p>262054000</text:p>
          </table:table-cell>
          <table:table-cell office:value-type="float" office:value="694974">
            <text:p>694974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40.802">
            <text:p>40.802</text:p>
          </table:table-cell>
          <table:table-cell office:value-type="float" office:value="17.7701">
            <text:p>17.7701</text:p>
          </table:table-cell>
          <table:table-cell office:value-type="float" office:value="12.799">
            <text:p>12.799</text:p>
          </table:table-cell>
          <table:table-cell office:value-type="float" office:value="1.75287">
            <text:p>1.75287</text:p>
          </table:table-cell>
          <table:table-cell office:value-type="float" office:value="727481000">
            <text:p>727481000</text:p>
          </table:table-cell>
          <table:table-cell office:value-type="float" office:value="341193">
            <text:p>341193</text:p>
          </table:table-cell>
          <table:table-cell office:value-type="float" office:value="249815000">
            <text:p>249815000</text:p>
          </table:table-cell>
          <table:table-cell office:value-type="float" office:value="640405">
            <text:p>640405</text:p>
          </table:table-cell>
          <table:table-cell office:value-type="string">
            <text:p><text:s/></text:p>
          </table:table-cell>
          <table:table-cell table:number-columns-repeated="38"/>
        </table:table-row>
        <table:table-row table:style-name="ro2" table:number-rows-repeated="1048474">
          <table:table-cell table:number-columns-repeated="48"/>
        </table:table-row>
        <table:table-row table:style-name="ro2"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00/00/0000</text:date>, <text:time style:data-style-name="N2" text:time-value="0000-00-00T11:45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0T16:49:30</dc:date>
    <dc:creator>lightmind </dc:creator>
    <meta:generator>LibreOffice/4.0.2.2$Linux_x86 LibreOffice_project/400m0$Build-2</meta:generator>
    <meta:editing-duration>PT2H33M10S</meta:editing-duration>
    <meta:editing-cycles>7</meta:editing-cycles>
    <meta:document-statistic meta:table-count="1" meta:cell-count="159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91cm" svg:height="12.471cm" xlink:href=".." xlink:type="simple" chart:class="chart:line" chart:style-name="ch1">
        <chart:title svg:x="8.325cm" svg:y="0.384cm" chart:style-name="ch2">
          <text:p>Red Black Tree - Insertion</text:p>
        </chart:title>
        <chart:subtitle svg:x="8.286cm" svg:y="1.434cm" chart:style-name="ch3">
          <text:p>time divided by asymptotic value</text:p>
        </chart:subtitle>
        <chart:legend chart:legend-position="end" svg:x="19.192cm" svg:y="5.938cm" style:legend-expansion="high" chart:style-name="ch4"/>
        <chart:plot-area chart:style-name="ch5" table:cell-range-address="Sheet1.P2:Sheet1.P22 Sheet1.AK2:Sheet1.AK22" chart:data-source-has-labels="both" svg:x="0.895cm" svg:y="2.611cm" svg:width="17.408cm" svg:height="8.633cm">
          <chartooo:coordinate-region svg:x="3.084cm" svg:y="2.809cm" svg:width="14.485cm" svg:height="7.398cm"/>
          <chart:axis chart:dimension="x" chart:name="primary-x" chart:style-name="ch6" chartooo:axis-type="auto">
            <chartooo:date-scale/>
            <chart:title svg:x="8.272cm" svg:y="11.494cm" chart:style-name="ch7">
              <text:p>elements inserted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K3:Sheet1.AK22" chart:label-cell-address="Sheet1.AK2:Sheet1.AK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 n</text:p>
                <draw:g>
                  <svg:desc>Sheet1.AK2:Sheet1.AK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06484375">
                <text:p>0.0000000306484375</text:p>
                <draw:g>
                  <svg:desc>Sheet1.AK3:Sheet1.AK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6696875">
                <text:p>0.00000002669687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4586328125">
                <text:p>0.0000000245863281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957981770833333">
                <text:p>0.0000000095798177083333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84633984375">
                <text:p>0.00000000846339843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807703302556818">
                <text:p>0.0000000080770330255681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787864990234375">
                <text:p>0.0000000078786499023437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48318434495192">
                <text:p>0.0000000094831843449519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05246320452009">
                <text:p>0.000000010524632045200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03830769856771">
                <text:p>0.0000000103830769856771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1055908203125">
                <text:p>0.00000001105590820312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17891468721278">
                <text:p>0.000000011789146872127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46978674994575">
                <text:p>0.000000014697867499457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60128744024979">
                <text:p>0.000000016012874402497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68981456756592">
                <text:p>0.000000016898145675659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73297382536389">
                <text:p>0.0000000173297382536389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89782922918146">
                <text:p>0.000000018978292291814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200443060501762">
                <text:p>0.000000020044306050176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201766888300578">
                <text:p>0.000000020176688830057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218488216400147">
                <text:p>0.00000002184882164001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96cm" svg:height="12.151cm" xlink:href=".." xlink:type="simple" chart:class="chart:line" chart:style-name="ch1">
        <chart:title svg:x="8cm" svg:y="0.378cm" chart:style-name="ch2">
          <text:p>Van Emde Boas - Insertion</text:p>
        </chart:title>
        <chart:subtitle svg:x="7.45cm" svg:y="1.422cm" chart:style-name="ch3">
          <text:p>time divided by asymptotic running time</text:p>
        </chart:subtitle>
        <chart:legend chart:legend-position="end" svg:x="18.54cm" svg:y="5.778cm" style:legend-expansion="high" chart:style-name="ch4"/>
        <chart:plot-area chart:style-name="ch5" table:cell-range-address="Sheet1.P2:Sheet1.P22 Sheet1.AM2:Sheet1.AM22" chart:data-source-has-labels="both" svg:x="0.885cm" svg:y="2.587cm" svg:width="16.785cm" svg:height="8.343cm">
          <chartooo:coordinate-region svg:x="3.074cm" svg:y="2.785cm" svg:width="13.861cm" svg:height="7.108cm"/>
          <chart:axis chart:dimension="x" chart:name="primary-x" chart:style-name="ch6" chartooo:axis-type="auto">
            <chartooo:date-scale/>
            <chart:title svg:x="8.565cm" svg:y="11.174cm" chart:style-name="ch7">
              <text:p>elements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M3:Sheet1.AM22" chart:label-cell-address="Sheet1.AM2:Sheet1.AM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n lglg n</text:p>
                <draw:g>
                  <svg:desc>Sheet1.AM2:Sheet1.AM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232534804598638">
                <text:p>0.0000000232534804598638</text:p>
                <draw:g>
                  <svg:desc>Sheet1.AM3:Sheet1.AM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05492586800239">
                <text:p>0.000000020549258680023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328908854166667">
                <text:p>0.000000032890885416666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34889577373423">
                <text:p>0.000000013488957737342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08840569858048">
                <text:p>0.00000001088405698580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0157438769549">
                <text:p>0.00000001015743876954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05816080255007">
                <text:p>0.000000010581608025500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72156029868634">
                <text:p>0.0000000097215602986863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0408276543935">
                <text:p>0.00000001040827654393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970342433641952">
                <text:p>0.0000000097034243364195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31003341674805">
                <text:p>0.0000000131003341674805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26643799602793">
                <text:p>0.000000012664379960279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24390824476732">
                <text:p>0.000000012439082447673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121061321837798">
                <text:p>0.000000012106132183779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118560327463854">
                <text:p>0.000000011856032746385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118146323973613">
                <text:p>0.000000011814632397361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117026048172323">
                <text:p>0.000000011702604817232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12607186711094">
                <text:p>0.000000011260718671109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15362489995769">
                <text:p>0.0000000115362489995769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112715437334543">
                <text:p>0.00000001127154373345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1" chart:maximum="100000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97cm" svg:height="12.017cm" xlink:href=".." xlink:type="simple" chart:class="chart:line" chart:style-name="ch1">
        <chart:title svg:x="7.122cm" svg:y="0.375cm" chart:style-name="ch2">
          <text:p>Cache misses - Insertion</text:p>
        </chart:title>
        <chart:legend chart:legend-position="end" svg:x="16.524cm" svg:y="5.464cm" style:legend-expansion="high" chart:style-name="ch3"/>
        <chart:plot-area chart:style-name="ch4" table:cell-range-address="Sheet1.P2:Sheet1.P22 Sheet1.AD3:Sheet1.AD22 Sheet1.AF3:Sheet1.AF22" chart:data-source-has-labels="both" svg:x="0.841cm" svg:y="1.896cm" svg:width="14.902cm" svg:height="8.903cm">
          <chartooo:coordinate-region svg:x="2.558cm" svg:y="2.094cm" svg:width="13.045cm" svg:height="6.746cm"/>
          <chart:axis chart:dimension="x" chart:name="primary-x" chart:style-name="ch5" chartooo:axis-type="auto">
            <chartooo:date-scale/>
            <chart:title svg:x="6.965cm" svg:y="11.04cm" chart:style-name="ch6">
              <text:p>elements inserted</text:p>
            </chart:title>
            <chart:categories table:cell-range-address="Sheet1.P3:Sheet1.P2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AD3:Sheet1.AD22" chart:class="chart:line">
            <chart:data-point chart:repeated="20"/>
          </chart:series>
          <chart:series chart:style-name="ch10" chart:values-cell-range-address="Sheet1.AF3:Sheet1.AF2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Column AF</text:p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8">
                <text:p>0.8</text:p>
                <draw:g>
                  <svg:desc>Sheet1.AD3:Sheet1.AD22</svg:desc>
                </draw:g>
              </table:table-cell>
              <table:table-cell office:value-type="float" office:value="0.2">
                <text:p>0.2</text:p>
                <draw:g>
                  <svg:desc>Sheet1.AF3:Sheet1.AF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8.4">
                <text:p>8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0.6">
                <text:p>30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5.8">
                <text:p>15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41.4">
                <text:p>41.4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71.4">
                <text:p>71.4</text:p>
              </table:table-cell>
              <table:table-cell office:value-type="float" office:value="546.2">
                <text:p>546.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322.8">
                <text:p>322.8</text:p>
              </table:table-cell>
              <table:table-cell office:value-type="float" office:value="2907.4">
                <text:p>2907.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002.4">
                <text:p>1002.4</text:p>
              </table:table-cell>
              <table:table-cell office:value-type="float" office:value="4583">
                <text:p>458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4062.4">
                <text:p>4062.4</text:p>
              </table:table-cell>
              <table:table-cell office:value-type="float" office:value="9754">
                <text:p>9754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3673.2">
                <text:p>3673.2</text:p>
              </table:table-cell>
              <table:table-cell office:value-type="float" office:value="19145">
                <text:p>1914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8352.8">
                <text:p>8352.8</text:p>
              </table:table-cell>
              <table:table-cell office:value-type="float" office:value="28933.8">
                <text:p>28933.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15709.6">
                <text:p>15709.6</text:p>
              </table:table-cell>
              <table:table-cell office:value-type="float" office:value="58700.2">
                <text:p>58700.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45883">
                <text:p>45883</text:p>
              </table:table-cell>
              <table:table-cell office:value-type="float" office:value="128663.4">
                <text:p>128663.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67516.6">
                <text:p>67516.6</text:p>
              </table:table-cell>
              <table:table-cell office:value-type="float" office:value="224390.8">
                <text:p>224390.8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137586">
                <text:p>137586</text:p>
              </table:table-cell>
              <table:table-cell office:value-type="float" office:value="339968.8">
                <text:p>339968.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824562">
                <text:p>824562</text:p>
              </table:table-cell>
              <table:table-cell office:value-type="float" office:value="677312.4">
                <text:p>677312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96cm" svg:height="14.756cm" xlink:href=".." xlink:type="simple" chart:class="chart:line" chart:style-name="ch1">
        <chart:title svg:x="9.492cm" svg:y="0.43cm" chart:style-name="ch2">
          <text:p>Red Black - Insert</text:p>
        </chart:title>
        <chart:subtitle svg:x="7.057cm" svg:y="1.526cm" chart:style-name="ch3">
          <text:p>measured random time divided by asymptotic time</text:p>
        </chart:subtitle>
        <chart:legend chart:legend-position="end" svg:x="19.797cm" svg:y="7.081cm" style:legend-expansion="high" chart:style-name="ch4"/>
        <chart:plot-area chart:style-name="ch5" table:cell-range-address="Sheet1.P2:Sheet1.P22 Sheet1.AJ2:Sheet1.AJ22" chart:data-source-has-labels="both" svg:x="2.712cm" svg:y="4.433cm" svg:width="16.113cm" svg:height="7.64cm">
          <chartooo:coordinate-region svg:x="4.717cm" svg:y="4.63cm" svg:width="13.373cm" svg:height="6.406cm"/>
          <chart:axis chart:dimension="x" chart:name="primary-x" chart:style-name="ch6" chartooo:axis-type="auto">
            <chartooo:date-scale/>
            <chart:categories table:cell-range-address="Sheet1.P3:Sheet1.P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J3:Sheet1.AJ22" chart:label-cell-address="Sheet1.AJ2:Sheet1.AJ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 n</text:p>
                <draw:g>
                  <svg:desc>Sheet1.AJ2:Sheet1.AJ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16125">
                <text:p>0.0000000316125</text:p>
                <draw:g>
                  <svg:desc>Sheet1.AJ3:Sheet1.AJ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60941964285714">
                <text:p>0.000000026094196428571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687802734375">
                <text:p>0.000000026878027343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01151475694444">
                <text:p>0.000000010115147569444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838876953125">
                <text:p>0.000000008388769531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835981889204545">
                <text:p>0.0000000083598188920454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804449869791667">
                <text:p>0.0000000080444986979166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15768479567308">
                <text:p>0.0000000091576847956730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983810860770089">
                <text:p>0.0000000098381086077008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05476318359375">
                <text:p>0.000000010547631835937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12042045593262">
                <text:p>0.000000011204204559326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46704999138327">
                <text:p>0.000000014670499913832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82259962293837">
                <text:p>0.000000018225996229383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223392085025185">
                <text:p>0.000000022339208502518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272177314758301">
                <text:p>0.000000027217731475830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318301064627511">
                <text:p>0.000000031830106462751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382595495744185">
                <text:p>0.000000038259549574418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392740498418393">
                <text:p>0.0000000392740498418393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429648657639821">
                <text:p>0.0000000429648657639821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482217311859131">
                <text:p>0.00000004822173118591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899cm" svg:height="11.098cm" xlink:href=".." xlink:type="simple" chart:class="chart:line" chart:style-name="ch1">
        <chart:title svg:x="7.996cm" svg:y="0.356cm" chart:style-name="ch2">
          <text:p>Van Emd Boas - Insert</text:p>
        </chart:title>
        <chart:subtitle svg:x="6.058cm" svg:y="1.378cm" chart:style-name="ch3">
          <text:p>measured time random divided by asymptotic time</text:p>
        </chart:subtitle>
        <chart:legend chart:legend-position="end" svg:x="17.642cm" svg:y="5.252cm" style:legend-expansion="high" chart:style-name="ch4"/>
        <chart:plot-area chart:style-name="ch5" table:cell-range-address="Sheet1.P2:Sheet1.P22 Sheet1.AL2:Sheet1.AL22" chart:data-source-has-labels="both" svg:x="0.867cm" svg:y="2.499cm" svg:width="15.942cm" svg:height="7.4cm">
          <chartooo:coordinate-region svg:x="2.872cm" svg:y="2.697cm" svg:width="13.203cm" svg:height="6.165cm"/>
          <chart:axis chart:dimension="x" chart:name="primary-x" chart:style-name="ch6" chartooo:axis-type="auto">
            <chartooo:date-scale/>
            <chart:title svg:x="8.126cm" svg:y="10.121cm" chart:style-name="ch7">
              <text:p>elements</text:p>
            </chart:title>
            <chart:categories table:cell-range-address="Sheet1.P3:Sheet1.P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AL3:Sheet1.AL22" chart:label-cell-address="Sheet1.AL2:Sheet1.AL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lgn</text:p>
                <draw:g>
                  <svg:desc>Sheet1.AL2:Sheet1.AL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02095774999499">
                <text:p>0.0000000302095774999499</text:p>
                <draw:g>
                  <svg:desc>Sheet1.AL3:Sheet1.AL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92518455200568">
                <text:p>0.000000029251845520056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452888020833333">
                <text:p>0.00000004528880208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65278949742223">
                <text:p>0.000000016527894974222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51479234536852">
                <text:p>0.000000015147923453685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4206604656955">
                <text:p>0.00000001420660465695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12083541448491">
                <text:p>0.00000001208354144849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122079228573087">
                <text:p>0.000000012207922857308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15025217406919">
                <text:p>0.00000001502521740691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42213396822966">
                <text:p>0.000000014221339682296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289022750854492">
                <text:p>0.000000028902275085449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362159778259329">
                <text:p>0.0000000362159778259329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480119846406883">
                <text:p>0.0000000480119846406883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574587804242134">
                <text:p>0.0000000574587804242134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590978990185731">
                <text:p>0.000000059097899018573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665659340065337">
                <text:p>0.000000066565934006533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761283078622556">
                <text:p>0.000000076128307862255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762406687825759">
                <text:p>0.0000000762406687825759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772392553981955">
                <text:p>0.0000000772392553981955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839359245245962">
                <text:p>0.00000008393592452459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96cm" svg:height="14.756cm" xlink:href=".." xlink:type="simple" chart:class="chart:line" chart:style-name="ch1">
        <chart:title svg:x="9.492cm" svg:y="0.43cm" chart:style-name="ch2">
          <text:p>Red Black - Insert</text:p>
        </chart:title>
        <chart:subtitle svg:x="7.057cm" svg:y="1.526cm" chart:style-name="ch3">
          <text:p>measured random time divided by asymptotic time</text:p>
        </chart:subtitle>
        <chart:legend chart:legend-position="end" svg:x="19.797cm" svg:y="7.081cm" style:legend-expansion="high" chart:style-name="ch4"/>
        <chart:plot-area chart:style-name="ch5" table:cell-range-address="Sheet1.P3:Sheet1.P22 Sheet1.AJ2:Sheet1.AJ22" chart:data-source-has-labels="both" svg:x="2.711cm" svg:y="4.433cm" svg:width="16.113cm" svg:height="7.639cm">
          <chartooo:coordinate-region svg:x="4.716cm" svg:y="4.63cm" svg:width="13.373cm" svg:height="6.405cm"/>
          <chart:axis chart:dimension="x" chart:name="primary-x" chart:style-name="ch6" chartooo:axis-type="auto">
            <chartooo:date-scale/>
            <chart:categories table:cell-range-address="Sheet1.P3:Sheet1.P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J3:Sheet1.AJ22" chart:label-cell-address="Sheet1.AJ2:Sheet1.AJ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/ n lg n</text:p>
                <draw:g>
                  <svg:desc>Sheet1.AJ2:Sheet1.AJ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P3:Sheet1.P22</svg:desc>
                </draw:g>
              </table:table-cell>
              <table:table-cell office:value-type="float" office:value="0.0000000316125">
                <text:p>0.0000000316125</text:p>
                <draw:g>
                  <svg:desc>Sheet1.AJ3:Sheet1.AJ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260941964285714">
                <text:p>0.000000026094196428571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2687802734375">
                <text:p>0.000000026878027343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01151475694444">
                <text:p>0.000000010115147569444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838876953125">
                <text:p>0.000000008388769531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835981889204545">
                <text:p>0.0000000083598188920454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804449869791667">
                <text:p>0.0000000080444986979166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915768479567308">
                <text:p>0.0000000091576847956730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983810860770089">
                <text:p>0.0000000098381086077008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105476318359375">
                <text:p>0.000000010547631835937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112042045593262">
                <text:p>0.000000011204204559326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146704999138327">
                <text:p>0.0000000146704999138327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182259962293837">
                <text:p>0.000000018225996229383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223392085025185">
                <text:p>0.000000022339208502518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272177314758301">
                <text:p>0.000000027217731475830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318301064627511">
                <text:p>0.000000031830106462751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382595495744185">
                <text:p>0.000000038259549574418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392740498418393">
                <text:p>0.0000000392740498418393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429648657639821">
                <text:p>0.0000000429648657639821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482217311859131">
                <text:p>0.00000004822173118591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